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loext:graphic-properties draw:fill="solid" draw:fill-color="#000000" draw:opacity="100%"/>
      <style:paragraph-properties fo:background-color="#000000"/>
      <style:text-properties style:font-name="Cascadia Code" fo:font-size="12pt" officeooo:rsid="000b9291" officeooo:paragraph-rsid="00181b50" style:font-size-asian="12pt" style:font-size-complex="12pt"/>
    </style:style>
    <style:style style:name="P2" style:family="paragraph" style:parent-style-name="Preformatted_20_Text">
      <loext:graphic-properties draw:fill="solid" draw:fill-color="#000000" draw:opacity="100%"/>
      <style:paragraph-properties fo:background-color="#000000"/>
      <style:text-properties style:font-name="Cascadia Code" fo:font-size="12pt" style:font-size-asian="12pt" style:font-size-complex="12pt"/>
    </style:style>
    <style:style style:name="P3" style:family="paragraph" style:parent-style-name="Preformatted_20_Text">
      <loext:graphic-properties draw:fill="solid" draw:fill-color="#000000" draw:opacity="100%"/>
      <style:paragraph-properties fo:margin-top="0cm" fo:margin-bottom="0.499cm" style:contextual-spacing="false" fo:background-color="#000000"/>
      <style:text-properties style:font-name="Cascadia Code" fo:font-size="12pt" style:font-size-asian="12pt" style:font-size-complex="12pt"/>
    </style:style>
    <style:style style:name="P4" style:family="paragraph" style:parent-style-name="Standard">
      <style:text-properties officeooo:rsid="0008a988" officeooo:paragraph-rsid="0008a988"/>
    </style:style>
    <style:style style:name="P5" style:family="paragraph" style:parent-style-name="Standard">
      <style:text-properties officeooo:rsid="0008a988" officeooo:paragraph-rsid="000c1ceb"/>
    </style:style>
    <style:style style:name="P6" style:family="paragraph" style:parent-style-name="Standard">
      <style:paragraph-properties fo:break-before="page"/>
      <style:text-properties officeooo:rsid="0008a988" officeooo:paragraph-rsid="000deef3"/>
    </style:style>
    <style:style style:name="P7" style:family="paragraph" style:parent-style-name="Standard">
      <style:text-properties officeooo:rsid="0008a988" officeooo:paragraph-rsid="000deef3"/>
    </style:style>
    <style:style style:name="P8" style:family="paragraph" style:parent-style-name="Standard">
      <style:paragraph-properties fo:break-before="page"/>
      <style:text-properties officeooo:rsid="0008a988" officeooo:paragraph-rsid="00115295"/>
    </style:style>
    <style:style style:name="P9" style:family="paragraph" style:parent-style-name="Standard">
      <style:text-properties officeooo:rsid="0008a988" officeooo:paragraph-rsid="00115295"/>
    </style:style>
    <style:style style:name="P10" style:family="paragraph" style:parent-style-name="Standard">
      <style:text-properties officeooo:rsid="0008a988" officeooo:paragraph-rsid="0012fb08"/>
    </style:style>
    <style:style style:name="P11" style:family="paragraph" style:parent-style-name="Standard">
      <style:paragraph-properties fo:break-before="page"/>
      <style:text-properties officeooo:rsid="0008a988" officeooo:paragraph-rsid="001500bf"/>
    </style:style>
    <style:style style:name="P12" style:family="paragraph" style:parent-style-name="Standard">
      <style:text-properties officeooo:rsid="0008a988" officeooo:paragraph-rsid="001500bf"/>
    </style:style>
    <style:style style:name="P13" style:family="paragraph" style:parent-style-name="Standard">
      <style:paragraph-properties fo:break-before="page"/>
      <style:text-properties officeooo:rsid="0008a988" officeooo:paragraph-rsid="00181b50"/>
    </style:style>
    <style:style style:name="P14" style:family="paragraph" style:parent-style-name="Standard">
      <style:text-properties officeooo:rsid="0008a988" officeooo:paragraph-rsid="00181b50"/>
    </style:style>
    <style:style style:name="P15" style:family="paragraph" style:parent-style-name="Standard">
      <style:paragraph-properties fo:break-before="page"/>
      <style:text-properties officeooo:rsid="0008a988" officeooo:paragraph-rsid="0018600d"/>
    </style:style>
    <style:style style:name="P16" style:family="paragraph" style:parent-style-name="Standard">
      <style:text-properties officeooo:rsid="0008a988" officeooo:paragraph-rsid="0018600d"/>
    </style:style>
    <style:style style:name="P17" style:family="paragraph" style:parent-style-name="Standard">
      <style:paragraph-properties fo:break-before="page"/>
      <style:text-properties officeooo:rsid="0008a988" officeooo:paragraph-rsid="001aa711"/>
    </style:style>
    <style:style style:name="P18" style:family="paragraph" style:parent-style-name="Standard">
      <style:text-properties officeooo:rsid="0008a988" officeooo:paragraph-rsid="001aa711"/>
    </style:style>
    <style:style style:name="P19" style:family="paragraph" style:parent-style-name="Standard">
      <style:paragraph-properties fo:break-before="page"/>
      <style:text-properties officeooo:rsid="0008a988" officeooo:paragraph-rsid="001b8cac"/>
    </style:style>
    <style:style style:name="P20" style:family="paragraph" style:parent-style-name="Standard">
      <style:text-properties officeooo:rsid="0008a988" officeooo:paragraph-rsid="001b8cac"/>
    </style:style>
    <style:style style:name="P21" style:family="paragraph" style:parent-style-name="Standard">
      <style:text-properties officeooo:rsid="000b9291" officeooo:paragraph-rsid="000b9291"/>
    </style:style>
    <style:style style:name="P22" style:family="paragraph" style:parent-style-name="Standard">
      <style:text-properties officeooo:rsid="000b9291" officeooo:paragraph-rsid="000c1ceb"/>
    </style:style>
    <style:style style:name="P23" style:family="paragraph" style:parent-style-name="Standard">
      <style:text-properties officeooo:rsid="000b9291" officeooo:paragraph-rsid="000deef3"/>
    </style:style>
    <style:style style:name="P24" style:family="paragraph" style:parent-style-name="Standard">
      <style:text-properties officeooo:rsid="000b9291" officeooo:paragraph-rsid="00115295"/>
    </style:style>
    <style:style style:name="P25" style:family="paragraph" style:parent-style-name="Standard">
      <style:text-properties officeooo:rsid="000b9291" officeooo:paragraph-rsid="001500bf"/>
    </style:style>
    <style:style style:name="P26" style:family="paragraph" style:parent-style-name="Standard">
      <style:text-properties officeooo:rsid="000b9291" officeooo:paragraph-rsid="00181b50"/>
    </style:style>
    <style:style style:name="P27" style:family="paragraph" style:parent-style-name="Standard">
      <style:text-properties officeooo:rsid="000b9291" officeooo:paragraph-rsid="0018600d"/>
    </style:style>
    <style:style style:name="P28" style:family="paragraph" style:parent-style-name="Standard">
      <style:text-properties officeooo:rsid="000b9291" officeooo:paragraph-rsid="001aa711"/>
    </style:style>
    <style:style style:name="P29" style:family="paragraph" style:parent-style-name="Standard">
      <style:text-properties officeooo:rsid="000b9291" officeooo:paragraph-rsid="001b8cac"/>
    </style:style>
    <style:style style:name="P30" style:family="paragraph" style:parent-style-name="Standard">
      <style:text-properties officeooo:rsid="000b9291"/>
    </style:style>
    <style:style style:name="P31" style:family="paragraph" style:parent-style-name="Standard">
      <style:text-properties officeooo:rsid="000b9291" officeooo:paragraph-rsid="003c0980"/>
    </style:style>
    <style:style style:name="P32" style:family="paragraph" style:parent-style-name="Standard">
      <style:text-properties fo:color="#000000" loext:opacity="100%" style:font-name="Cascadia Mono" fo:font-size="9.5pt" style:font-size-asian="9.5pt" fo:background-color="#ffffff"/>
    </style:style>
    <style:style style:name="P33" style:family="paragraph" style:parent-style-name="Standard">
      <loext:graphic-properties draw:fill="solid" draw:fill-color="#000000" draw:opacity="100%"/>
      <style:paragraph-properties fo:background-color="#000000"/>
      <style:text-properties style:font-name="Cascadia Code" officeooo:rsid="000b9291" officeooo:paragraph-rsid="000b9291"/>
    </style:style>
    <style:style style:name="P34" style:family="paragraph" style:parent-style-name="Standard">
      <loext:graphic-properties draw:fill="solid" draw:fill-color="#000000" draw:opacity="100%"/>
      <style:paragraph-properties fo:background-color="#000000"/>
      <style:text-properties style:font-name="Cascadia Code" officeooo:rsid="000b9291" officeooo:paragraph-rsid="000c1ceb"/>
    </style:style>
    <style:style style:name="P35" style:family="paragraph" style:parent-style-name="Standard">
      <loext:graphic-properties draw:fill="solid" draw:fill-color="#000000" draw:opacity="100%"/>
      <style:paragraph-properties fo:background-color="#000000"/>
      <style:text-properties style:font-name="Cascadia Code" officeooo:rsid="000b9291" officeooo:paragraph-rsid="000deef3"/>
    </style:style>
    <style:style style:name="P36" style:family="paragraph" style:parent-style-name="Standard">
      <loext:graphic-properties draw:fill="solid" draw:fill-color="#000000" draw:opacity="100%"/>
      <style:paragraph-properties fo:background-color="#000000"/>
      <style:text-properties style:font-name="Cascadia Code" officeooo:rsid="000b9291" officeooo:paragraph-rsid="00115295"/>
    </style:style>
    <style:style style:name="P37" style:family="paragraph" style:parent-style-name="Standard">
      <loext:graphic-properties draw:fill="solid" draw:fill-color="#000000" draw:opacity="100%"/>
      <style:paragraph-properties fo:background-color="#000000"/>
      <style:text-properties style:font-name="Cascadia Code" officeooo:rsid="000b9291" officeooo:paragraph-rsid="001500bf"/>
    </style:style>
    <style:style style:name="P38" style:family="paragraph" style:parent-style-name="Standard">
      <loext:graphic-properties draw:fill="solid" draw:fill-color="#000000" draw:opacity="100%"/>
      <style:paragraph-properties fo:background-color="#000000"/>
      <style:text-properties style:font-name="Cascadia Code" officeooo:rsid="000b9291" officeooo:paragraph-rsid="0018600d"/>
    </style:style>
    <style:style style:name="P39" style:family="paragraph" style:parent-style-name="Standard">
      <loext:graphic-properties draw:fill="solid" draw:fill-color="#000000" draw:opacity="100%"/>
      <style:paragraph-properties fo:background-color="#000000"/>
      <style:text-properties style:font-name="Cascadia Code" officeooo:rsid="000b9291" officeooo:paragraph-rsid="001aa711"/>
    </style:style>
    <style:style style:name="P40" style:family="paragraph" style:parent-style-name="Standard">
      <loext:graphic-properties draw:fill="solid" draw:fill-color="#000000" draw:opacity="100%"/>
      <style:paragraph-properties fo:background-color="#000000"/>
      <style:text-properties style:font-name="Cascadia Code" officeooo:rsid="000b9291" officeooo:paragraph-rsid="001b8cac"/>
    </style:style>
    <style:style style:name="P41" style:family="paragraph" style:parent-style-name="Standard">
      <loext:graphic-properties draw:fill="solid" draw:fill-color="#000000" draw:opacity="100%"/>
      <style:paragraph-properties fo:background-color="#000000"/>
      <style:text-properties style:font-name="Cascadia Code" officeooo:rsid="000b9291" officeooo:paragraph-rsid="003c0980"/>
    </style:style>
    <style:style style:name="P42" style:family="paragraph" style:parent-style-name="Standard">
      <loext:graphic-properties draw:fill="solid" draw:fill-color="#000000" draw:opacity="100%"/>
      <style:paragraph-properties fo:background-color="#000000"/>
      <style:text-properties style:font-name="Cascadia Code" officeooo:rsid="001f8570" officeooo:paragraph-rsid="001f8570"/>
    </style:style>
    <style:style style:name="P43" style:family="paragraph" style:parent-style-name="Standard">
      <loext:graphic-properties draw:fill="solid" draw:fill-color="#000000" draw:opacity="100%"/>
      <style:paragraph-properties fo:background-color="#000000"/>
      <style:text-properties style:font-name="Cascadia Code" officeooo:rsid="0024a82f" officeooo:paragraph-rsid="0024a82f"/>
    </style:style>
    <style:style style:name="P44" style:family="paragraph" style:parent-style-name="Standard">
      <loext:graphic-properties draw:fill="solid" draw:fill-color="#000000" draw:opacity="100%"/>
      <style:paragraph-properties fo:background-color="#000000"/>
      <style:text-properties style:font-name="Cascadia Code" fo:font-size="11pt" officeooo:rsid="000b9291" officeooo:paragraph-rsid="000deef3" style:font-size-asian="11pt" style:font-size-complex="11pt"/>
    </style:style>
    <style:style style:name="P45" style:family="paragraph" style:parent-style-name="Standard">
      <loext:graphic-properties draw:fill="solid" draw:fill-color="#000000" draw:opacity="100%"/>
      <style:paragraph-properties fo:background-color="#000000"/>
      <style:text-properties style:font-name="Cascadia Code" fo:font-size="11pt" officeooo:rsid="00269c2e" officeooo:paragraph-rsid="00269c2e" style:font-size-asian="11pt" style:font-size-complex="11pt"/>
    </style:style>
    <style:style style:name="P46" style:family="paragraph" style:parent-style-name="Standard">
      <loext:graphic-properties draw:fill="solid" draw:fill-color="#000000" draw:opacity="100%"/>
      <style:paragraph-properties fo:background-color="#000000"/>
      <style:text-properties style:font-name="Cascadia Code" officeooo:rsid="002be945" officeooo:paragraph-rsid="002be945"/>
    </style:style>
    <style:style style:name="P47" style:family="paragraph" style:parent-style-name="Standard">
      <loext:graphic-properties draw:fill="solid" draw:fill-color="#000000" draw:opacity="100%"/>
      <style:paragraph-properties fo:background-color="#000000"/>
      <style:text-properties style:font-name="Cascadia Code" officeooo:rsid="0032a9bc" officeooo:paragraph-rsid="0032a9bc"/>
    </style:style>
    <style:style style:name="P48" style:family="paragraph" style:parent-style-name="Standard">
      <loext:graphic-properties draw:fill="solid" draw:fill-color="#000000" draw:opacity="100%"/>
      <style:paragraph-properties fo:background-color="#000000"/>
      <style:text-properties style:font-name="Cascadia Code" fo:font-size="12pt" officeooo:rsid="0036701c" officeooo:paragraph-rsid="0036701c" style:font-size-asian="12pt" style:font-size-complex="12pt"/>
    </style:style>
    <style:style style:name="P49" style:family="paragraph" style:parent-style-name="Standard">
      <loext:graphic-properties draw:fill="solid" draw:fill-color="#000000" draw:opacity="100%"/>
      <style:paragraph-properties fo:background-color="#000000"/>
      <style:text-properties style:font-name="Cascadia Code" officeooo:rsid="0037776e" officeooo:paragraph-rsid="0037776e"/>
    </style:style>
    <style:style style:name="P50" style:family="paragraph" style:parent-style-name="Standard">
      <loext:graphic-properties draw:fill="solid" draw:fill-color="#000000" draw:opacity="100%"/>
      <style:paragraph-properties fo:background-color="#000000"/>
      <style:text-properties style:font-name="Cascadia Code" officeooo:rsid="003b1f5b" officeooo:paragraph-rsid="003b1f5b"/>
    </style:style>
    <style:style style:name="P51" style:family="paragraph" style:parent-style-name="Standard">
      <loext:graphic-properties draw:fill="solid" draw:fill-color="#000000" draw:opacity="100%"/>
      <style:paragraph-properties fo:background-color="#000000"/>
      <style:text-properties style:font-name="Cascadia Code" officeooo:rsid="003cf1d0" officeooo:paragraph-rsid="003cf1d0"/>
    </style:style>
    <style:style style:name="P52" style:family="paragraph" style:parent-style-name="Standard">
      <loext:graphic-properties draw:fill="solid" draw:fill-color="#000000" draw:opacity="100%"/>
      <style:paragraph-properties fo:background-color="#000000"/>
      <style:text-properties style:font-name="Cascadia Code" officeooo:rsid="003cf599" officeooo:paragraph-rsid="003cf599"/>
    </style:style>
    <style:style style:name="P53" style:family="paragraph" style:parent-style-name="Standard">
      <loext:graphic-properties draw:fill="solid" draw:fill-color="#000000" draw:opacity="100%"/>
      <style:paragraph-properties fo:background-color="#000000"/>
      <style:text-properties style:font-name="Cascadia Code" officeooo:rsid="003d196a" officeooo:paragraph-rsid="003d196a"/>
    </style:style>
    <style:style style:name="P54" style:family="paragraph" style:parent-style-name="Standard">
      <loext:graphic-properties draw:fill="solid" draw:fill-color="#000000" draw:opacity="100%"/>
      <style:paragraph-properties fo:background-color="#000000"/>
      <style:text-properties style:font-name="Cascadia Code" officeooo:rsid="003d7901" officeooo:paragraph-rsid="003d7901"/>
    </style:style>
    <style:style style:name="P55" style:family="paragraph" style:parent-style-name="Standard">
      <style:text-properties officeooo:rsid="0008a988" officeooo:paragraph-rsid="0008a988" fo:background-color="#ffff00"/>
    </style:style>
    <style:style style:name="P56" style:family="paragraph" style:parent-style-name="Standard">
      <style:paragraph-properties fo:break-before="page"/>
      <style:text-properties officeooo:rsid="0008a988" officeooo:paragraph-rsid="000c1ceb" fo:background-color="#ffff00"/>
    </style:style>
    <style:style style:name="P57" style:family="paragraph" style:parent-style-name="Standard">
      <style:paragraph-properties fo:break-before="page"/>
      <style:text-properties officeooo:rsid="0008a988" officeooo:paragraph-rsid="000deef3" fo:background-color="#ffff00"/>
    </style:style>
    <style:style style:name="P58" style:family="paragraph" style:parent-style-name="Standard">
      <loext:graphic-properties draw:fill="solid" draw:fill-color="#000000" draw:opacity="100%"/>
      <style:paragraph-properties fo:background-color="#000000"/>
      <style:text-properties fo:font-size="11pt" officeooo:rsid="000b9291" officeooo:paragraph-rsid="000deef3" style:font-size-asian="11pt" style:font-size-complex="11pt"/>
    </style:style>
    <style:style style:name="P59" style:family="paragraph" style:parent-style-name="Standard">
      <loext:graphic-properties draw:fill="solid" draw:fill-color="#000000" draw:opacity="100%"/>
      <style:paragraph-properties fo:background-color="#000000"/>
      <style:text-properties officeooo:rsid="002f2e48" officeooo:paragraph-rsid="002f2e48"/>
    </style:style>
    <style:style style:name="P60" style:family="paragraph" style:parent-style-name="Standard">
      <style:text-properties officeooo:paragraph-rsid="004490fd"/>
    </style:style>
    <style:style style:name="P61" style:family="paragraph" style:parent-style-name="Standard">
      <style:text-properties officeooo:paragraph-rsid="00484497"/>
    </style:style>
    <style:style style:name="P62" style:family="paragraph" style:parent-style-name="Text_20_body">
      <style:text-properties officeooo:rsid="000b9291" officeooo:paragraph-rsid="000b9291"/>
    </style:style>
    <style:style style:name="P63" style:family="paragraph" style:parent-style-name="Text_20_body">
      <style:text-properties officeooo:rsid="000b9291" officeooo:paragraph-rsid="000c1ceb"/>
    </style:style>
    <style:style style:name="P64" style:family="paragraph" style:parent-style-name="Text_20_body">
      <style:text-properties officeooo:rsid="000b9291" officeooo:paragraph-rsid="000deef3"/>
    </style:style>
    <style:style style:name="P65" style:family="paragraph" style:parent-style-name="Text_20_body">
      <style:text-properties officeooo:rsid="000b9291" officeooo:paragraph-rsid="00115295"/>
    </style:style>
    <style:style style:name="P66" style:family="paragraph" style:parent-style-name="Text_20_body">
      <style:text-properties officeooo:rsid="000b9291" officeooo:paragraph-rsid="001500bf"/>
    </style:style>
    <style:style style:name="P67" style:family="paragraph" style:parent-style-name="Text_20_body">
      <style:text-properties officeooo:rsid="000b9291" officeooo:paragraph-rsid="00181b50"/>
    </style:style>
    <style:style style:name="P68" style:family="paragraph" style:parent-style-name="Text_20_body">
      <style:text-properties officeooo:rsid="000b9291" officeooo:paragraph-rsid="0018600d"/>
    </style:style>
    <style:style style:name="P69" style:family="paragraph" style:parent-style-name="Text_20_body">
      <style:text-properties officeooo:rsid="000b9291" officeooo:paragraph-rsid="001aa711"/>
    </style:style>
    <style:style style:name="P70" style:family="paragraph" style:parent-style-name="Text_20_body">
      <style:text-properties officeooo:rsid="000b9291" officeooo:paragraph-rsid="001b8cac"/>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3">
      <style:paragraph-properties fo:margin-top="0cm" fo:margin-bottom="0cm" style:contextual-spacing="false"/>
    </style:style>
    <style:style style:name="P75" style:family="paragraph" style:parent-style-name="Text_20_body" style:list-style-name="L4"/>
    <style:style style:name="P76" style:family="paragraph" style:parent-style-name="Text_20_body" style:list-style-name="L4">
      <style:paragraph-properties fo:margin-top="0cm" fo:margin-bottom="0cm" style:contextual-spacing="false"/>
    </style:style>
    <style:style style:name="P77" style:family="paragraph" style:parent-style-name="Text_20_body" style:list-style-name="L5"/>
    <style:style style:name="P78" style:family="paragraph" style:parent-style-name="Text_20_body" style:list-style-name="L5">
      <style:paragraph-properties fo:margin-top="0cm" fo:margin-bottom="0cm" style:contextual-spacing="false"/>
    </style:style>
    <style:style style:name="P79" style:family="paragraph" style:parent-style-name="Text_20_body" style:list-style-name="L6"/>
    <style:style style:name="P80" style:family="paragraph" style:parent-style-name="Text_20_body" style:list-style-name="L6">
      <style:paragraph-properties fo:margin-top="0cm" fo:margin-bottom="0cm" style:contextual-spacing="false"/>
    </style:style>
    <style:style style:name="P81" style:family="paragraph" style:parent-style-name="Text_20_body" style:list-style-name="L8"/>
    <style:style style:name="P82" style:family="paragraph" style:parent-style-name="Text_20_body" style:list-style-name="L8">
      <style:paragraph-properties fo:margin-top="0cm" fo:margin-bottom="0cm" style:contextual-spacing="false"/>
    </style:style>
    <style:style style:name="T1" style:family="text">
      <style:text-properties officeooo:rsid="000c1ceb"/>
    </style:style>
    <style:style style:name="T2" style:family="text">
      <style:text-properties officeooo:rsid="000deef3"/>
    </style:style>
    <style:style style:name="T3" style:family="text">
      <style:text-properties officeooo:rsid="000fa96c"/>
    </style:style>
    <style:style style:name="T4" style:family="text">
      <style:text-properties officeooo:rsid="00115295"/>
    </style:style>
    <style:style style:name="T5" style:family="text">
      <style:text-properties officeooo:rsid="0012fb08"/>
    </style:style>
    <style:style style:name="T6" style:family="text">
      <style:text-properties officeooo:rsid="001500bf"/>
    </style:style>
    <style:style style:name="T7" style:family="text">
      <style:text-properties officeooo:rsid="00181b50"/>
    </style:style>
    <style:style style:name="T8" style:family="text">
      <style:text-properties officeooo:rsid="0018600d"/>
    </style:style>
    <style:style style:name="T9" style:family="text">
      <style:text-properties officeooo:rsid="00197003"/>
    </style:style>
    <style:style style:name="T10" style:family="text">
      <style:text-properties officeooo:rsid="001b8cac"/>
    </style:style>
    <style:style style:name="T11" style:family="text">
      <style:text-properties officeooo:rsid="001ed6ba"/>
    </style:style>
    <style:style style:name="T12" style:family="text">
      <style:text-properties fo:color="#808080" loext:opacity="100%" style:font-name="Cascadia Mono" fo:font-size="9.5pt" style:font-size-asian="9.5pt" fo:background-color="#ffffff"/>
    </style:style>
    <style:style style:name="T13" style:family="text">
      <style:text-properties fo:color="#000000" loext:opacity="100%" style:font-name="Cascadia Mono" fo:font-size="9.5pt" style:font-size-asian="9.5pt" fo:background-color="#ffffff"/>
    </style:style>
    <style:style style:name="T14" style:family="text">
      <style:text-properties fo:color="#000000" loext:opacity="100%" style:font-name="Cascadia Mono" fo:font-size="9.5pt" officeooo:rsid="00405a5a" style:font-size-asian="9.5pt" fo:background-color="#ffffff"/>
    </style:style>
    <style:style style:name="T15" style:family="text">
      <style:text-properties fo:color="#a31515" loext:opacity="100%" style:font-name="Cascadia Mono" fo:font-size="9.5pt" style:font-size-asian="9.5pt" fo:background-color="#ffffff"/>
    </style:style>
    <style:style style:name="T16" style:family="text">
      <style:text-properties fo:color="#0000ff" loext:opacity="100%" style:font-name="Cascadia Mono" fo:font-size="9.5pt" style:font-size-asian="9.5pt" fo:background-color="#ffffff"/>
    </style:style>
    <style:style style:name="T17" style:family="text">
      <style:text-properties fo:color="#008000" loext:opacity="100%" style:font-name="Cascadia Mono" fo:font-size="9.5pt" style:font-size-asian="9.5pt" fo:background-color="#ffffff"/>
    </style:style>
    <style:style style:name="T18" style:family="text">
      <style:text-properties fo:color="#2b91af" loext:opacity="100%" style:font-name="Cascadia Mono" fo:font-size="9.5pt" style:font-size-asian="9.5pt" fo:background-color="#ffffff"/>
    </style:style>
    <style:style style:name="T19" style:family="text">
      <style:text-properties fo:color="#6f008a" loext:opacity="100%" style:font-name="Cascadia Mono" fo:font-size="9.5pt" style:font-size-asian="9.5pt" fo:background-color="#ffffff"/>
    </style:style>
    <style:style style:name="T20" style:family="text">
      <style:text-properties style:font-name="Cascadia Code"/>
    </style:style>
    <style:style style:name="T21" style:family="text">
      <style:text-properties officeooo:rsid="0061312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Experiment – 1</text:p>
      <text:p text:style-name="P4"/>
      <text:p text:style-name="P4">Aim:- Write a program to implement CPU scheduling for first come first serve.</text:p>
      <text:p text:style-name="P4"/>
      <text:p text:style-name="P21">Theory:-</text:p>
      <text:p text:style-name="P21"/>
      <text:p text:style-name="P62">First-Come, First-Serve (FCFS) is one of the simplest CPU scheduling algorithms. It follows a non-preemptive approach, where the CPU processes requests in the exact order they arrive in the ready queue, without preempting any ongoing tasks. This algorithm can be likened to a FIFO (First In, First Out) queue, where the process that arrives first is executed first, followed by subsequent processes.</text:p>
      <text:p text:style-name="Text_20_body">In FCFS, once a process is assigned to the CPU, it will continue to execute until it completes. This simplicity makes FCFS easy to implement, but it can lead to inefficiencies, especially with processes of varying lengths. A notable drawback of FCFS is the "convoy effect," where shorter processes must wait behind a longer process, increasing the average waiting time. This effect becomes especially pronounced when a long process is followed by several short ones, resulting in high waiting and turnaround times.</text:p>
      <text:p text:style-name="Text_20_body">While FCFS is fair in terms of execution order, it is not optimal for time-sensitive applications due to potentially high waiting times, particularly in scenarios with varied burst times. FCFS does not consider priority or other criteria, and all processes are treated equally based on arrival ord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ode:-</text:p>
      <text:p text:style-name="P21"/>
      <text:p text:style-name="Standard" loext:marker-style-name="T13"><text:span text:style-name="T12">#include</text:span><text:span text:style-name="T13"> </text:span><text:span text:style-name="T15">&lt;stdio.h&gt;</text:span></text:p>
      <text:p text:style-name="Standard" loext:marker-style-name="T13"><text:span text:style-name="T16">void</text:span><text:span text:style-name="T13"> w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span text:style-name="T16">int</text:span><text:span text:style-name="T13"> </text:span><text:span text:style-name="T12">w</text:span><text:span text:style-name="T13">[]) {</text:span></text:p>
      <text:p text:style-name="Standard" loext:marker-style-name="T13"><text:span text:style-name="T13"><text:s text:c="4"/></text:span><text:span text:style-name="T12">w</text:span><text:span text:style-name="T13">[0] = 0;</text:span></text:p>
      <text:p text:style-name="Standard" loext:marker-style-name="T13"><text:span text:style-name="T13"><text:s text:c="4"/></text:span><text:span text:style-name="T16">for</text:span><text:span text:style-name="T13"> (</text:span><text:span text:style-name="T16">int</text:span><text:span text:style-name="T13"> i = 1; i &lt; </text:span><text:span text:style-name="T12">n</text:span><text:span text:style-name="T13">; i++) </text:span><text:span text:style-name="T12">w</text:span><text:span text:style-name="T13">[i] = </text:span><text:span text:style-name="T12">b</text:span><text:span text:style-name="T13">[i - 1] + </text:span><text:span text:style-name="T12">w</text:span><text:span text:style-name="T13">[i - 1];</text:span></text:p>
      <text:p text:style-name="Standard" loext:marker-style-name="T13"><text:span text:style-name="T13">}</text:span><text:span text:style-name="T13"/></text:p>
      <text:p text:style-name="Standard" loext:marker-style-name="T13"><text:span text:style-name="T16">void</text:span><text:span text:style-name="T13"> t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span text:style-name="T16">int</text:span><text:span text:style-name="T13"> </text:span><text:span text:style-name="T12">w</text:span><text:span text:style-name="T13">[], </text:span><text:span text:style-name="T16">int</text:span><text:span text:style-name="T13"> </text:span><text:span text:style-name="T12">t</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span text:style-name="T12">t</text:span><text:span text:style-name="T13">[i] = </text:span><text:span text:style-name="T12">b</text:span><text:span text:style-name="T13">[i] + </text:span><text:span text:style-name="T12">w</text:span><text:span text:style-name="T13">[i];</text:span></text:p>
      <text:p text:style-name="Standard" loext:marker-style-name="T13"><text:span text:style-name="T13">}</text:span><text:span text:style-name="T13"/></text:p>
      <text:p text:style-name="Standard" loext:marker-style-name="T13"><text:span text:style-name="T16">void</text:span><text:span text:style-name="T13"> avg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p>
      <text:p text:style-name="Standard" loext:marker-style-name="T13"><text:span text:style-name="T13"><text:s text:c="4"/></text:span><text:span text:style-name="T16">int</text:span><text:span text:style-name="T13"> w[</text:span><text:span text:style-name="T12">n</text:span><text:span text:style-name="T13">], t[</text:span><text:span text:style-name="T12">n</text:span><text:span text:style-name="T13">], tw = 0, tt = 0;</text:span></text:p>
      <text:p text:style-name="Standard" loext:marker-style-name="T13"><text:span text:style-name="T13"><text:s text:c="4"/>wTime(</text:span><text:span text:style-name="T12">n</text:span><text:span text:style-name="T13">, </text:span><text:span text:style-name="T12">b</text:span><text:span text:style-name="T13">, w);</text:span></text:p>
      <text:p text:style-name="Standard" loext:marker-style-name="T13"><text:span text:style-name="T13"><text:s text:c="4"/>tTime(</text:span><text:span text:style-name="T12">n</text:span><text:span text:style-name="T13">, </text:span><text:span text:style-name="T12">b</text:span><text:span text:style-name="T13">, w, t);</text:span></text:p>
      <text:p text:style-name="Standard" loext:marker-style-name="T13"><text:span text:style-name="T13"><text:s text:c="4"/>printf(</text:span><text:span text:style-name="T15">"Proc <text:s text:c="3"/>BTime <text:s text:c="3"/>WTime <text:s text:c="3"/>TATime\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w += w[i];</text:span><text:span text:style-name="T13"/></text:p>
      <text:p text:style-name="Standard" loext:marker-style-name="T13"><text:span text:style-name="T13"><text:s text:c="8"/>tt += t[i];</text:span><text:span text:style-name="T13"/></text:p>
      <text:p text:style-name="Standard" loext:marker-style-name="T13"><text:span text:style-name="T13"><text:s text:c="8"/>printf(</text:span><text:span text:style-name="T15">" %d <text:s text:c="6"/>%d <text:s text:c="6"/>%d <text:s text:c="6"/>%d\n"</text:span><text:span text:style-name="T13">, i + 1, </text:span><text:span text:style-name="T12">b</text:span><text:span text:style-name="T13">[i], w[i], t[i]);</text:span></text:p>
      <text:p text:style-name="Standard" loext:marker-style-name="T13"><text:span text:style-name="T13"><text:s text:c="4"/>}</text:span><text:span text:style-name="T13"/></text:p>
      <text:p text:style-name="Standard" loext:marker-style-name="T13"><text:span text:style-name="T13"><text:s text:c="4"/>printf(</text:span><text:span text:style-name="T15">"\nAvg WTime = %.2f"</text:span><text:span text:style-name="T13">, (</text:span><text:span text:style-name="T16">float</text:span><text:span text:style-name="T13">)tw / </text:span><text:span text:style-name="T12">n</text:span><text:span text:style-name="T13">);</text:span></text:p>
      <text:p text:style-name="Standard" loext:marker-style-name="T13"><text:span text:style-name="T13"><text:s text:c="4"/>printf(</text:span><text:span text:style-name="T15">"\nAvg TATime = %.2f\n"</text:span><text:span text:style-name="T13">, (</text:span><text:span text:style-name="T16">float</text:span><text:span text:style-name="T13">)tt / </text:span><text:span text:style-name="T12">n</text:span><text:span text:style-name="T13">);</text:span></text:p>
      <text:p text:style-name="Standard" loext:marker-style-name="T13"><text:span text:style-name="T13">}</text:span><text:span text:style-name="T13"/></text:p>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b[] = { 10, 5, 8 };</text:span></text:p>
      <text:p text:style-name="Standard" loext:marker-style-name="T13"><text:span text:style-name="T13"><text:s text:c="4"/></text:span><text:span text:style-name="T16">int</text:span><text:span text:style-name="T13"> n = </text:span><text:span text:style-name="T16">sizeof</text:span><text:span text:style-name="T13">(b) / </text:span><text:span text:style-name="T16">sizeof</text:span><text:span text:style-name="T13">(b[0]);</text:span></text:p>
      <text:p text:style-name="Standard" loext:marker-style-name="T13"><text:span text:style-name="T13"><text:s text:c="4"/>avgTime(n, b);</text:span><text:span text:style-name="T13"/></text:p>
      <text:p text:style-name="Standard" loext:marker-style-name="T13"><text:span text:style-name="T13"><text:s text:c="4"/></text:span><text:span text:style-name="T16">return</text:span><text:span text:style-name="T13"> 0;</text:span></text:p>
      <text:p text:style-name="Standard" loext:marker-style-name="T13"><text:span text:style-name="T13">}</text:span><text:span text:style-name="T13"/></text:p>
      <text:p text:style-name="P30" loext:marker-style-name="T13"/>
      <text:p text:style-name="P21">Output:-</text:p>
      <text:p text:style-name="P21"/>
      <text:p text:style-name="P21"/>
      <text:p text:style-name="P33">Proc <text:s text:c="3"/>BTime <text:s text:c="3"/>WTime <text:s text:c="3"/>TATime</text:p>
      <text:p text:style-name="P33"><text:s/>1 <text:s text:c="6"/>10 <text:s text:c="6"/>0 <text:s text:c="6"/>10</text:p>
      <text:p text:style-name="P33"><text:s/>2 <text:s text:c="6"/>5 <text:s text:c="6"/>10 <text:s text:c="6"/>15</text:p>
      <text:p text:style-name="P33"><text:s/>3 <text:s text:c="6"/>8 <text:s text:c="6"/>15 <text:s text:c="6"/>23</text:p>
      <text:p text:style-name="P33"/>
      <text:p text:style-name="P33">Avg WTime = 8.33</text:p>
      <text:p text:style-name="P33">Avg TATime = 16.00</text:p>
      <text:p text:style-name="P33"/>
      <text:p text:style-name="P42">Abhay Raj, 0097680122</text:p>
      <text:p text:style-name="P21"><text:tab/><text:tab/></text:p>
      <text:p text:style-name="P21"/>
      <text:p text:style-name="P21">Result:-</text:p>
      <text:p text:style-name="P21"/>
      <text:p text:style-name="P21">The First-Come, First-Serve (FCFS) scheduling algorithm was successfully implemented, and average waiting and turn-around times for the processes were calculated. </text:p>
      <text:p text:style-name="P56">Experiment – <text:span text:style-name="T1">2</text:span></text:p>
      <text:p text:style-name="P5"/>
      <text:p text:style-name="P5">Aim:- Write a program to implement CPU scheduling for <text:span text:style-name="T1">shortest job first</text:span>.</text:p>
      <text:p text:style-name="P5"/>
      <text:p text:style-name="P22">Theory:-</text:p>
      <text:p text:style-name="P22"/>
      <text:p text:style-name="P63">Shortest Job First (SJF) is a CPU scheduling algorithm where the process with the shortest burst time is selected for execution next. This algorithm can be implemented in two ways: <text:span text:style-name="Strong_20_Emphasis">non-preemptive</text:span> (once a process starts, it runs to completion) and <text:span text:style-name="Strong_20_Emphasis">preemptive</text:span> (known as Shortest Remaining Time First, where the CPU is assigned to the process with the shortest remaining burst time).</text:p>
      <text:p text:style-name="Text_20_body">SJF aims to reduce the average waiting time by prioritizing shorter processes, which makes it efficient in minimizing delays. However, SJF requires knowledge of each process’s burst time in advance, which is often impractical in real-time systems. Additionally, SJF can lead to <text:span text:style-name="Strong_20_Emphasis">starvation</text:span> for longer processes if new short processes continue arriving, as longer processes may experience indefinite waiting.</text:p>
      <text:p text:style-name="Text_20_body">The SJF algorithm is widely considered optimal for reducing average waiting time but has limitations in dynamic, real-time environments due to its dependency on knowing burst times beforehan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Code:-</text:p>
      <text:p text:style-name="P22"/>
      <text:p text:style-name="Standard" loext:marker-style-name="T13"><text:span text:style-name="T12">#include</text:span><text:span text:style-name="T13"> </text:span><text:span text:style-name="T15">&lt;stdio.h&gt;</text:span></text:p>
      <text:p text:style-name="Standard" loext:marker-style-name="T13"><text:span text:style-name="T16">void</text:span><text:span text:style-name="T13"> w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span text:style-name="T16">int</text:span><text:span text:style-name="T13"> </text:span><text:span text:style-name="T12">w</text:span><text:span text:style-name="T13">[]) {</text:span></text:p>
      <text:p text:style-name="Standard" loext:marker-style-name="T13"><text:span text:style-name="T13"><text:s text:c="4"/></text:span><text:span text:style-name="T16">int</text:span><text:span text:style-name="T13"> c[</text:span><text:span text:style-name="T12">n</text:span><text:span text:style-name="T13">], t = 0, cc = 0;</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c[i] = 0;</text:span></text:p>
      <text:p text:style-name="Standard" loext:marker-style-name="T13"><text:span text:style-name="T13"><text:s text:c="4"/></text:span><text:span text:style-name="T16">while</text:span><text:span text:style-name="T13"> (cc &lt; </text:span><text:span text:style-name="T12">n</text:span><text:span text:style-name="T13">) {</text:span></text:p>
      <text:p text:style-name="Standard" loext:marker-style-name="T13"><text:span text:style-name="T13"><text:s text:c="8"/></text:span><text:span text:style-name="T16">int</text:span><text:span text:style-name="T13"> mi = -1, mb = 100000;</text:span></text:p>
      <text:p text:style-name="Standard" loext:marker-style-name="T13"><text:span text:style-name="T13"><text:s text:c="8"/></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12"/></text:span><text:span text:style-name="T16">if</text:span><text:span text:style-name="T13"> (!c[i] &amp;&amp; </text:span><text:span text:style-name="T12">b</text:span><text:span text:style-name="T13">[i] &lt; mb) { mb = </text:span><text:span text:style-name="T12">b</text:span><text:span text:style-name="T13">[i]; mi = i; }</text:span></text:p>
      <text:p text:style-name="Standard" loext:marker-style-name="T13"><text:span text:style-name="T13"><text:s text:c="8"/>}</text:span><text:span text:style-name="T13"/></text:p>
      <text:p text:style-name="Standard" loext:marker-style-name="T13"><text:span text:style-name="T13"><text:s text:c="8"/></text:span><text:span text:style-name="T16">if</text:span><text:span text:style-name="T13"> (mi != -1) {</text:span></text:p>
      <text:p text:style-name="Standard" loext:marker-style-name="T13"><text:span text:style-name="T13"><text:s text:c="12"/></text:span><text:span text:style-name="T12">w</text:span><text:span text:style-name="T13">[mi] = t;</text:span></text:p>
      <text:p text:style-name="Standard" loext:marker-style-name="T13"><text:span text:style-name="T13"><text:s text:c="12"/>t += </text:span><text:span text:style-name="T12">b</text:span><text:span text:style-name="T13">[mi];</text:span></text:p>
      <text:p text:style-name="Standard" loext:marker-style-name="T13"><text:span text:style-name="T13"><text:s text:c="12"/>c[mi] = 1;</text:span><text:span text:style-name="T13"/></text:p>
      <text:p text:style-name="Standard" loext:marker-style-name="T13"><text:span text:style-name="T13"><text:s text:c="12"/>cc++;</text:span><text:span text:style-name="T13"/></text:p>
      <text:p text:style-name="Standard" loext:marker-style-name="T13"><text:span text:style-name="T13"><text:s text:c="8"/>}</text:span><text:span text:style-name="T13"/></text:p>
      <text:p text:style-name="Standard" loext:marker-style-name="T13"><text:span text:style-name="T13"><text:s text:c="4"/>}</text:span><text:span text:style-name="T13"/></text:p>
      <text:p text:style-name="Standard" loext:marker-style-name="T13"><text:span text:style-name="T13">}</text:span></text:p>
      <text:p text:style-name="Standard" loext:marker-style-name="T13"><text:span text:style-name="T16">void</text:span><text:span text:style-name="T13"> t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span text:style-name="T16">int</text:span><text:span text:style-name="T13"> </text:span><text:span text:style-name="T12">w</text:span><text:span text:style-name="T13">[], </text:span><text:span text:style-name="T16">int</text:span><text:span text:style-name="T13"> </text:span><text:span text:style-name="T12">t</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span text:style-name="T12">t</text:span><text:span text:style-name="T13">[i] = </text:span><text:span text:style-name="T12">b</text:span><text:span text:style-name="T13">[i] + </text:span><text:span text:style-name="T12">w</text:span><text:span text:style-name="T13">[i];</text:span></text:p>
      <text:p text:style-name="Standard" loext:marker-style-name="T13"><text:span text:style-name="T13">}</text:span></text:p>
      <text:p text:style-name="Standard" loext:marker-style-name="T13"><text:span text:style-name="T16">void</text:span><text:span text:style-name="T13"> avgTime(</text:span><text:span text:style-name="T16">int</text:span><text:span text:style-name="T13"> </text:span><text:span text:style-name="T12">n</text:span><text:span text:style-name="T13">, </text:span><text:span text:style-name="T16">int</text:span><text:span text:style-name="T13"> </text:span><text:span text:style-name="T12">b</text:span><text:span text:style-name="T13">[]) {</text:span></text:p>
      <text:p text:style-name="Standard" loext:marker-style-name="T13"><text:span text:style-name="T13"><text:s text:c="4"/></text:span><text:span text:style-name="T16">int</text:span><text:span text:style-name="T13"> w[</text:span><text:span text:style-name="T12">n</text:span><text:span text:style-name="T13">], t[</text:span><text:span text:style-name="T12">n</text:span><text:span text:style-name="T13">], tw = 0, tt = 0;</text:span></text:p>
      <text:p text:style-name="Standard" loext:marker-style-name="T13"><text:span text:style-name="T13"><text:s text:c="4"/>wTime(</text:span><text:span text:style-name="T12">n</text:span><text:span text:style-name="T13">, </text:span><text:span text:style-name="T12">b</text:span><text:span text:style-name="T13">, w);</text:span></text:p>
      <text:p text:style-name="Standard" loext:marker-style-name="T13"><text:span text:style-name="T13"><text:s text:c="4"/>tTime(</text:span><text:span text:style-name="T12">n</text:span><text:span text:style-name="T13">, </text:span><text:span text:style-name="T12">b</text:span><text:span text:style-name="T13">, w, t);</text:span></text:p>
      <text:p text:style-name="Standard" loext:marker-style-name="T13"><text:span text:style-name="T13"><text:s text:c="4"/>printf(</text:span><text:span text:style-name="T15">"Proc <text:s text:c="3"/>BTime <text:s text:c="3"/>WTime <text:s text:c="3"/>TATime\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w += w[i];</text:span><text:span text:style-name="T13"/></text:p>
      <text:p text:style-name="Standard" loext:marker-style-name="T13"><text:span text:style-name="T13"><text:s text:c="8"/>tt += t[i];</text:span><text:span text:style-name="T13"/></text:p>
      <text:p text:style-name="P60" loext:marker-style-name="T13"><text:span text:style-name="T13"><text:s text:c="8"/>printf(</text:span><text:span text:style-name="T15">" %d <text:s text:c="6"/>%d <text:s text:c="6"/>%d <text:s text:c="6"/>%d\n"</text:span><text:span text:style-name="T13">, </text:span></text:p>
      <text:p text:style-name="P60" loext:marker-style-name="T13"><text:span text:style-name="T13"><text:tab/><text:tab/>i + 1, </text:span><text:span text:style-name="T12">b</text:span><text:span text:style-name="T13">[i], w[i], t[i]);</text:span></text:p>
      <text:p text:style-name="Standard" loext:marker-style-name="T13"><text:span text:style-name="T13"><text:s text:c="4"/>}</text:span></text:p>
      <text:p text:style-name="Standard" loext:marker-style-name="T13"><text:span text:style-name="T13"><text:s text:c="4"/>printf(</text:span><text:span text:style-name="T15">"\nAvg WTime = %.2f"</text:span><text:span text:style-name="T13">, (</text:span><text:span text:style-name="T16">float</text:span><text:span text:style-name="T13">)tw / </text:span><text:span text:style-name="T12">n</text:span><text:span text:style-name="T13">);</text:span></text:p>
      <text:p text:style-name="Standard" loext:marker-style-name="T13"><text:span text:style-name="T13"><text:s text:c="4"/>printf(</text:span><text:span text:style-name="T15">"\nAvg TATime = %.2f\n"</text:span><text:span text:style-name="T13">, (</text:span><text:span text:style-name="T16">float</text:span><text:span text:style-name="T13">)tt / </text:span><text:span text:style-name="T12">n</text:span><text:span text:style-name="T13">);</text:span></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b[] = { 6, 8, 7, 3 };</text:span></text:p>
      <text:p text:style-name="Standard" loext:marker-style-name="T13"><text:span text:style-name="T13"><text:s text:c="4"/></text:span><text:span text:style-name="T16">int</text:span><text:span text:style-name="T13"> n = </text:span><text:span text:style-name="T16">sizeof</text:span><text:span text:style-name="T13">(b) / </text:span><text:span text:style-name="T16">sizeof</text:span><text:span text:style-name="T13">(b[0]);</text:span></text:p>
      <text:p text:style-name="Standard" loext:marker-style-name="T13"><text:span text:style-name="T13"><text:s text:c="4"/>avgTime(n, b);</text:span></text:p>
      <text:p text:style-name="Standard" loext:marker-style-name="T13"><text:span text:style-name="T13">}</text:span><text:span text:style-name="T13"/></text:p>
      <text:p text:style-name="Standard" loext:marker-style-name="T13"><text:span text:style-name="T13"/></text:p>
      <text:p text:style-name="P22">Output:-</text:p>
      <text:p text:style-name="P22"/>
      <text:p text:style-name="P34">Proc <text:s text:c="3"/>BTime <text:s text:c="3"/>WTime <text:s text:c="3"/>TATime</text:p>
      <text:p text:style-name="P34"><text:s/>1 <text:s text:c="6"/>6 <text:s text:c="6"/>3 <text:s text:c="6"/>9</text:p>
      <text:p text:style-name="P34"><text:s/>2 <text:s text:c="6"/>8 <text:s text:c="6"/>16 <text:s text:c="6"/>24</text:p>
      <text:p text:style-name="P34"><text:s/>3 <text:s text:c="6"/>7 <text:s text:c="6"/>9 <text:s text:c="6"/>16</text:p>
      <text:p text:style-name="P34"><text:s/>4 <text:s text:c="6"/>3 <text:s text:c="6"/>0 <text:s text:c="6"/>3</text:p>
      <text:p text:style-name="P34"/>
      <text:p text:style-name="P34">Avg WTime = 7.00</text:p>
      <text:p text:style-name="P34">Avg TATime = 13.00</text:p>
      <text:p text:style-name="P34"/>
      <text:p text:style-name="P43">Abhay Raj, 00976803122</text:p>
      <text:p text:style-name="P22"/>
      <text:p text:style-name="P22">Result:-</text:p>
      <text:p text:style-name="P22"/>
      <text:p text:style-name="P22">The Shortest Job First (SJF) scheduling algorithm was successfully implemented, providing optimized average waiting and turn-around times by prioritizing shorter jobs first. </text:p>
      <text:p text:style-name="P57">Experiment – <text:span text:style-name="T2">3</text:span></text:p>
      <text:p text:style-name="P7"/>
      <text:p text:style-name="P7">Aim:- Write a program to <text:span text:style-name="T2">perform priority scheduling</text:span>.</text:p>
      <text:p text:style-name="P7"/>
      <text:p text:style-name="P23">Theory:-</text:p>
      <text:p text:style-name="P23"/>
      <text:p text:style-name="P64">Priority Scheduling is a CPU scheduling algorithm in which each process is assigned a priority, and the CPU is allocated to the process with the highest priority. If two processes have the same priority, they are scheduled according to their arrival order. Priority scheduling can be <text:span text:style-name="Strong_20_Emphasis">preemptive</text:span> (where a process with a higher priority can interrupt an ongoing process) or <text:span text:style-name="Strong_20_Emphasis">non-preemptive</text:span> (where the CPU is only assigned when the current process completes).</text:p>
      <text:p text:style-name="Text_20_body">The main advantage of Priority Scheduling is that it allows critical processes to execute sooner. However, it can lead to <text:span text:style-name="Strong_20_Emphasis">starvation</text:span> if low-priority processes are continuously preempted by higher-priority ones. This can be mitigated by <text:span text:style-name="Strong_20_Emphasis">aging</text:span>, where the priority of a process increases the longer it wai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ode:-</text:p>
      <text:p text:style-name="P23"/>
      <text:p text:style-name="Standard" loext:marker-style-name="T13"><text:span text:style-name="T12">#include</text:span><text:span text:style-name="T13"> </text:span><text:span text:style-name="T15">&lt;stdio.h&gt;</text:span></text:p>
      <text:p text:style-name="Standard" loext:marker-style-name="T13"><text:span text:style-name="T16">struct</text:span><text:span text:style-name="T13"> </text:span><text:span text:style-name="T18">P</text:span><text:span text:style-name="T13"> { </text:span><text:span text:style-name="T16">int</text:span><text:span text:style-name="T13"> id, bt, p; };</text:span></text:p>
      <text:p text:style-name="Standard" loext:marker-style-name="T13"><text:span text:style-name="T16">void</text:span><text:span text:style-name="T13"> wTime(</text:span><text:span text:style-name="T16">struct</text:span><text:span text:style-name="T13"> </text:span><text:span text:style-name="T18">P</text:span><text:span text:style-name="T13"> </text:span><text:span text:style-name="T12">proc</text:span><text:span text:style-name="T13">[], </text:span><text:span text:style-name="T16">int</text:span><text:span text:style-name="T13"> </text:span><text:span text:style-name="T12">n</text:span><text:span text:style-name="T13">, </text:span><text:span text:style-name="T16">int</text:span><text:span text:style-name="T13"> </text:span><text:span text:style-name="T12">w</text:span><text:span text:style-name="T13">[]) {</text:span></text:p>
      <text:p text:style-name="Standard" loext:marker-style-name="T13"><text:span text:style-name="T13"><text:s text:c="4"/></text:span><text:span text:style-name="T12">w</text:span><text:span text:style-name="T13">[0] = 0;</text:span></text:p>
      <text:p text:style-name="Standard" loext:marker-style-name="T13"><text:span text:style-name="T13"><text:s text:c="4"/></text:span><text:span text:style-name="T16">for</text:span><text:span text:style-name="T13"> (</text:span><text:span text:style-name="T16">int</text:span><text:span text:style-name="T13"> i = 1; i &lt; </text:span><text:span text:style-name="T12">n</text:span><text:span text:style-name="T13">; i++) </text:span><text:span text:style-name="T12">w</text:span><text:span text:style-name="T13">[i] = </text:span><text:span text:style-name="T12">proc</text:span><text:span text:style-name="T13">[i - 1].bt + </text:span><text:span text:style-name="T12">w</text:span><text:span text:style-name="T13">[i - 1];</text:span></text:p>
      <text:p text:style-name="Standard" loext:marker-style-name="T13"><text:span text:style-name="T13">}</text:span></text:p>
      <text:p text:style-name="Standard" loext:marker-style-name="T13"><text:span text:style-name="T16">void</text:span><text:span text:style-name="T13"> tTime(</text:span><text:span text:style-name="T16">struct</text:span><text:span text:style-name="T13"> </text:span><text:span text:style-name="T18">P</text:span><text:span text:style-name="T13"> </text:span><text:span text:style-name="T12">proc</text:span><text:span text:style-name="T13">[], </text:span><text:span text:style-name="T16">int</text:span><text:span text:style-name="T13"> </text:span><text:span text:style-name="T12">n</text:span><text:span text:style-name="T13">, </text:span><text:span text:style-name="T16">int</text:span><text:span text:style-name="T13"> </text:span><text:span text:style-name="T12">w</text:span><text:span text:style-name="T13">[], </text:span><text:span text:style-name="T16">int</text:span><text:span text:style-name="T13"> </text:span><text:span text:style-name="T12">t</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span text:style-name="T12">t</text:span><text:span text:style-name="T13">[i] = </text:span><text:span text:style-name="T12">proc</text:span><text:span text:style-name="T13">[i].bt + </text:span><text:span text:style-name="T12">w</text:span><text:span text:style-name="T13">[i];</text:span></text:p>
      <text:p text:style-name="Standard" loext:marker-style-name="T13"><text:span text:style-name="T13">}</text:span></text:p>
      <text:p text:style-name="Standard" loext:marker-style-name="T13"><text:span text:style-name="T16">void</text:span><text:span text:style-name="T13"> avgTime(</text:span><text:span text:style-name="T16">struct</text:span><text:span text:style-name="T13"> </text:span><text:span text:style-name="T18">P</text:span><text:span text:style-name="T13"> </text:span><text:span text:style-name="T12">proc</text:span><text:span text:style-name="T13">[], </text:span><text:span text:style-name="T16">int</text:span><text:span text:style-name="T13"> </text:span><text:span text:style-name="T12">n</text:span><text:span text:style-name="T13">) {</text:span></text:p>
      <text:p text:style-name="Standard" loext:marker-style-name="T13"><text:span text:style-name="T13"><text:s text:c="4"/></text:span><text:span text:style-name="T16">int</text:span><text:span text:style-name="T13"> w[</text:span><text:span text:style-name="T12">n</text:span><text:span text:style-name="T13">], t[</text:span><text:span text:style-name="T12">n</text:span><text:span text:style-name="T13">], tw = 0, tt = 0;</text:span></text:p>
      <text:p text:style-name="Standard" loext:marker-style-name="T13"><text:span text:style-name="T13"><text:s text:c="4"/>wTime(</text:span><text:span text:style-name="T12">proc</text:span><text:span text:style-name="T13">, </text:span><text:span text:style-name="T12">n</text:span><text:span text:style-name="T13">, w);</text:span></text:p>
      <text:p text:style-name="Standard" loext:marker-style-name="T13"><text:span text:style-name="T13"><text:s text:c="4"/>tTime(</text:span><text:span text:style-name="T12">proc</text:span><text:span text:style-name="T13">, </text:span><text:span text:style-name="T12">n</text:span><text:span text:style-name="T13">, w, t);</text:span></text:p>
      <text:p text:style-name="P32" loext:marker-style-name="T13"/>
      <text:p text:style-name="Standard" loext:marker-style-name="T13"><text:span text:style-name="T13"><text:s text:c="4"/>printf(</text:span><text:span text:style-name="T15">"Proc <text:s text:c="2"/>BTime <text:s text:c="2"/>Pri <text:s text:c="2"/>WTime <text:s text:c="2"/>TATime\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w += w[i];</text:span><text:span text:style-name="T13"/></text:p>
      <text:p text:style-name="Standard" loext:marker-style-name="T13"><text:span text:style-name="T13"><text:s text:c="8"/>tt += t[i];</text:span><text:span text:style-name="T13"/></text:p>
      <text:p text:style-name="P61" loext:marker-style-name="T13"><text:span text:style-name="T13"><text:s text:c="8"/>printf(</text:span><text:span text:style-name="T15">" %d <text:s text:c="5"/>%d <text:s text:c="5"/>%d <text:s text:c="5"/>%d <text:s text:c="5"/>%d\n"</text:span><text:span text:style-name="T13">, </text:span></text:p>
      <text:p text:style-name="P61" loext:marker-style-name="T13"><text:span text:style-name="T12">proc</text:span><text:span text:style-name="T13">[i].id, </text:span><text:span text:style-name="T12">proc</text:span><text:span text:style-name="T13">[i].bt, </text:span><text:span text:style-name="T12">proc</text:span><text:span text:style-name="T13">[i].p, w[i], t[i]);</text:span></text:p>
      <text:p text:style-name="Standard" loext:marker-style-name="T13"><text:span text:style-name="T13"><text:s text:c="4"/>}</text:span><text:span text:style-name="T13"/></text:p>
      <text:p text:style-name="P32" loext:marker-style-name="T13"/>
      <text:p text:style-name="Standard" loext:marker-style-name="T13"><text:span text:style-name="T13"><text:s text:c="4"/>printf(</text:span><text:span text:style-name="T15">"\nAvg WTime = %.2f"</text:span><text:span text:style-name="T13">, (</text:span><text:span text:style-name="T16">float</text:span><text:span text:style-name="T13">)tw / </text:span><text:span text:style-name="T12">n</text:span><text:span text:style-name="T13">);</text:span></text:p>
      <text:p text:style-name="Standard" loext:marker-style-name="T13"><text:span text:style-name="T13"><text:s text:c="4"/>printf(</text:span><text:span text:style-name="T15">"\nAvg TATime = %.2f\n"</text:span><text:span text:style-name="T13">, (</text:span><text:span text:style-name="T16">float</text:span><text:span text:style-name="T13">)tt / </text:span><text:span text:style-name="T12">n</text:span><text:span text:style-name="T13">);</text:span></text:p>
      <text:p text:style-name="Standard" loext:marker-style-name="T13"><text:span text:style-name="T13">}</text:span></text:p>
      <text:p text:style-name="Standard" loext:marker-style-name="T13"><text:span text:style-name="T16">void</text:span><text:span text:style-name="T13"> sortP(</text:span><text:span text:style-name="T16">struct</text:span><text:span text:style-name="T13"> </text:span><text:span text:style-name="T18">P</text:span><text:span text:style-name="T13"> </text:span><text:span text:style-name="T12">proc</text:span><text:span text:style-name="T13">[], </text:span><text:span text:style-name="T16">int</text:span><text:span text:style-name="T13"> </text:span><text:span text:style-name="T12">n</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 1; i++)</text:span></text:p>
      <text:p text:style-name="Standard" loext:marker-style-name="T13"><text:span text:style-name="T13"><text:s text:c="8"/></text:span><text:span text:style-name="T16">for</text:span><text:span text:style-name="T13"> (</text:span><text:span text:style-name="T16">int</text:span><text:span text:style-name="T13"> j = i + 1; j &lt; </text:span><text:span text:style-name="T12">n</text:span><text:span text:style-name="T13">; j++)</text:span></text:p>
      <text:p text:style-name="Standard" loext:marker-style-name="T13"><text:span text:style-name="T13"><text:s text:c="12"/></text:span><text:span text:style-name="T16">if</text:span><text:span text:style-name="T13"> (</text:span><text:span text:style-name="T12">proc</text:span><text:span text:style-name="T13">[i].p &lt; </text:span><text:span text:style-name="T12">proc</text:span><text:span text:style-name="T13">[j].p) {</text:span></text:p>
      <text:p text:style-name="Standard" loext:marker-style-name="T13"><text:span text:style-name="T13"><text:s text:c="16"/></text:span><text:span text:style-name="T16">struct</text:span><text:span text:style-name="T13"> </text:span><text:span text:style-name="T18">P</text:span><text:span text:style-name="T13"> tmp = </text:span><text:span text:style-name="T12">proc</text:span><text:span text:style-name="T13">[i];</text:span></text:p>
      <text:p text:style-name="Standard" loext:marker-style-name="T13"><text:span text:style-name="T13"><text:s text:c="16"/></text:span><text:span text:style-name="T12">proc</text:span><text:span text:style-name="T13">[i] = </text:span><text:span text:style-name="T12">proc</text:span><text:span text:style-name="T13">[j];</text:span></text:p>
      <text:p text:style-name="Standard" loext:marker-style-name="T13"><text:span text:style-name="T13"><text:s text:c="16"/></text:span><text:span text:style-name="T12">proc</text:span><text:span text:style-name="T13">[j] = tmp;</text:span></text:p>
      <text:p text:style-name="Standard" loext:marker-style-name="T13"><text:span text:style-name="T13"><text:s text:c="12"/>}</text:span><text:span text:style-name="T13"/></text:p>
      <text:p text:style-name="Standard" loext:marker-style-name="T13"><text:span text:style-name="T13">}</text:span></text:p>
      <text:p text:style-name="Standard" loext:marker-style-name="T13"><text:span text:style-name="T16">int</text:span><text:span text:style-name="T13"> main() {</text:span></text:p>
      <text:p text:style-name="P61" loext:marker-style-name="T13"><text:span text:style-name="T13"><text:s text:c="4"/></text:span><text:span text:style-name="T16">struct</text:span><text:span text:style-name="T13"> </text:span><text:span text:style-name="T18">P</text:span><text:span text:style-name="T13"> proc[] = { {1, 10, 2}, {2, 5, 0}, {3, 8, 1}, </text:span></text:p>
      <text:p text:style-name="P61" loext:marker-style-name="T13"><text:span text:style-name="T13">{4, 6, 3} };</text:span><text:span text:style-name="T13"/></text:p>
      <text:p text:style-name="Standard" loext:marker-style-name="T13"><text:span text:style-name="T13"><text:s text:c="4"/></text:span><text:span text:style-name="T16">int</text:span><text:span text:style-name="T13"> n = </text:span><text:span text:style-name="T16">sizeof</text:span><text:span text:style-name="T13">(proc) / </text:span><text:span text:style-name="T16">sizeof</text:span><text:span text:style-name="T13">(proc[0]);</text:span></text:p>
      <text:p text:style-name="Standard" loext:marker-style-name="T13"><text:span text:style-name="T13"><text:s text:c="4"/>sortP(proc, n);</text:span><text:span text:style-name="T13"/></text:p>
      <text:p text:style-name="Standard" loext:marker-style-name="T13"><text:span text:style-name="T13"><text:s text:c="4"/>avgTime(proc, n);</text:span></text:p>
      <text:p text:style-name="Standard" loext:marker-style-name="T13"><text:span text:style-name="T13">}</text:span><text:span text:style-name="T13"/></text:p>
      <text:p text:style-name="P30" loext:marker-style-name="T13"><text:span text:style-name="T16"/></text:p>
      <text:p text:style-name="P23">Output:-</text:p>
      <text:p text:style-name="P23"/>
      <text:p text:style-name="P44">Proc <text:s text:c="2"/>BTime <text:s text:c="2"/>Pri <text:s text:c="2"/>WTime <text:s text:c="2"/>TATime</text:p>
      <text:p text:style-name="P44"><text:s/>4 <text:s text:c="5"/>6 <text:s text:c="5"/>3 <text:s text:c="5"/>0 <text:s text:c="5"/>6</text:p>
      <text:p text:style-name="P44"><text:s/>1 <text:s text:c="5"/>10 <text:s text:c="5"/>2 <text:s text:c="5"/>6 <text:s text:c="5"/>16</text:p>
      <text:p text:style-name="P44"><text:s/>3 <text:s text:c="5"/>8 <text:s text:c="5"/>1 <text:s text:c="5"/>16 <text:s text:c="5"/>24</text:p>
      <text:p text:style-name="P44"><text:s/>2 <text:s text:c="5"/>5 <text:s text:c="5"/>0 <text:s text:c="5"/>24 <text:s text:c="5"/>29</text:p>
      <text:p text:style-name="P44"/>
      <text:p text:style-name="P44">Avg WTime = 11.50</text:p>
      <text:p text:style-name="P44">Avg TATime = 18.75</text:p>
      <text:p text:style-name="P58"/>
      <text:p text:style-name="P45">Abhay Raj, 00976803122</text:p>
      <text:p text:style-name="P23"/>
      <text:p text:style-name="P23">Result:-</text:p>
      <text:p text:style-name="P23"/>
      <text:p text:style-name="P23">The Priority Scheduling algorithm was successfully implemented. Processes were scheduled based on their priority levels, yielding calculated average waiting and turn-around times. </text:p>
      <text:p text:style-name="P6">Experiment – <text:span text:style-name="T2">4</text:span></text:p>
      <text:p text:style-name="P7"/>
      <text:p text:style-name="P7">Aim:- Write a program to <text:span text:style-name="T3">implement CPU scheduling for Robin Round.</text:span></text:p>
      <text:p text:style-name="P7"/>
      <text:p text:style-name="P23">Theory:-</text:p>
      <text:p text:style-name="P23"/>
      <text:p text:style-name="P64">Round Robin (RR) is a preemptive CPU scheduling algorithm designed to fairly allocate CPU time among all processes. Each process is assigned a fixed time slice or quantum, after which it is placed at the back of the queue if it has not finished. The next process in the queue is then given a turn, ensuring that every process gets periodic access to the CPU. This approach is especially beneficial for time-sharing systems where fairness and response time are important.</text:p>
      <text:p text:style-name="Text_20_body">The choice of time quantum plays a critical role in RR scheduling. A very small time quantum results in frequent context switches, which may reduce CPU efficiency. Conversely, a large time quantum may cause RR to behave similarly to FCFS scheduling. RR is generally favored for systems where multiple users or processes require fair access to the CP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Code:-</text:p>
      <text:p text:style-name="Standard" loext:marker-style-name="T13"><text:span text:style-name="T12">#include</text:span><text:span text:style-name="T13"> </text:span><text:span text:style-name="T15">&lt;stdio.h&gt;</text:span></text:p>
      <text:p text:style-name="Standard" loext:marker-style-name="T13"><text:span text:style-name="T16">void</text:span><text:span text:style-name="T13"> wTime(</text:span><text:span text:style-name="T16">int</text:span><text:span text:style-name="T13"> </text:span><text:span text:style-name="T12">proc</text:span><text:span text:style-name="T13">[], </text:span><text:span text:style-name="T16">int</text:span><text:span text:style-name="T13"> </text:span><text:span text:style-name="T12">n</text:span><text:span text:style-name="T13">, </text:span><text:span text:style-name="T16">int</text:span><text:span text:style-name="T13"> </text:span><text:span text:style-name="T12">bt</text:span><text:span text:style-name="T13">[], </text:span><text:span text:style-name="T16">int</text:span><text:span text:style-name="T13"> </text:span><text:span text:style-name="T12">wt</text:span><text:span text:style-name="T13">[], </text:span><text:span text:style-name="T16">int</text:span><text:span text:style-name="T13"> </text:span><text:span text:style-name="T12">q</text:span><text:span text:style-name="T13">) {</text:span></text:p>
      <text:p text:style-name="Standard" loext:marker-style-name="T13"><text:span text:style-name="T13"><text:s text:c="4"/></text:span><text:span text:style-name="T16">int</text:span><text:span text:style-name="T13"> rt[</text:span><text:span text:style-name="T12">n</text:span><text:span text:style-name="T13">], t = 0, done;</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rt[i] = </text:span><text:span text:style-name="T12">bt</text:span><text:span text:style-name="T13">[i];</text:span></text:p>
      <text:p text:style-name="Standard" loext:marker-style-name="T13"><text:span text:style-name="T13"><text:s text:c="4"/></text:span><text:span text:style-name="T16">while</text:span><text:span text:style-name="T13"> (1) {</text:span></text:p>
      <text:p text:style-name="Standard" loext:marker-style-name="T13"><text:span text:style-name="T13"><text:s text:c="8"/>done = 1;</text:span><text:span text:style-name="T13"/></text:p>
      <text:p text:style-name="Standard" loext:marker-style-name="T13"><text:span text:style-name="T13"><text:s text:c="8"/></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12"/></text:span><text:span text:style-name="T16">if</text:span><text:span text:style-name="T13"> (rt[i] &gt; 0) {</text:span></text:p>
      <text:p text:style-name="Standard" loext:marker-style-name="T13"><text:span text:style-name="T13"><text:s text:c="16"/>done = 0;</text:span><text:span text:style-name="T13"/></text:p>
      <text:p text:style-name="Standard" loext:marker-style-name="T13"><text:span text:style-name="T13"><text:s text:c="16"/></text:span><text:span text:style-name="T16">if</text:span><text:span text:style-name="T13"> (rt[i] &gt; </text:span><text:span text:style-name="T12">q</text:span><text:span text:style-name="T13">) t += </text:span><text:span text:style-name="T12">q</text:span><text:span text:style-name="T13">, rt[i] -= </text:span><text:span text:style-name="T12">q</text:span><text:span text:style-name="T13">;</text:span></text:p>
      <text:p text:style-name="Standard" loext:marker-style-name="T13"><text:span text:style-name="T13"><text:s text:c="16"/></text:span><text:span text:style-name="T16">else</text:span><text:span text:style-name="T13"> t += rt[i], </text:span><text:span text:style-name="T12">wt</text:span><text:span text:style-name="T13">[i] = t - </text:span><text:span text:style-name="T12">bt</text:span><text:span text:style-name="T13">[i], rt[i] = 0;</text:span></text:p>
      <text:p text:style-name="Standard" loext:marker-style-name="T13"><text:span text:style-name="T13"><text:s text:c="12"/>}</text:span><text:span text:style-name="T13"/></text:p>
      <text:p text:style-name="Standard" loext:marker-style-name="T13"><text:span text:style-name="T13"><text:s text:c="8"/>}</text:span><text:span text:style-name="T13"/></text:p>
      <text:p text:style-name="Standard" loext:marker-style-name="T13"><text:span text:style-name="T13"><text:s text:c="8"/></text:span><text:span text:style-name="T16">if</text:span><text:span text:style-name="T13"> (done) </text:span><text:span text:style-name="T16">break</text:span><text:span text:style-name="T13">;</text:span></text:p>
      <text:p text:style-name="Standard" loext:marker-style-name="T13"><text:span text:style-name="T13"><text:s text:c="4"/>}</text:span><text:span text:style-name="T13"/></text:p>
      <text:p text:style-name="Standard" loext:marker-style-name="T13"><text:span text:style-name="T13">}</text:span></text:p>
      <text:p text:style-name="Standard" loext:marker-style-name="T13"><text:span text:style-name="T16">void</text:span><text:span text:style-name="T13"> tTime(</text:span><text:span text:style-name="T16">int</text:span><text:span text:style-name="T13"> </text:span><text:span text:style-name="T12">proc</text:span><text:span text:style-name="T13">[], </text:span><text:span text:style-name="T16">int</text:span><text:span text:style-name="T13"> </text:span><text:span text:style-name="T12">n</text:span><text:span text:style-name="T13">, </text:span><text:span text:style-name="T16">int</text:span><text:span text:style-name="T13"> </text:span><text:span text:style-name="T12">bt</text:span><text:span text:style-name="T13">[], </text:span><text:span text:style-name="T16">int</text:span><text:span text:style-name="T13"> </text:span><text:span text:style-name="T12">wt</text:span><text:span text:style-name="T13">[], </text:span><text:span text:style-name="T16">int</text:span><text:span text:style-name="T13"> </text:span><text:span text:style-name="T12">tat</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span text:style-name="T12">tat</text:span><text:span text:style-name="T13">[i] = </text:span><text:span text:style-name="T12">bt</text:span><text:span text:style-name="T13">[i] + </text:span><text:span text:style-name="T12">wt</text:span><text:span text:style-name="T13">[i];</text:span></text:p>
      <text:p text:style-name="Standard" loext:marker-style-name="T13"><text:span text:style-name="T13">}</text:span></text:p>
      <text:p text:style-name="Standard" loext:marker-style-name="T13"><text:span text:style-name="T16">void</text:span><text:span text:style-name="T13"> avgTime(</text:span><text:span text:style-name="T16">int</text:span><text:span text:style-name="T13"> </text:span><text:span text:style-name="T12">proc</text:span><text:span text:style-name="T13">[], </text:span><text:span text:style-name="T16">int</text:span><text:span text:style-name="T13"> </text:span><text:span text:style-name="T12">n</text:span><text:span text:style-name="T13">, </text:span><text:span text:style-name="T16">int</text:span><text:span text:style-name="T13"> </text:span><text:span text:style-name="T12">bt</text:span><text:span text:style-name="T13">[], </text:span><text:span text:style-name="T16">int</text:span><text:span text:style-name="T13"> </text:span><text:span text:style-name="T12">q</text:span><text:span text:style-name="T13">) {</text:span></text:p>
      <text:p text:style-name="Standard" loext:marker-style-name="T13"><text:span text:style-name="T13"><text:s text:c="4"/></text:span><text:span text:style-name="T16">int</text:span><text:span text:style-name="T13"> wt[</text:span><text:span text:style-name="T12">n</text:span><text:span text:style-name="T13">], tat[</text:span><text:span text:style-name="T12">n</text:span><text:span text:style-name="T13">], tw = 0, tt = 0;</text:span></text:p>
      <text:p text:style-name="Standard" loext:marker-style-name="T13"><text:span text:style-name="T13"><text:s text:c="4"/>wTime(</text:span><text:span text:style-name="T12">proc</text:span><text:span text:style-name="T13">, </text:span><text:span text:style-name="T12">n</text:span><text:span text:style-name="T13">, </text:span><text:span text:style-name="T12">bt</text:span><text:span text:style-name="T13">, wt, </text:span><text:span text:style-name="T12">q</text:span><text:span text:style-name="T13">);</text:span></text:p>
      <text:p text:style-name="Standard" loext:marker-style-name="T13"><text:span text:style-name="T13"><text:s text:c="4"/>tTime(</text:span><text:span text:style-name="T12">proc</text:span><text:span text:style-name="T13">, </text:span><text:span text:style-name="T12">n</text:span><text:span text:style-name="T13">, </text:span><text:span text:style-name="T12">bt</text:span><text:span text:style-name="T13">, wt, tat);</text:span></text:p>
      <text:p text:style-name="P32" loext:marker-style-name="T13"/>
      <text:p text:style-name="Standard" loext:marker-style-name="T13"><text:span text:style-name="T13"><text:s text:c="4"/>printf(</text:span><text:span text:style-name="T15">"Proc <text:s text:c="3"/>BTime <text:s text:c="3"/>WTime <text:s text:c="3"/>TATime\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w += wt[i], tt += tat[i];</text:span><text:span text:style-name="T13"/></text:p>
      <text:p text:style-name="Standard" loext:marker-style-name="T13"><text:span text:style-name="T13"><text:s text:c="8"/>printf(</text:span><text:span text:style-name="T15">" %d <text:s text:c="6"/>%d <text:s text:c="7"/>%d <text:s text:c="7"/>%d\n"</text:span><text:span text:style-name="T13">, </text:span><text:span text:style-name="T12">proc</text:span><text:span text:style-name="T13">[i], </text:span><text:span text:style-name="T12">bt</text:span><text:span text:style-name="T13">[i], wt[i], tat[i]);</text:span></text:p>
      <text:p text:style-name="Standard" loext:marker-style-name="T13"><text:span text:style-name="T13"><text:s text:c="4"/>}</text:span></text:p>
      <text:p text:style-name="Standard" loext:marker-style-name="T13"><text:span text:style-name="T13"><text:s text:c="4"/>printf(</text:span><text:span text:style-name="T15">"\nAvg WTime = %.2f"</text:span><text:span text:style-name="T13">, (</text:span><text:span text:style-name="T16">float</text:span><text:span text:style-name="T13">)tw / </text:span><text:span text:style-name="T12">n</text:span><text:span text:style-name="T13">);</text:span></text:p>
      <text:p text:style-name="Standard" loext:marker-style-name="T13"><text:span text:style-name="T13"><text:s text:c="4"/>printf(</text:span><text:span text:style-name="T15">"\nAvg TATime = %.2f\n"</text:span><text:span text:style-name="T13">, (</text:span><text:span text:style-name="T16">float</text:span><text:span text:style-name="T13">)tt / </text:span><text:span text:style-name="T12">n</text:span><text:span text:style-name="T13">);</text:span></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proc[] = { 1, 2, 3 }, bt[] = { 10, 5, 8 }, q = 2;</text:span></text:p>
      <text:p text:style-name="Standard" loext:marker-style-name="T13"><text:span text:style-name="T13"><text:s text:c="4"/></text:span><text:span text:style-name="T16">int</text:span><text:span text:style-name="T13"> n = </text:span><text:span text:style-name="T16">sizeof</text:span><text:span text:style-name="T13">(proc) / </text:span><text:span text:style-name="T16">sizeof</text:span><text:span text:style-name="T13">(proc[0]);</text:span></text:p>
      <text:p text:style-name="Standard" loext:marker-style-name="T13"><text:span text:style-name="T13"><text:s text:c="4"/>avgTime(proc, n, bt, q);</text:span><text:span text:style-name="T13"/></text:p>
      <text:p text:style-name="Standard" loext:marker-style-name="T13"><text:span text:style-name="T13"><text:s text:c="4"/></text:span><text:span text:style-name="T16">return</text:span><text:span text:style-name="T13"> 0;</text:span></text:p>
      <text:p text:style-name="Standard" loext:marker-style-name="T13"><text:span text:style-name="T13">}</text:span></text:p>
      <text:p text:style-name="P23"/>
      <text:p text:style-name="P23">Output:-</text:p>
      <text:p text:style-name="P23"/>
      <text:p text:style-name="P35">Proc <text:s text:c="3"/>BTime <text:s text:c="3"/>WTime <text:s text:c="3"/>TATime</text:p>
      <text:p text:style-name="P35"><text:s/>1 <text:s text:c="6"/>10 <text:s text:c="7"/>13 <text:s text:c="7"/>23</text:p>
      <text:p text:style-name="P35"><text:s/>2 <text:s text:c="6"/>5 <text:s text:c="7"/>10 <text:s text:c="7"/>15</text:p>
      <text:p text:style-name="P35"><text:s/>3 <text:s text:c="6"/>8 <text:s text:c="7"/>13 <text:s text:c="7"/>21</text:p>
      <text:p text:style-name="P35"/>
      <text:p text:style-name="P35">Avg WTime = 12.00</text:p>
      <text:p text:style-name="P35">Avg TATime = 19.67</text:p>
      <text:p text:style-name="P35"/>
      <text:p text:style-name="P46">Abhay Raj, 00976803122</text:p>
      <text:p text:style-name="P23"/>
      <text:p text:style-name="P23">Result:-</text:p>
      <text:p text:style-name="P23"/>
      <text:p text:style-name="P23">The Round Robin scheduling algorithm was successfully implemented, and each process was allocated CPU time in a fair, rotating order based on the specified time quantum. The algorithm produced average waiting and turn-around times, ensuring all processes received periodic CPU access. </text:p>
      <text:p text:style-name="P8">Experiment – <text:span text:style-name="T4">5</text:span></text:p>
      <text:p text:style-name="P9"/>
      <text:p text:style-name="P10">Aim:- Write a program <text:span text:style-name="T5">for page replacement policy using</text:span></text:p>
      <text:p text:style-name="P10"/>
      <text:p text:style-name="P10"><text:tab/><text:span text:style-name="T5">a) LRU</text:span></text:p>
      <text:p text:style-name="P10"><text:tab/><text:span text:style-name="T5">b) FIFO</text:span></text:p>
      <text:p text:style-name="P10"><text:span text:style-name="T5"><text:tab/>c) Optimal</text:span></text:p>
      <text:p text:style-name="P10"/>
      <text:p text:style-name="P9"/>
      <text:p text:style-name="P24">Theory:-</text:p>
      <text:p text:style-name="P24"/>
      <text:p text:style-name="P65">In memory management, page replacement policies are used to manage how pages are loaded and removed from physical memory (frames) when there are limited resources. These policies decide which page should be removed to make room for a new page request when a <text:span text:style-name="Strong_20_Emphasis">page fault</text:span> occurs. The goal is to minimize page faults and optimize memory usage. Common page replacement algorithms include:</text:p>
      <text:list text:style-name="L1">
        <text:list-item>
          <text:p text:style-name="P71"><text:span text:style-name="Strong_20_Emphasis">Least Recently Used (LRU):</text:span><text:line-break/>LRU removes the page that has not been used for the longest period. It assumes that pages that haven’t been accessed recently are less likely to be used in the near future. LRU requires tracking the order of page accesses, often using a counter or stack to keep pages in order of usage.</text:p>
        </text:list-item>
        <text:list-item>
          <text:p text:style-name="P71"><text:span text:style-name="Strong_20_Emphasis">First In First Out (FIFO):</text:span><text:line-break/>FIFO replaces the page that has been in memory the longest. It does not take into account how often or recently a page has been accessed, making it simpler but potentially less efficient, as the oldest page might still be frequently accessed.</text:p>
        </text:list-item>
        <text:list-item>
          <text:p text:style-name="P71"><text:span text:style-name="Strong_20_Emphasis">Optimal Page Replacement:</text:span><text:line-break/>The optimal algorithm replaces the page that will not be used for the longest time in the future. This approach yields the least possible page faults but is often impractical for real-time systems, as it requires future knowledge of memory accesses. It is primarily used as a benchmark.</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Code:-</text:p>
      <text:p text:style-name="P24"/>
      <text:p text:style-name="Standard" loext:marker-style-name="T13"><text:span text:style-name="T12">#include</text:span><text:span text:style-name="T13"> </text:span><text:span text:style-name="T15">&lt;stdio.h&gt;</text:span></text:p>
      <text:p text:style-name="Standard" loext:marker-style-name="T13"><text:span text:style-name="T12">#include</text:span><text:span text:style-name="T13"> </text:span><text:span text:style-name="T15">&lt;stdbool.h&gt;</text:span></text:p>
      <text:p text:style-name="Standard" loext:marker-style-name="T13"><text:span text:style-name="T16">void</text:span><text:span text:style-name="T13"> fifo(</text:span><text:span text:style-name="T16">int</text:span><text:span text:style-name="T13"> </text:span><text:span text:style-name="T12">pages</text:span><text:span text:style-name="T13">[], </text:span><text:span text:style-name="T16">int</text:span><text:span text:style-name="T13"> </text:span><text:span text:style-name="T12">n</text:span><text:span text:style-name="T13">, </text:span><text:span text:style-name="T16">int</text:span><text:span text:style-name="T13"> </text:span><text:span text:style-name="T12">frames</text:span><text:span text:style-name="T13">) {</text:span></text:p>
      <text:p text:style-name="Standard" loext:marker-style-name="T13"><text:span text:style-name="T13"><text:s text:c="4"/></text:span><text:span text:style-name="T16">int</text:span><text:span text:style-name="T13"> frame[</text:span><text:span text:style-name="T12">frames</text:span><text:span text:style-name="T13">];</text:span></text:p>
      <text:p text:style-name="Standard" loext:marker-style-name="T13"><text:span text:style-name="T13"><text:s text:c="4"/></text:span><text:span text:style-name="T16">int</text:span><text:span text:style-name="T13"> page_faults = 0, index = 0;</text:span></text:p>
      <text:p text:style-name="P32" loext:marker-style-name="T13"/>
      <text:p text:style-name="Standard" loext:marker-style-name="T13"><text:span text:style-name="T13"><text:s text:c="4"/></text:span><text:span text:style-name="T16">for</text:span><text:span text:style-name="T13"> (</text:span><text:span text:style-name="T16">int</text:span><text:span text:style-name="T13"> i = 0; i &lt; </text:span><text:span text:style-name="T12">frames</text:span><text:span text:style-name="T13">; i++) {</text:span></text:p>
      <text:p text:style-name="Standard" loext:marker-style-name="T13"><text:span text:style-name="T13"><text:s text:c="8"/>frame[i] = -1;</text:span><text:span text:style-name="T13"/></text:p>
      <text:p text:style-name="Standard" loext:marker-style-name="T13"><text:span text:style-name="T13"><text:s text:c="4"/>}</text:span></text:p>
      <text:p text:style-name="Standard" loext:marker-style-name="T13"><text:span text:style-name="T13"><text:s text:c="4"/>printf(</text:span><text:span text:style-name="T15">"\nFIFO Page Replacemen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9">bool</text:span><text:span text:style-name="T13"> found = </text:span><text:span text:style-name="T19">false</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text:span><text:span text:style-name="T16">if</text:span><text:span text:style-name="T13"> (frame[j] == </text:span><text:span text:style-name="T12">pages</text:span><text:span text:style-name="T13">[i]) {</text:span></text:p>
      <text:p text:style-name="Standard" loext:marker-style-name="T13"><text:span text:style-name="T13"><text:s text:c="16"/>found = </text:span><text:span text:style-name="T19">true</text:span><text:span text:style-name="T13">;</text:span></text:p>
      <text:p text:style-name="Standard" loext:marker-style-name="T13"><text:span text:style-name="T13"><text:s text:c="16"/></text:span><text:span text:style-name="T16">break</text:span><text:span text:style-name="T13">;</text:span></text:p>
      <text:p text:style-name="Standard" loext:marker-style-name="T13"><text:span text:style-name="T13"><text:s text:c="12"/>}</text:span><text:span text:style-name="T13"/></text:p>
      <text:p text:style-name="Standard" loext:marker-style-name="T13"><text:span text:style-name="T13"><text:s text:c="8"/>}</text:span></text:p>
      <text:p text:style-name="Standard" loext:marker-style-name="T13"><text:span text:style-name="T13"><text:s text:c="8"/></text:span><text:span text:style-name="T16">if</text:span><text:span text:style-name="T13"> (!found) {</text:span></text:p>
      <text:p text:style-name="Standard" loext:marker-style-name="T13"><text:span text:style-name="T13"><text:s text:c="12"/>frame[index] = </text:span><text:span text:style-name="T12">pages</text:span><text:span text:style-name="T13">[i];</text:span></text:p>
      <text:p text:style-name="Standard" loext:marker-style-name="T13"><text:span text:style-name="T13"><text:s text:c="12"/>index = (index + 1) % </text:span><text:span text:style-name="T12">frames</text:span><text:span text:style-name="T13">;</text:span></text:p>
      <text:p text:style-name="Standard" loext:marker-style-name="T13"><text:span text:style-name="T13"><text:s text:c="12"/>page_faults++;</text:span><text:span text:style-name="T13"/></text:p>
      <text:p text:style-name="Standard" loext:marker-style-name="T13"><text:span text:style-name="T13"><text:s text:c="8"/>}</text:span></text:p>
      <text:p text:style-name="Standard" loext:marker-style-name="T13"><text:span text:style-name="T13"><text:s text:c="8"/>printf(</text:span><text:span text:style-name="T15">"Frames: "</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printf(</text:span><text:span text:style-name="T15">"%d "</text:span><text:span text:style-name="T13">, frame[j]);</text:span></text:p>
      <text:p text:style-name="Standard" loext:marker-style-name="T13"><text:span text:style-name="T13"><text:s text:c="8"/>}</text:span><text:span text:style-name="T13"/></text:p>
      <text:p text:style-name="Standard" loext:marker-style-name="T13"><text:span text:style-name="T13"><text:s text:c="8"/>printf(</text:span><text:span text:style-name="T15">"\n"</text:span><text:span text:style-name="T13">);</text:span></text:p>
      <text:p text:style-name="Standard" loext:marker-style-name="T13"><text:span text:style-name="T13"><text:s text:c="4"/>}</text:span><text:span text:style-name="T13"/></text:p>
      <text:p text:style-name="Standard" loext:marker-style-name="T13"><text:span text:style-name="T13"><text:s text:c="4"/>printf(</text:span><text:span text:style-name="T15">"Total Page Faults: %d\n"</text:span><text:span text:style-name="T13">, page_faults);</text:span></text:p>
      <text:p text:style-name="Standard" loext:marker-style-name="T13"><text:span text:style-name="T13">}</text:span></text:p>
      <text:p text:style-name="Standard" loext:marker-style-name="T13"><text:span text:style-name="T16">void</text:span><text:span text:style-name="T13"> lru(</text:span><text:span text:style-name="T16">int</text:span><text:span text:style-name="T13"> </text:span><text:span text:style-name="T12">pages</text:span><text:span text:style-name="T13">[], </text:span><text:span text:style-name="T16">int</text:span><text:span text:style-name="T13"> </text:span><text:span text:style-name="T12">n</text:span><text:span text:style-name="T13">, </text:span><text:span text:style-name="T16">int</text:span><text:span text:style-name="T13"> </text:span><text:span text:style-name="T12">frames</text:span><text:span text:style-name="T13">) {</text:span></text:p>
      <text:p text:style-name="Standard" loext:marker-style-name="T13"><text:span text:style-name="T13"><text:s text:c="4"/></text:span><text:span text:style-name="T16">int</text:span><text:span text:style-name="T13"> frame[</text:span><text:span text:style-name="T12">frames</text:span><text:span text:style-name="T13">], counter[</text:span><text:span text:style-name="T12">frames</text:span><text:span text:style-name="T13">];</text:span></text:p>
      <text:p text:style-name="Standard" loext:marker-style-name="T13"><text:span text:style-name="T13"><text:s text:c="4"/></text:span><text:span text:style-name="T16">int</text:span><text:span text:style-name="T13"> page_faults = 0, time = 0;</text:span></text:p>
      <text:p text:style-name="P32" loext:marker-style-name="T13"/>
      <text:p text:style-name="Standard" loext:marker-style-name="T13"><text:span text:style-name="T13"><text:s text:c="4"/></text:span><text:span text:style-name="T16">for</text:span><text:span text:style-name="T13"> (</text:span><text:span text:style-name="T16">int</text:span><text:span text:style-name="T13"> i = 0; i &lt; </text:span><text:span text:style-name="T12">frames</text:span><text:span text:style-name="T13">; i++) {</text:span></text:p>
      <text:p text:style-name="Standard" loext:marker-style-name="T13"><text:span text:style-name="T13"><text:s text:c="8"/>frame[i] = -1;</text:span><text:span text:style-name="T13"/></text:p>
      <text:p text:style-name="Standard" loext:marker-style-name="T13"><text:span text:style-name="T13"><text:s text:c="4"/>}</text:span></text:p>
      <text:p text:style-name="Standard" loext:marker-style-name="T13"><text:span text:style-name="T13"><text:s text:c="4"/>printf(</text:span><text:span text:style-name="T15">"\nLRU Page Replacemen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9">bool</text:span><text:span text:style-name="T13"> found = </text:span><text:span text:style-name="T19">false</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text:span><text:span text:style-name="T16">if</text:span><text:span text:style-name="T13"> (frame[j] == </text:span><text:span text:style-name="T12">pages</text:span><text:span text:style-name="T13">[i]) {</text:span></text:p>
      <text:p text:style-name="Standard" loext:marker-style-name="T13"><text:span text:style-name="T13"><text:s text:c="16"/>counter[j] = time++;</text:span><text:span text:style-name="T13"/></text:p>
      <text:p text:style-name="Standard" loext:marker-style-name="T13"><text:span text:style-name="T13"><text:s text:c="16"/>found = </text:span><text:span text:style-name="T19">true</text:span><text:span text:style-name="T13">;</text:span></text:p>
      <text:p text:style-name="Standard" loext:marker-style-name="T13"><text:span text:style-name="T13"><text:s text:c="16"/></text:span><text:span text:style-name="T16">break</text:span><text:span text:style-name="T13">;</text:span></text:p>
      <text:p text:style-name="Standard" loext:marker-style-name="T13"><text:span text:style-name="T13"><text:s text:c="12"/>}</text:span><text:span text:style-name="T13"/></text:p>
      <text:p text:style-name="Standard" loext:marker-style-name="T13"><text:span text:style-name="T13"><text:s text:c="8"/>}</text:span></text:p>
      <text:p text:style-name="Standard" loext:marker-style-name="T13"><text:span text:style-name="T13"><text:s text:c="8"/></text:span><text:span text:style-name="T16">if</text:span><text:span text:style-name="T13"> (!found) {</text:span></text:p>
      <text:p text:style-name="Standard" loext:marker-style-name="T13"><text:span text:style-name="T13"><text:s text:c="12"/></text:span><text:span text:style-name="T16">int</text:span><text:span text:style-name="T13"> lru_index = 0;</text:span></text:p>
      <text:p text:style-name="Standard" loext:marker-style-name="T13"><text:span text:style-name="T13"><text:s text:c="12"/></text:span><text:span text:style-name="T16">for</text:span><text:span text:style-name="T13"> (</text:span><text:span text:style-name="T16">int</text:span><text:span text:style-name="T13"> j = 1; j &lt; </text:span><text:span text:style-name="T12">frames</text:span><text:span text:style-name="T13">; j++) {</text:span></text:p>
      <text:p text:style-name="Standard" loext:marker-style-name="T13"><text:span text:style-name="T13"><text:s text:c="16"/></text:span><text:span text:style-name="T16">if</text:span><text:span text:style-name="T13"> (counter[j] &lt; counter[lru_index]) {</text:span></text:p>
      <text:p text:style-name="Standard" loext:marker-style-name="T13"><text:span text:style-name="T13"><text:s text:c="20"/>lru_index = j;</text:span><text:span text:style-name="T13"/></text:p>
      <text:p text:style-name="Standard" loext:marker-style-name="T13"><text:span text:style-name="T13"><text:s text:c="16"/>}</text:span><text:span text:style-name="T13"/></text:p>
      <text:p text:style-name="Standard" loext:marker-style-name="T13"><text:span text:style-name="T13"><text:s text:c="12"/>}</text:span><text:span text:style-name="T13"/></text:p>
      <text:p text:style-name="Standard" loext:marker-style-name="T13"><text:span text:style-name="T13"><text:s text:c="12"/>frame[lru_index] = </text:span><text:span text:style-name="T12">pages</text:span><text:span text:style-name="T13">[i];</text:span></text:p>
      <text:p text:style-name="Standard" loext:marker-style-name="T13"><text:span text:style-name="T13"><text:s text:c="12"/>counter[lru_index] = time++;</text:span><text:span text:style-name="T13"/></text:p>
      <text:p text:style-name="Standard" loext:marker-style-name="T13"><text:span text:style-name="T13"><text:s text:c="12"/>page_faults++;</text:span><text:span text:style-name="T13"/></text:p>
      <text:p text:style-name="Standard" loext:marker-style-name="T13"><text:span text:style-name="T13"><text:s text:c="8"/>}</text:span></text:p>
      <text:p text:style-name="Standard" loext:marker-style-name="T13"><text:span text:style-name="T13"><text:s text:c="8"/>printf(</text:span><text:span text:style-name="T15">"Frames: "</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printf(</text:span><text:span text:style-name="T15">"%d "</text:span><text:span text:style-name="T13">, frame[j]);</text:span></text:p>
      <text:p text:style-name="Standard" loext:marker-style-name="T13"><text:span text:style-name="T13"><text:s text:c="8"/>}</text:span><text:span text:style-name="T13"/></text:p>
      <text:p text:style-name="Standard" loext:marker-style-name="T13"><text:soft-page-break/><text:span text:style-name="T13"><text:s text:c="8"/>printf(</text:span><text:span text:style-name="T15">"\n"</text:span><text:span text:style-name="T13">);</text:span></text:p>
      <text:p text:style-name="Standard" loext:marker-style-name="T13"><text:span text:style-name="T13"><text:s text:c="4"/>}</text:span><text:span text:style-name="T13"/></text:p>
      <text:p text:style-name="Standard" loext:marker-style-name="T13"><text:span text:style-name="T13"><text:s text:c="4"/>printf(</text:span><text:span text:style-name="T15">"Total Page Faults: %d\n"</text:span><text:span text:style-name="T13">, page_faults);</text:span></text:p>
      <text:p text:style-name="Standard" loext:marker-style-name="T13"><text:span text:style-name="T13">}</text:span></text:p>
      <text:p text:style-name="Standard" loext:marker-style-name="T13"><text:span text:style-name="T16">void</text:span><text:span text:style-name="T13"> optimal(</text:span><text:span text:style-name="T16">int</text:span><text:span text:style-name="T13"> </text:span><text:span text:style-name="T12">pages</text:span><text:span text:style-name="T13">[], </text:span><text:span text:style-name="T16">int</text:span><text:span text:style-name="T13"> </text:span><text:span text:style-name="T12">n</text:span><text:span text:style-name="T13">, </text:span><text:span text:style-name="T16">int</text:span><text:span text:style-name="T13"> </text:span><text:span text:style-name="T12">frames</text:span><text:span text:style-name="T13">) {</text:span></text:p>
      <text:p text:style-name="Standard" loext:marker-style-name="T13"><text:span text:style-name="T13"><text:s text:c="4"/></text:span><text:span text:style-name="T16">int</text:span><text:span text:style-name="T13"> frame[</text:span><text:span text:style-name="T12">frames</text:span><text:span text:style-name="T13">];</text:span></text:p>
      <text:p text:style-name="Standard" loext:marker-style-name="T13"><text:span text:style-name="T13"><text:s text:c="4"/></text:span><text:span text:style-name="T16">int</text:span><text:span text:style-name="T13"> page_faults = 0;</text:span></text:p>
      <text:p text:style-name="P32" loext:marker-style-name="T13"/>
      <text:p text:style-name="Standard" loext:marker-style-name="T13"><text:span text:style-name="T13"><text:s text:c="4"/></text:span><text:span text:style-name="T16">for</text:span><text:span text:style-name="T13"> (</text:span><text:span text:style-name="T16">int</text:span><text:span text:style-name="T13"> i = 0; i &lt; </text:span><text:span text:style-name="T12">frames</text:span><text:span text:style-name="T13">; i++) {</text:span></text:p>
      <text:p text:style-name="Standard" loext:marker-style-name="T13"><text:span text:style-name="T13"><text:s text:c="8"/>frame[i] = -1;</text:span><text:span text:style-name="T13"/></text:p>
      <text:p text:style-name="Standard" loext:marker-style-name="T13"><text:span text:style-name="T13"><text:s text:c="4"/>}</text:span></text:p>
      <text:p text:style-name="Standard" loext:marker-style-name="T13"><text:span text:style-name="T13"><text:s text:c="4"/>printf(</text:span><text:span text:style-name="T15">"\nOptimal Page Replacemen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9">bool</text:span><text:span text:style-name="T13"> found = </text:span><text:span text:style-name="T19">false</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text:span><text:span text:style-name="T16">if</text:span><text:span text:style-name="T13"> (frame[j] == </text:span><text:span text:style-name="T12">pages</text:span><text:span text:style-name="T13">[i]) {</text:span></text:p>
      <text:p text:style-name="Standard" loext:marker-style-name="T13"><text:span text:style-name="T13"><text:s text:c="16"/>found = </text:span><text:span text:style-name="T19">true</text:span><text:span text:style-name="T13">;</text:span></text:p>
      <text:p text:style-name="Standard" loext:marker-style-name="T13"><text:span text:style-name="T13"><text:s text:c="16"/></text:span><text:span text:style-name="T16">break</text:span><text:span text:style-name="T13">;</text:span></text:p>
      <text:p text:style-name="Standard" loext:marker-style-name="T13"><text:span text:style-name="T13"><text:s text:c="12"/>}</text:span><text:span text:style-name="T13"/></text:p>
      <text:p text:style-name="Standard" loext:marker-style-name="T13"><text:span text:style-name="T13"><text:s text:c="8"/>}</text:span></text:p>
      <text:p text:style-name="Standard" loext:marker-style-name="T13"><text:span text:style-name="T13"><text:s text:c="8"/></text:span><text:span text:style-name="T16">if</text:span><text:span text:style-name="T13"> (!found) {</text:span></text:p>
      <text:p text:style-name="Standard" loext:marker-style-name="T13"><text:span text:style-name="T13"><text:s text:c="12"/></text:span><text:span text:style-name="T16">int</text:span><text:span text:style-name="T13"> farthest = i + 1, replace_index = -1;</text:span></text:p>
      <text:p text:style-name="Standard" loext:marker-style-name="T13"><text:span text:style-name="T13"><text:s text:c="12"/></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6"/></text:span><text:span text:style-name="T16">int</text:span><text:span text:style-name="T13"> k;</text:span></text:p>
      <text:p text:style-name="Standard" loext:marker-style-name="T13"><text:span text:style-name="T13"><text:s text:c="16"/></text:span><text:span text:style-name="T16">for</text:span><text:span text:style-name="T13"> (k = i + 1; k &lt; </text:span><text:span text:style-name="T12">n</text:span><text:span text:style-name="T13">; k++) {</text:span></text:p>
      <text:p text:style-name="Standard" loext:marker-style-name="T13"><text:span text:style-name="T13"><text:s text:c="20"/></text:span><text:span text:style-name="T16">if</text:span><text:span text:style-name="T13"> (frame[j] == </text:span><text:span text:style-name="T12">pages</text:span><text:span text:style-name="T13">[k]) {</text:span></text:p>
      <text:p text:style-name="Standard" loext:marker-style-name="T13"><text:span text:style-name="T13"><text:s text:c="24"/></text:span><text:span text:style-name="T16">if</text:span><text:span text:style-name="T13"> (k &gt; farthest) {</text:span></text:p>
      <text:p text:style-name="Standard" loext:marker-style-name="T13"><text:span text:style-name="T13"><text:s text:c="28"/>farthest = k;</text:span><text:span text:style-name="T13"/></text:p>
      <text:p text:style-name="Standard" loext:marker-style-name="T13"><text:span text:style-name="T13"><text:s text:c="28"/>replace_index = j;</text:span><text:span text:style-name="T13"/></text:p>
      <text:p text:style-name="Standard" loext:marker-style-name="T13"><text:span text:style-name="T13"><text:s text:c="24"/>}</text:span><text:span text:style-name="T13"/></text:p>
      <text:p text:style-name="Standard" loext:marker-style-name="T13"><text:span text:style-name="T13"><text:s text:c="24"/></text:span><text:span text:style-name="T16">break</text:span><text:span text:style-name="T13">;</text:span></text:p>
      <text:p text:style-name="Standard" loext:marker-style-name="T13"><text:span text:style-name="T13"><text:s text:c="20"/>}</text:span><text:span text:style-name="T13"/></text:p>
      <text:p text:style-name="Standard" loext:marker-style-name="T13"><text:span text:style-name="T13"><text:s text:c="16"/>}</text:span><text:span text:style-name="T13"/></text:p>
      <text:p text:style-name="Standard" loext:marker-style-name="T13"><text:span text:style-name="T13"><text:s text:c="16"/></text:span><text:span text:style-name="T16">if</text:span><text:span text:style-name="T13"> (k == </text:span><text:span text:style-name="T12">n</text:span><text:span text:style-name="T13">) {</text:span></text:p>
      <text:p text:style-name="Standard" loext:marker-style-name="T13"><text:span text:style-name="T13"><text:s text:c="20"/>replace_index = j;</text:span><text:span text:style-name="T13"/></text:p>
      <text:p text:style-name="Standard" loext:marker-style-name="T13"><text:span text:style-name="T13"><text:s text:c="20"/></text:span><text:span text:style-name="T16">break</text:span><text:span text:style-name="T13">;</text:span></text:p>
      <text:p text:style-name="Standard" loext:marker-style-name="T13"><text:span text:style-name="T13"><text:s text:c="16"/>}</text:span><text:span text:style-name="T13"/></text:p>
      <text:p text:style-name="Standard" loext:marker-style-name="T13"><text:span text:style-name="T13"><text:s text:c="12"/>}</text:span><text:span text:style-name="T13"/></text:p>
      <text:p text:style-name="Standard" loext:marker-style-name="T13"><text:span text:style-name="T13"><text:s text:c="12"/></text:span><text:span text:style-name="T16">if</text:span><text:span text:style-name="T13"> (replace_index == -1) replace_index = 0;</text:span></text:p>
      <text:p text:style-name="Standard" loext:marker-style-name="T13"><text:span text:style-name="T13"><text:s text:c="12"/>frame[replace_index] = </text:span><text:span text:style-name="T12">pages</text:span><text:span text:style-name="T13">[i];</text:span></text:p>
      <text:p text:style-name="Standard" loext:marker-style-name="T13"><text:span text:style-name="T13"><text:s text:c="12"/>page_faults++;</text:span><text:span text:style-name="T13"/></text:p>
      <text:p text:style-name="Standard" loext:marker-style-name="T13"><text:span text:style-name="T13"><text:s text:c="8"/>}</text:span><text:span text:style-name="T13"/></text:p>
      <text:p text:style-name="P32" loext:marker-style-name="T13"/>
      <text:p text:style-name="Standard" loext:marker-style-name="T13"><text:span text:style-name="T13"><text:s text:c="8"/>printf(</text:span><text:span text:style-name="T15">"Frames: "</text:span><text:span text:style-name="T13">);</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frames</text:span><text:span text:style-name="T13">; j++) {</text:span></text:p>
      <text:p text:style-name="Standard" loext:marker-style-name="T13"><text:span text:style-name="T13"><text:s text:c="12"/>printf(</text:span><text:span text:style-name="T15">"%d "</text:span><text:span text:style-name="T13">, frame[j]);</text:span></text:p>
      <text:p text:style-name="Standard" loext:marker-style-name="T13"><text:span text:style-name="T13"><text:s text:c="8"/>}</text:span><text:span text:style-name="T13"/></text:p>
      <text:p text:style-name="Standard" loext:marker-style-name="T13"><text:span text:style-name="T13"><text:s text:c="8"/>printf(</text:span><text:span text:style-name="T15">"\n"</text:span><text:span text:style-name="T13">);</text:span></text:p>
      <text:p text:style-name="Standard" loext:marker-style-name="T13"><text:span text:style-name="T13"><text:s text:c="4"/>}</text:span><text:span text:style-name="T13"/></text:p>
      <text:p text:style-name="Standard" loext:marker-style-name="T13"><text:span text:style-name="T13"><text:s text:c="4"/>printf(</text:span><text:span text:style-name="T15">"Total Page Faults: %d\n"</text:span><text:span text:style-name="T13">, page_faults);</text:span></text:p>
      <text:p text:style-name="Standard" loext:marker-style-name="T13"><text:span text:style-name="T13">}</text:span><text:span text:style-name="T13"/></text:p>
      <text:p text:style-name="P32" loext:marker-style-name="T13"/>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pages[] = { 7, 0, 1, 2, 0, 3, 0, 4, 2, 3, 0, 3, 2 };</text:span></text:p>
      <text:p text:style-name="Standard" loext:marker-style-name="T13"><text:span text:style-name="T13"><text:s text:c="4"/></text:span><text:span text:style-name="T16">int</text:span><text:span text:style-name="T13"> n = </text:span><text:span text:style-name="T16">sizeof</text:span><text:span text:style-name="T13">(pages) / </text:span><text:span text:style-name="T16">sizeof</text:span><text:span text:style-name="T13">(pages[0]);</text:span></text:p>
      <text:p text:style-name="Standard" loext:marker-style-name="T13"><text:span text:style-name="T13"><text:s text:c="4"/></text:span><text:span text:style-name="T16">int</text:span><text:span text:style-name="T13"> frames = 3;</text:span></text:p>
      <text:p text:style-name="P32" loext:marker-style-name="T13"/>
      <text:p text:style-name="Standard" loext:marker-style-name="T13"><text:span text:style-name="T13"><text:s text:c="4"/>fifo(pages, n, frames);</text:span><text:span text:style-name="T13"/></text:p>
      <text:p text:style-name="Standard" loext:marker-style-name="T13"><text:span text:style-name="T13"><text:s text:c="4"/>lru(pages, n, frames);</text:span><text:span text:style-name="T13"/></text:p>
      <text:p text:style-name="Standard" loext:marker-style-name="T13"><text:span text:style-name="T13"><text:s text:c="4"/>optimal(pages, n, frames);</text:span><text:span text:style-name="T13"/></text:p>
      <text:p text:style-name="P32" loext:marker-style-name="T13"/>
      <text:p text:style-name="Standard" loext:marker-style-name="T13"><text:span text:style-name="T13"><text:s text:c="4"/></text:span><text:span text:style-name="T16">return</text:span><text:span text:style-name="T13"> 0;</text:span></text:p>
      <text:p text:style-name="Standard" loext:marker-style-name="T13"><text:span text:style-name="T13">}</text:span><text:span text:style-name="T13"/></text:p>
      <text:p text:style-name="P24"/>
      <text:p text:style-name="P24"/>
      <text:p text:style-name="P24"><text:soft-page-break/>Output:-</text:p>
      <text:p text:style-name="P24"/>
      <text:p text:style-name="P36">FIFO Page Replacement:</text:p>
      <text:p text:style-name="P36">Frames: 7 -1 -1 </text:p>
      <text:p text:style-name="P36">Frames: 7 0 -1 </text:p>
      <text:p text:style-name="P36">Frames: 7 0 1 </text:p>
      <text:p text:style-name="P36">Frames: 2 0 1 </text:p>
      <text:p text:style-name="P36">Frames: 2 0 1 </text:p>
      <text:p text:style-name="P36">Frames: 2 3 1 </text:p>
      <text:p text:style-name="P36">Frames: 2 3 0 </text:p>
      <text:p text:style-name="P36">Frames: 4 3 0 </text:p>
      <text:p text:style-name="P36">Frames: 4 2 0 </text:p>
      <text:p text:style-name="P36">Frames: 4 2 3 </text:p>
      <text:p text:style-name="P36">Frames: 0 2 3 </text:p>
      <text:p text:style-name="P36">Frames: 0 2 3 </text:p>
      <text:p text:style-name="P36">Frames: 0 2 3 </text:p>
      <text:p text:style-name="P36">Total Page Faults: 10</text:p>
      <text:p text:style-name="P36"/>
      <text:p text:style-name="P36">LRU Page Replacement:</text:p>
      <text:p text:style-name="P36">Frames: 7 -1 -1 </text:p>
      <text:p text:style-name="P36">Frames: 0 -1 -1 </text:p>
      <text:p text:style-name="P36">Frames: 1 -1 -1 </text:p>
      <text:p text:style-name="P36">Frames: 2 -1 -1 </text:p>
      <text:p text:style-name="P36">Frames: 0 -1 -1 </text:p>
      <text:p text:style-name="P36">Frames: 3 -1 -1 </text:p>
      <text:p text:style-name="P36">Frames: 0 -1 -1 </text:p>
      <text:p text:style-name="P36">Frames: 4 -1 -1 </text:p>
      <text:p text:style-name="P36">Frames: 2 -1 -1 </text:p>
      <text:p text:style-name="P36">Frames: 3 -1 -1 </text:p>
      <text:p text:style-name="P36">Frames: 0 -1 -1 </text:p>
      <text:p text:style-name="P36">Frames: 3 -1 -1 </text:p>
      <text:p text:style-name="P36">Frames: 3 -1 2 </text:p>
      <text:p text:style-name="P36">Total Page Faults: 13</text:p>
      <text:p text:style-name="P36"/>
      <text:p text:style-name="P36">Optimal Page Replacement:</text:p>
      <text:p text:style-name="P36">Frames: 7 -1 -1 </text:p>
      <text:p text:style-name="P36">Frames: 0 -1 -1 </text:p>
      <text:p text:style-name="P36">Frames: 0 1 -1 </text:p>
      <text:p text:style-name="P36">Frames: 0 2 -1 </text:p>
      <text:p text:style-name="P36">Frames: 0 2 -1 </text:p>
      <text:p text:style-name="P36">Frames: 0 2 3 </text:p>
      <text:p text:style-name="P36">Frames: 0 2 3 </text:p>
      <text:p text:style-name="P36">Frames: 4 2 3 </text:p>
      <text:p text:style-name="P36">Frames: 4 2 3 </text:p>
      <text:p text:style-name="P36">Frames: 4 2 3 </text:p>
      <text:p text:style-name="P36">Frames: 0 2 3 </text:p>
      <text:p text:style-name="P36">Frames: 0 2 3 </text:p>
      <text:p text:style-name="P36">Frames: 0 2 3 </text:p>
      <text:p text:style-name="P36">Total Page Faults: 7</text:p>
      <text:p text:style-name="P36"/>
      <text:p text:style-name="P59"><text:span text:style-name="T20">Abhay Raj, 00976803122</text:span></text:p>
      <text:p text:style-name="P24"/>
      <text:p text:style-name="P24"><text:soft-page-break/>Result:-</text:p>
      <text:p text:style-name="P24"/>
      <text:p text:style-name="P24">The program successfully implemented page replacement policies using FIFO, LRU, and Optimal algorithms. The output displays the frame contents after each page request and calculates the total page faults for each algorithm, demonstrating their effectiveness in different scenarios. </text:p>
      <text:p text:style-name="P11">Experiment – <text:span text:style-name="T6">6</text:span></text:p>
      <text:p text:style-name="P12"/>
      <text:p text:style-name="P12">Aim:- Write a program <text:span text:style-name="T6">first fit, best fit and worst fit algorithm for memory management.</text:span></text:p>
      <text:p text:style-name="P12"/>
      <text:p text:style-name="P25">Theory:-</text:p>
      <text:p text:style-name="P25"/>
      <text:p text:style-name="P66">In memory management, allocation strategies are essential to efficiently assign memory blocks to processes. The First Fit, Best Fit, and Worst Fit algorithms are popular methods for allocating memory in a contiguous memory allocation system. These algorithms help to determine how to allocate available memory to incoming processes with different memory requirements. Each has different advantages depending on memory layout and the pattern of process requests.</text:p>
      <text:list text:style-name="L2">
        <text:list-item>
          <text:p text:style-name="P72"><text:span text:style-name="Strong_20_Emphasis">First Fit:</text:span><text:line-break/>In the First Fit algorithm, the system allocates the first available memory block that is large enough to accommodate the process. This approach is efficient and simple, as it scans memory sequentially and stops once it finds a suitable block. However, it may lead to memory fragmentation over time.</text:p>
        </text:list-item>
        <text:list-item>
          <text:p text:style-name="P72"><text:span text:style-name="Strong_20_Emphasis">Best Fit:</text:span><text:line-break/>The Best Fit algorithm searches for the smallest memory block that is large enough to fit the process. This reduces leftover memory space after allocation, minimizing wasted memory within blocks. However, it requires more time to search through memory and may lead to small unusable memory fragments.</text:p>
        </text:list-item>
        <text:list-item>
          <text:p text:style-name="P72"><text:span text:style-name="Strong_20_Emphasis">Worst Fit:</text:span><text:line-break/>In the Worst Fit algorithm, the system allocates the largest available memory block to the process. This method aims to leave larger blocks for future processes, potentially reducing fragmentation. However, it may lead to inefficient use of memory if large blocks are repeatedly split for smaller processes.</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Code:-</text:p>
      <text:p text:style-name="Standard" loext:marker-style-name="T13"><text:span text:style-name="T12">#include</text:span><text:span text:style-name="T13"> </text:span><text:span text:style-name="T15">&lt;stdio.h&gt;</text:span></text:p>
      <text:p text:style-name="Standard" loext:marker-style-name="T13"><text:span text:style-name="T16">void</text:span><text:span text:style-name="T13"> ff(</text:span><text:span text:style-name="T16">int</text:span><text:span text:style-name="T13"> </text:span><text:span text:style-name="T12">b</text:span><text:span text:style-name="T13">[], </text:span><text:span text:style-name="T16">int</text:span><text:span text:style-name="T13"> </text:span><text:span text:style-name="T12">m</text:span><text:span text:style-name="T13">, </text:span><text:span text:style-name="T16">int</text:span><text:span text:style-name="T13"> </text:span><text:span text:style-name="T12">p</text:span><text:span text:style-name="T13">[], </text:span><text:span text:style-name="T16">int</text:span><text:span text:style-name="T13"> </text:span><text:span text:style-name="T12">n</text:span><text:span text:style-name="T13">) {</text:span></text:p>
      <text:p text:style-name="Standard" loext:marker-style-name="T13"><text:span text:style-name="T13"><text:s text:c="4"/></text:span><text:span text:style-name="T16">int</text:span><text:span text:style-name="T13"> a[</text:span><text:span text:style-name="T12">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a[i] = -1;</text:span></text:p>
      <text:p text:style-name="Standard" loext:marker-style-name="T13"><text:span text:style-name="T13"><text:s text:c="4"/>printf(</text:span><text:span text:style-name="T15">"\nFirst Fi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m</text:span><text:span text:style-name="T13">; j++) {</text:span></text:p>
      <text:p text:style-name="Standard" loext:marker-style-name="T13"><text:span text:style-name="T13"><text:s text:c="12"/></text:span><text:span text:style-name="T16">if</text:span><text:span text:style-name="T13"> (</text:span><text:span text:style-name="T12">b</text:span><text:span text:style-name="T13">[j] &gt;= </text:span><text:span text:style-name="T12">p</text:span><text:span text:style-name="T13">[i]) {</text:span></text:p>
      <text:p text:style-name="Standard" loext:marker-style-name="T13"><text:span text:style-name="T13"><text:s text:c="16"/>a[i] = j;</text:span><text:span text:style-name="T12">b</text:span><text:span text:style-name="T13">[j] -= </text:span><text:span text:style-name="T12">p</text:span><text:span text:style-name="T13">[i];</text:span></text:p>
      <text:p text:style-name="Standard" loext:marker-style-name="T13"><text:span text:style-name="T13"><text:s text:c="16"/></text:span><text:span text:style-name="T16">break</text:span><text:span text:style-name="T13">;}}}</text:span></text:p>
      <text:p text:style-name="Standard" loext:marker-style-name="T13"><text:span text:style-name="T13"><text:s text:c="4"/>printf(</text:span><text:span text:style-name="T15">"P No.\tP Size\tB No.\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printf(</text:span><text:span text:style-name="T15">" %d \t %d \t"</text:span><text:span text:style-name="T13">, i + 1, </text:span><text:span text:style-name="T12">p</text:span><text:span text:style-name="T13">[i]);</text:span></text:p>
      <text:p text:style-name="Standard" loext:marker-style-name="T13"><text:span text:style-name="T13"><text:s text:c="8"/></text:span><text:span text:style-name="T16">if</text:span><text:span text:style-name="T13"> (a[i] != -1) printf(</text:span><text:span text:style-name="T15">"%d\n"</text:span><text:span text:style-name="T13">, a[i] + 1);</text:span></text:p>
      <text:p text:style-name="Standard" loext:marker-style-name="T13"><text:span text:style-name="T13"><text:s text:c="8"/></text:span><text:span text:style-name="T16">else</text:span><text:span text:style-name="T13"> printf(</text:span><text:span text:style-name="T15">"Not Allocated\n"</text:span><text:span text:style-name="T13">);}}</text:span></text:p>
      <text:p text:style-name="Standard" loext:marker-style-name="T13"><text:span text:style-name="T16">void</text:span><text:span text:style-name="T13"> bf(</text:span><text:span text:style-name="T16">int</text:span><text:span text:style-name="T13"> </text:span><text:span text:style-name="T12">b</text:span><text:span text:style-name="T13">[], </text:span><text:span text:style-name="T16">int</text:span><text:span text:style-name="T13"> </text:span><text:span text:style-name="T12">m</text:span><text:span text:style-name="T13">, </text:span><text:span text:style-name="T16">int</text:span><text:span text:style-name="T13"> </text:span><text:span text:style-name="T12">p</text:span><text:span text:style-name="T13">[], </text:span><text:span text:style-name="T16">int</text:span><text:span text:style-name="T13"> </text:span><text:span text:style-name="T12">n</text:span><text:span text:style-name="T13">) {</text:span></text:p>
      <text:p text:style-name="Standard" loext:marker-style-name="T13"><text:span text:style-name="T13"><text:s text:c="4"/></text:span><text:span text:style-name="T16">int</text:span><text:span text:style-name="T13"> a[</text:span><text:span text:style-name="T12">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a[i] = -1;</text:span></text:p>
      <text:p text:style-name="Standard" loext:marker-style-name="T13"><text:span text:style-name="T13"><text:s text:c="4"/>printf(</text:span><text:span text:style-name="T15">"\nBest Fi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6">int</text:span><text:span text:style-name="T13"> idx = -1;</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m</text:span><text:span text:style-name="T13">; j++) {</text:span></text:p>
      <text:p text:style-name="Standard" loext:marker-style-name="T13"><text:span text:style-name="T13"><text:s text:c="12"/></text:span><text:span text:style-name="T16">if</text:span><text:span text:style-name="T13"> (</text:span><text:span text:style-name="T12">b</text:span><text:span text:style-name="T13">[j] &gt;= </text:span><text:span text:style-name="T12">p</text:span><text:span text:style-name="T13">[i]) {</text:span></text:p>
      <text:p text:style-name="Standard" loext:marker-style-name="T13"><text:span text:style-name="T13"><text:s text:c="16"/></text:span><text:span text:style-name="T16">if</text:span><text:span text:style-name="T13"> (idx == -1 || </text:span><text:span text:style-name="T12">b</text:span><text:span text:style-name="T13">[j] &lt; </text:span><text:span text:style-name="T12">b</text:span><text:span text:style-name="T13">[idx]) idx = j;}}</text:span></text:p>
      <text:p text:style-name="Standard" loext:marker-style-name="T13"><text:span text:style-name="T13"><text:s text:c="8"/></text:span><text:span text:style-name="T16">if</text:span><text:span text:style-name="T13"> (idx != -1) {</text:span></text:p>
      <text:p text:style-name="Standard" loext:marker-style-name="T13"><text:span text:style-name="T13"><text:s text:c="12"/>a[i] = idx;</text:span><text:span text:style-name="T12">b</text:span><text:span text:style-name="T13">[idx] -= </text:span><text:span text:style-name="T12">p</text:span><text:span text:style-name="T13">[i];}}</text:span></text:p>
      <text:p text:style-name="Standard" loext:marker-style-name="T13"><text:span text:style-name="T13"><text:s text:c="4"/>printf(</text:span><text:span text:style-name="T15">"P No.\tP Size\tB No.\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printf(</text:span><text:span text:style-name="T15">" %d \t %d \t"</text:span><text:span text:style-name="T13">, i + 1, </text:span><text:span text:style-name="T12">p</text:span><text:span text:style-name="T13">[i]);</text:span></text:p>
      <text:p text:style-name="Standard" loext:marker-style-name="T13"><text:span text:style-name="T13"><text:s text:c="8"/></text:span><text:span text:style-name="T16">if</text:span><text:span text:style-name="T13"> (a[i] != -1) printf(</text:span><text:span text:style-name="T15">"%d\n"</text:span><text:span text:style-name="T13">, a[i] + 1);</text:span></text:p>
      <text:p text:style-name="Standard" loext:marker-style-name="T13"><text:span text:style-name="T13"><text:s text:c="8"/></text:span><text:span text:style-name="T16">else</text:span><text:span text:style-name="T13"> printf(</text:span><text:span text:style-name="T15">"Not Allocated\n"</text:span><text:span text:style-name="T13">);}</text:span></text:p>
      <text:p text:style-name="Standard" loext:marker-style-name="T13"><text:span text:style-name="T13">}</text:span></text:p>
      <text:p text:style-name="Standard" loext:marker-style-name="T13"><text:span text:style-name="T16">void</text:span><text:span text:style-name="T13"> wf(</text:span><text:span text:style-name="T16">int</text:span><text:span text:style-name="T13"> </text:span><text:span text:style-name="T12">b</text:span><text:span text:style-name="T13">[], </text:span><text:span text:style-name="T16">int</text:span><text:span text:style-name="T13"> </text:span><text:span text:style-name="T12">m</text:span><text:span text:style-name="T13">, </text:span><text:span text:style-name="T16">int</text:span><text:span text:style-name="T13"> </text:span><text:span text:style-name="T12">p</text:span><text:span text:style-name="T13">[], </text:span><text:span text:style-name="T16">int</text:span><text:span text:style-name="T13"> </text:span><text:span text:style-name="T12">n</text:span><text:span text:style-name="T13">) {</text:span></text:p>
      <text:p text:style-name="Standard" loext:marker-style-name="T13"><text:span text:style-name="T13"><text:s text:c="4"/></text:span><text:span text:style-name="T16">int</text:span><text:span text:style-name="T13"> a[</text:span><text:span text:style-name="T12">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a[i] = -1;</text:span></text:p>
      <text:p text:style-name="Standard" loext:marker-style-name="T13"><text:span text:style-name="T13"><text:s text:c="4"/>printf(</text:span><text:span text:style-name="T15">"\nWorst Fit:\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text:span><text:span text:style-name="T16">int</text:span><text:span text:style-name="T13"> idx = -1;</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m</text:span><text:span text:style-name="T13">; j++) {</text:span></text:p>
      <text:p text:style-name="Standard" loext:marker-style-name="T13"><text:span text:style-name="T13"><text:s text:c="12"/></text:span><text:span text:style-name="T16">if</text:span><text:span text:style-name="T13"> (</text:span><text:span text:style-name="T12">b</text:span><text:span text:style-name="T13">[j] &gt;= </text:span><text:span text:style-name="T12">p</text:span><text:span text:style-name="T13">[i]) {</text:span></text:p>
      <text:p text:style-name="Standard" loext:marker-style-name="T13"><text:span text:style-name="T13"><text:s text:c="16"/></text:span><text:span text:style-name="T16">if</text:span><text:span text:style-name="T13"> (idx == -1 || </text:span><text:span text:style-name="T12">b</text:span><text:span text:style-name="T13">[j] &gt; </text:span><text:span text:style-name="T12">b</text:span><text:span text:style-name="T13">[idx]) idx = j;}}</text:span></text:p>
      <text:p text:style-name="Standard" loext:marker-style-name="T13"><text:span text:style-name="T13"><text:s text:c="8"/></text:span><text:span text:style-name="T16">if</text:span><text:span text:style-name="T13"> (idx != -1) {</text:span></text:p>
      <text:p text:style-name="Standard" loext:marker-style-name="T13"><text:span text:style-name="T13"><text:s text:c="12"/>a[i] = idx;</text:span><text:span text:style-name="T12">b</text:span><text:span text:style-name="T13">[idx] -= </text:span><text:span text:style-name="T12">p</text:span><text:span text:style-name="T13">[i];}</text:span></text:p>
      <text:p text:style-name="Standard" loext:marker-style-name="T13"><text:span text:style-name="T13"><text:s text:c="4"/>}</text:span><text:span text:style-name="T13"/></text:p>
      <text:p text:style-name="Standard" loext:marker-style-name="T13"><text:span text:style-name="T13"><text:s text:c="4"/>printf(</text:span><text:span text:style-name="T15">"P No.\tP Size\tB No.\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n</text:span><text:span text:style-name="T13">; i++) {</text:span></text:p>
      <text:p text:style-name="Standard" loext:marker-style-name="T13"><text:span text:style-name="T13"><text:s text:c="8"/>printf(</text:span><text:span text:style-name="T15">" %d \t %d \t"</text:span><text:span text:style-name="T13">, i + 1, </text:span><text:span text:style-name="T12">p</text:span><text:span text:style-name="T13">[i]);</text:span></text:p>
      <text:p text:style-name="Standard" loext:marker-style-name="T13"><text:span text:style-name="T13"><text:s text:c="8"/></text:span><text:span text:style-name="T16">if</text:span><text:span text:style-name="T13"> (a[i] != -1) printf(</text:span><text:span text:style-name="T15">"%d\n"</text:span><text:span text:style-name="T13">, a[i] + 1);</text:span></text:p>
      <text:p text:style-name="Standard" loext:marker-style-name="T13"><text:span text:style-name="T13"><text:s text:c="8"/></text:span><text:span text:style-name="T16">else</text:span><text:span text:style-name="T13"> printf(</text:span><text:span text:style-name="T15">"Not Allocated\n"</text:span><text:span text:style-name="T13">);</text:span></text:p>
      <text:p text:style-name="Standard" loext:marker-style-name="T13"><text:span text:style-name="T13"><text:s text:c="4"/>}</text:span><text:span text:style-name="T13"/></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b[] = { 100, 500, 200, 300, 600 };</text:span></text:p>
      <text:p text:style-name="Standard" loext:marker-style-name="T13"><text:span text:style-name="T13"><text:s text:c="4"/></text:span><text:span text:style-name="T16">int</text:span><text:span text:style-name="T13"> p[] = { 212, 417, 112, 426 };</text:span></text:p>
      <text:p text:style-name="Standard" loext:marker-style-name="T13"><text:span text:style-name="T13"><text:s text:c="4"/></text:span><text:span text:style-name="T16">int</text:span><text:span text:style-name="T13"> m = </text:span><text:span text:style-name="T16">sizeof</text:span><text:span text:style-name="T13">(b) / </text:span><text:span text:style-name="T16">sizeof</text:span><text:span text:style-name="T13">(b[0]);</text:span></text:p>
      <text:p text:style-name="Standard" loext:marker-style-name="T13"><text:span text:style-name="T13"><text:s text:c="4"/></text:span><text:span text:style-name="T16">int</text:span><text:span text:style-name="T13"> n = </text:span><text:span text:style-name="T16">sizeof</text:span><text:span text:style-name="T13">(p) / </text:span><text:span text:style-name="T16">sizeof</text:span><text:span text:style-name="T13">(p[0]);</text:span></text:p>
      <text:p text:style-name="Standard" loext:marker-style-name="T13"><text:span text:style-name="T13"><text:s text:c="4"/>ff(b, m, p, n);</text:span><text:span text:style-name="T13"/></text:p>
      <text:p text:style-name="P32" loext:marker-style-name="T13"/>
      <text:p text:style-name="Standard" loext:marker-style-name="T13"><text:span text:style-name="T13"><text:s text:c="4"/></text:span><text:span text:style-name="T16">int</text:span><text:span text:style-name="T13"> b2[] = { 100, 500, 200, 300, 600 };</text:span></text:p>
      <text:p text:style-name="Standard" loext:marker-style-name="T13"><text:span text:style-name="T13"><text:s text:c="4"/>bf(b2, m, p, n);</text:span><text:span text:style-name="T13"/></text:p>
      <text:p text:style-name="P32" loext:marker-style-name="T13"/>
      <text:p text:style-name="Standard" loext:marker-style-name="T13"><text:span text:style-name="T13"><text:s text:c="4"/></text:span><text:span text:style-name="T16">int</text:span><text:span text:style-name="T13"> b3[] = { 100, 500, 200, 300, 600 };</text:span></text:p>
      <text:p text:style-name="Standard" loext:marker-style-name="T13"><text:span text:style-name="T13"><text:s text:c="4"/>wf(b3, m, p, n);</text:span></text:p>
      <text:p text:style-name="Standard" loext:marker-style-name="T13"><text:span text:style-name="T13">}</text:span></text:p>
      <text:p text:style-name="P25"><text:soft-page-break/>Output:-</text:p>
      <text:p text:style-name="P25"/>
      <text:p text:style-name="P37">First Fit:</text:p>
      <text:p text:style-name="P37">P No. <text:s text:c="2"/>P Size <text:s/>B No.</text:p>
      <text:p text:style-name="P37"><text:s/>1 <text:s text:c="6"/>212 <text:s text:c="3"/>2</text:p>
      <text:p text:style-name="P37"><text:s/>2 <text:s text:c="6"/>417 <text:s text:c="3"/>5</text:p>
      <text:p text:style-name="P37"><text:s/>3 <text:s text:c="6"/>112 <text:s text:c="3"/>2</text:p>
      <text:p text:style-name="P37"><text:s/>4 <text:s text:c="6"/>426 <text:s text:c="3"/>Not Allocated</text:p>
      <text:p text:style-name="P37"/>
      <text:p text:style-name="P37">Best Fit:</text:p>
      <text:p text:style-name="P37">P No. <text:s text:c="2"/>P Size <text:s/>B No.</text:p>
      <text:p text:style-name="P37"><text:s/>1 <text:s text:c="6"/>212 <text:s text:c="3"/>4</text:p>
      <text:p text:style-name="P37"><text:s/>2 <text:s text:c="6"/>417 <text:s text:c="3"/>2</text:p>
      <text:p text:style-name="P37"><text:s/>3 <text:s text:c="6"/>112 <text:s text:c="3"/>3</text:p>
      <text:p text:style-name="P37"><text:s/>4 <text:s text:c="6"/>426 <text:s text:c="3"/>5</text:p>
      <text:p text:style-name="P37"/>
      <text:p text:style-name="P37">Worst Fit:</text:p>
      <text:p text:style-name="P37">P No. <text:s text:c="2"/>P Size <text:s/>B No.</text:p>
      <text:p text:style-name="P37"><text:s/>1 <text:s text:c="6"/>212 <text:s text:c="3"/>5</text:p>
      <text:p text:style-name="P37"><text:s/>2 <text:s text:c="6"/>417 <text:s text:c="3"/>2</text:p>
      <text:p text:style-name="P37"><text:s/>3 <text:s text:c="6"/>112 <text:s text:c="3"/>5</text:p>
      <text:p text:style-name="P37"><text:s/>4 <text:s text:c="6"/>426 <text:s text:c="3"/>Not Allocated</text:p>
      <text:p text:style-name="P37"/>
      <text:p text:style-name="P47">Abhay Raj, 00976803122</text:p>
      <text:p text:style-name="P25"/>
      <text:p text:style-name="P25">Result:-</text:p>
      <text:p text:style-name="P25"/>
      <text:p text:style-name="P25">The program successfully implements the First Fit, Best Fit, and Worst Fit memory allocation algorithms. Each method allocates memory to processes according to its strategy, and the output displays the memory block allocated to each process, if available. The results illustrate the varying efficiency of each approach in handling memory fragmentation and allocation. </text:p>
      <text:p text:style-name="P13">Experiment – <text:span text:style-name="T7">7</text:span></text:p>
      <text:p text:style-name="P14"/>
      <text:p text:style-name="P14">Aim:- Write a program <text:span text:style-name="T8">to implement reader/writer problem using semaphore</text:span><text:span text:style-name="T6">.</text:span></text:p>
      <text:p text:style-name="P14"/>
      <text:p text:style-name="P26">Theory:-</text:p>
      <text:p text:style-name="P26"/>
      <text:p text:style-name="P67">The reader/writer problem is a classic synchronization issue that arises in a system where multiple processes (readers and writers) need to access shared data. The main goal is to prevent conflicts and ensure data consistency, especially when multiple processes attempt to read or write data simultaneously. Semaphores are used to manage access and synchronize the readers and writers, ensuring controlled access to shared resources.</text:p>
      <text:list text:style-name="L3">
        <text:list-item>
          <text:p text:style-name="P73"><text:span text:style-name="Strong_20_Emphasis">Reader/Writer Problem:</text:span></text:p>
          <text:list>
            <text:list-item>
              <text:p text:style-name="P74"><text:span text:style-name="Strong_20_Emphasis">Readers</text:span>: Processes that only read data and do not modify it. Multiple readers can access the data simultaneously without causing conflicts.</text:p>
            </text:list-item>
            <text:list-item>
              <text:p text:style-name="P74"><text:span text:style-name="Strong_20_Emphasis">Writers</text:span>: Processes that modify the shared data. Only one writer should access the data at a time to prevent data inconsistency, and no readers should be allowed during a write operation.</text:p>
            </text:list-item>
          </text:list>
        </text:list-item>
        <text:list-item>
          <text:p text:style-name="P73"><text:span text:style-name="Strong_20_Emphasis">Semaphore Solution:</text:span></text:p>
          <text:list>
            <text:list-item>
              <text:p text:style-name="P74">A semaphore named <text:span text:style-name="Source_20_Text">mutex</text:span> ensures mutual exclusion when updating the count of readers in the system.</text:p>
            </text:list-item>
            <text:list-item>
              <text:p text:style-name="P74">Another semaphore, <text:span text:style-name="Source_20_Text">wrt</text:span>, manages access to the shared data and ensures that either a single writer or multiple readers access the resource at any given time.</text:p>
            </text:list-item>
            <text:list-item>
              <text:p text:style-name="P74">A reader increments the reader count using <text:span text:style-name="Source_20_Text">mutex</text:span> and can read if there are no active writers. The last reader to finish reading signals <text:span text:style-name="Source_20_Text">wrt</text:span> to allow a writer if needed.</text:p>
            </text:list-item>
            <text:list-item>
              <text:p text:style-name="P73">Writers wait for exclusive access to the shared resource by locking <text:span text:style-name="Source_20_Text">wrt</text:span>, preventing any new readers from entering until the writer completes its work.</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Code:-</text:p>
      <text:p text:style-name="Standard" loext:marker-style-name="T13"><text:span text:style-name="T12">#include</text:span><text:span text:style-name="T13"> </text:span><text:span text:style-name="T15">&lt;stdio.h&gt;</text:span></text:p>
      <text:p text:style-name="Standard" loext:marker-style-name="T13"><text:span text:style-name="T12">#include</text:span><text:span text:style-name="T13"> </text:span><text:span text:style-name="T15">&lt;pthread.h&gt;</text:span></text:p>
      <text:p text:style-name="Standard" loext:marker-style-name="T13"><text:span text:style-name="T12">#include</text:span><text:span text:style-name="T13"> </text:span><text:span text:style-name="T15">&lt;semaphore.h&gt;</text:span></text:p>
      <text:p text:style-name="Standard" loext:marker-style-name="T13"><text:span text:style-name="T13">sem_t m, w;</text:span><text:span text:style-name="T13"/></text:p>
      <text:p text:style-name="Standard" loext:marker-style-name="T13"><text:span text:style-name="T16">int</text:span><text:span text:style-name="T13"> rc = 0, sd = 0;</text:span></text:p>
      <text:p text:style-name="Standard" loext:marker-style-name="T13"><text:span text:style-name="T16">void</text:span><text:span text:style-name="T13">* r(</text:span><text:span text:style-name="T16">void</text:span><text:span text:style-name="T13">* </text:span><text:span text:style-name="T12">arg</text:span><text:span text:style-name="T13">) {</text:span></text:p>
      <text:p text:style-name="Standard" loext:marker-style-name="T13"><text:span text:style-name="T13"><text:s text:c="4"/></text:span><text:span text:style-name="T16">int</text:span><text:span text:style-name="T13"> id = *((</text:span><text:span text:style-name="T16">int</text:span><text:span text:style-name="T13">*)</text:span><text:span text:style-name="T12">arg</text:span><text:span text:style-name="T13">);</text:span></text:p>
      <text:p text:style-name="Standard" loext:marker-style-name="T13"><text:span text:style-name="T13"><text:s text:c="4"/>sem_wait(&amp;m); rc++;</text:span><text:span text:style-name="T13"/></text:p>
      <text:p text:style-name="Standard" loext:marker-style-name="T13"><text:span text:style-name="T13"><text:s text:c="4"/></text:span><text:span text:style-name="T16">if</text:span><text:span text:style-name="T13"> (rc == 1) sem_wait(&amp;w);</text:span></text:p>
      <text:p text:style-name="Standard" loext:marker-style-name="T13"><text:span text:style-name="T13"><text:s text:c="4"/>sem_post(&amp;m);</text:span></text:p>
      <text:p text:style-name="Standard" loext:marker-style-name="T13"><text:span text:style-name="T13"><text:s text:c="4"/>printf(</text:span><text:span text:style-name="T15">"Reader %d read data = %d\n"</text:span><text:span text:style-name="T13">, id, sd);</text:span></text:p>
      <text:p text:style-name="Standard" loext:marker-style-name="T13"><text:span text:style-name="T13"><text:s text:c="4"/>sem_wait(&amp;m); rc--;</text:span><text:span text:style-name="T13"/></text:p>
      <text:p text:style-name="Standard" loext:marker-style-name="T13"><text:span text:style-name="T13"><text:s text:c="4"/></text:span><text:span text:style-name="T16">if</text:span><text:span text:style-name="T13"> (rc == 0) sem_post(&amp;w);</text:span></text:p>
      <text:p text:style-name="Standard" loext:marker-style-name="T13"><text:span text:style-name="T13"><text:s text:c="4"/>sem_post(&amp;m);</text:span><text:span text:style-name="T16">return</text:span><text:span text:style-name="T13"> </text:span><text:span text:style-name="T19">NULL</text:span><text:span text:style-name="T13">;</text:span></text:p>
      <text:p text:style-name="Standard" loext:marker-style-name="T13"><text:span text:style-name="T13">}</text:span></text:p>
      <text:p text:style-name="Standard" loext:marker-style-name="T13"><text:span text:style-name="T16">void</text:span><text:span text:style-name="T13">* wr(</text:span><text:span text:style-name="T16">void</text:span><text:span text:style-name="T13">* </text:span><text:span text:style-name="T12">arg</text:span><text:span text:style-name="T13">) {</text:span></text:p>
      <text:p text:style-name="Standard" loext:marker-style-name="T13"><text:span text:style-name="T13"><text:s text:c="4"/></text:span><text:span text:style-name="T16">int</text:span><text:span text:style-name="T13"> id = *((</text:span><text:span text:style-name="T16">int</text:span><text:span text:style-name="T13">*)</text:span><text:span text:style-name="T12">arg</text:span><text:span text:style-name="T13">);</text:span></text:p>
      <text:p text:style-name="Standard" loext:marker-style-name="T13"><text:span text:style-name="T13"><text:s text:c="4"/>sem_wait(&amp;w);</text:span><text:span text:style-name="T13"/></text:p>
      <text:p text:style-name="Standard" loext:marker-style-name="T13"><text:span text:style-name="T13"><text:s text:c="4"/>sd++;</text:span><text:span text:style-name="T13"/></text:p>
      <text:p text:style-name="Standard" loext:marker-style-name="T13"><text:span text:style-name="T13"><text:s text:c="4"/>printf(</text:span><text:span text:style-name="T15">"Writer %d wrote data = %d\n"</text:span><text:span text:style-name="T13">, id, sd);</text:span></text:p>
      <text:p text:style-name="Standard" loext:marker-style-name="T13"><text:span text:style-name="T13"><text:s text:c="4"/>sem_post(&amp;w);</text:span><text:span text:style-name="T16">return</text:span><text:span text:style-name="T13"> </text:span><text:span text:style-name="T19">NULL</text:span><text:span text:style-name="T13">;</text:span></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pthread_t rT[5], wT[5];</text:span><text:span text:style-name="T13"/></text:p>
      <text:p text:style-name="Standard" loext:marker-style-name="T13"><text:span text:style-name="T13"><text:s text:c="4"/></text:span><text:span text:style-name="T16">int</text:span><text:span text:style-name="T13"> ids[5] = { 1, 2, 3, 4, 5 };</text:span></text:p>
      <text:p text:style-name="Standard" loext:marker-style-name="T13"><text:span text:style-name="T13"><text:s text:c="4"/>sem_init(&amp;m, 0, 1);</text:span><text:span text:style-name="T13"/></text:p>
      <text:p text:style-name="Standard" loext:marker-style-name="T13"><text:span text:style-name="T13"><text:s text:c="4"/>sem_init(&amp;w, 0, 1);</text:span></text:p>
      <text:p text:style-name="Standard" loext:marker-style-name="T13"><text:span text:style-name="T13"><text:s text:c="4"/></text:span><text:span text:style-name="T16">for</text:span><text:span text:style-name="T13"> (</text:span><text:span text:style-name="T16">int</text:span><text:span text:style-name="T13"> i = 0; i &lt; 5; i++) {</text:span></text:p>
      <text:p text:style-name="Standard" loext:marker-style-name="T13"><text:span text:style-name="T13"><text:s text:c="8"/>pthread_create(&amp;rT[i], </text:span><text:span text:style-name="T19">NULL</text:span><text:span text:style-name="T13">, r, &amp;ids[i]);</text:span></text:p>
      <text:p text:style-name="Standard" loext:marker-style-name="T13"><text:span text:style-name="T13"><text:s text:c="8"/>pthread_create(&amp;wT[i], </text:span><text:span text:style-name="T19">NULL</text:span><text:span text:style-name="T13">, wr, &amp;ids[i]);</text:span></text:p>
      <text:p text:style-name="Standard" loext:marker-style-name="T13"><text:span text:style-name="T13"><text:s text:c="4"/>}</text:span><text:span text:style-name="T13"/></text:p>
      <text:p text:style-name="Standard" loext:marker-style-name="T13"><text:span text:style-name="T13"><text:s text:c="4"/></text:span><text:span text:style-name="T16">for</text:span><text:span text:style-name="T13"> (</text:span><text:span text:style-name="T16">int</text:span><text:span text:style-name="T13"> i = 0; i &lt; 5; i++) {</text:span></text:p>
      <text:p text:style-name="Standard" loext:marker-style-name="T13"><text:span text:style-name="T13"><text:s text:c="8"/>pthread_join(rT[i], </text:span><text:span text:style-name="T19">NULL</text:span><text:span text:style-name="T13">);</text:span></text:p>
      <text:p text:style-name="Standard" loext:marker-style-name="T13"><text:span text:style-name="T13"><text:s text:c="8"/>pthread_join(wT[i], </text:span><text:span text:style-name="T19">NULL</text:span><text:span text:style-name="T13">);</text:span></text:p>
      <text:p text:style-name="Standard" loext:marker-style-name="T13"><text:span text:style-name="T13"><text:s text:c="4"/>}</text:span></text:p>
      <text:p text:style-name="Standard" loext:marker-style-name="T13"><text:span text:style-name="T13"><text:s text:c="4"/>sem_destroy(&amp;m);</text:span><text:span text:style-name="T13"/></text:p>
      <text:p text:style-name="Standard" loext:marker-style-name="T13"><text:span text:style-name="T13"><text:s text:c="4"/>sem_destroy(&amp;w);</text:span></text:p>
      <text:p text:style-name="Standard" loext:marker-style-name="T13"><text:span text:style-name="T13">}</text:span><text:span text:style-name="T13"/></text:p>
      <text:p text:style-name="P26"/>
      <text:p text:style-name="P26">Output:-</text:p>
      <text:p text:style-name="P26"/>
      <text:p text:style-name="P1">Reader 1 read data = 0</text:p>
      <text:p text:style-name="P2">Writer 2 wrote data = 1</text:p>
      <text:p text:style-name="P2">Reader 3 read data = 1</text:p>
      <text:p text:style-name="P2">Writer 3 wrote data = 2</text:p>
      <text:p text:style-name="P2">Reader 4 read data = 2</text:p>
      <text:p text:style-name="P2">Writer 4 wrote data = 3</text:p>
      <text:p text:style-name="P2">Reader 5 read data = 3</text:p>
      <text:p text:style-name="P2">Writer 5 wrote data = 4</text:p>
      <text:p text:style-name="P2">Reader 2 read data = 4</text:p>
      <text:p text:style-name="P3">Writer 1 wrote data = 5</text:p>
      <text:p text:style-name="P48">Abhay Raj, 00976803122</text:p>
      <text:p text:style-name="P26"/>
      <text:p text:style-name="P26">Result:-</text:p>
      <text:p text:style-name="P26">The program successfully implements the reader/writer problem using semaphores. It ensures that multiple readers can read concurrently, while only one writer can write at a time, and no readers are allowed during a write operation. This solution effectively prevents race conditions and maintains data consistency. </text:p>
      <text:p text:style-name="P15">Experiment – <text:span text:style-name="T8">8</text:span></text:p>
      <text:p text:style-name="P16"/>
      <text:p text:style-name="P16">Aim:- Write a program <text:span text:style-name="T8">to implement </text:span><text:span text:style-name="T9">Producer-Consumer</text:span><text:span text:style-name="T8"> problem using semaphore</text:span><text:span text:style-name="T6">.</text:span></text:p>
      <text:p text:style-name="P16"/>
      <text:p text:style-name="P27">Theory:-</text:p>
      <text:p text:style-name="P27"/>
      <text:p text:style-name="P68">The Producer-Consumer problem is a classic synchronization problem where two types of processes (producers and consumers) share a common resource (a buffer). The producer generates data and places it in the buffer, while the consumer retrieves data from the buffer.</text:p>
      <text:p text:style-name="Text_20_body">The challenge is to ensure that the buffer does not overflow (by producing more than it can hold) and does not underflow (by consuming when it's empty). This is where synchronization using semaphores is useful.</text:p>
      <text:p text:style-name="Text_20_body"><text:span text:style-name="Strong_20_Emphasis">Solution Using Semaphores:</text:span></text:p>
      <text:list text:style-name="L4">
        <text:list-item>
          <text:p text:style-name="P76"><text:span text:style-name="Strong_20_Emphasis">Semaphore </text:span><text:span text:style-name="Strong_20_Emphasis"><text:span text:style-name="Source_20_Text">empty</text:span></text:span><text:span text:style-name="Strong_20_Emphasis">:</text:span> Keeps track of the empty spaces in the buffer.</text:p>
        </text:list-item>
        <text:list-item>
          <text:p text:style-name="P76"><text:span text:style-name="Strong_20_Emphasis">Semaphore </text:span><text:span text:style-name="Strong_20_Emphasis"><text:span text:style-name="Source_20_Text">full</text:span></text:span><text:span text:style-name="Strong_20_Emphasis">:</text:span> Keeps track of the filled spaces in the buffer.</text:p>
        </text:list-item>
        <text:list-item>
          <text:p text:style-name="P75"><text:span text:style-name="Strong_20_Emphasis">Semaphore </text:span><text:span text:style-name="Strong_20_Emphasis"><text:span text:style-name="Source_20_Text">mutex</text:span></text:span><text:span text:style-name="Strong_20_Emphasis">:</text:span> Ensures mutual exclusion for accessing the buffer.</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Code:-</text:p>
      <text:p text:style-name="Standard" loext:marker-style-name="T13"><text:span text:style-name="T12">#include</text:span><text:span text:style-name="T13"> </text:span><text:span text:style-name="T16">&lt;stdio.h&gt;</text:span></text:p>
      <text:p text:style-name="Standard" loext:marker-style-name="T13"><text:span text:style-name="T12">#include</text:span><text:span text:style-name="T13"> </text:span><text:span text:style-name="T15">&lt;stdlib.h&gt;</text:span></text:p>
      <text:p text:style-name="Standard" loext:marker-style-name="T13"><text:span text:style-name="T12">#include</text:span><text:span text:style-name="T13"> </text:span><text:span text:style-name="T15">&lt;pthread.h&gt;</text:span></text:p>
      <text:p text:style-name="Standard" loext:marker-style-name="T13"><text:span text:style-name="T12">#include</text:span><text:span text:style-name="T13"> </text:span><text:span text:style-name="T15">&lt;semaphore.h&gt;</text:span></text:p>
      <text:p text:style-name="Standard" loext:marker-style-name="T13"><text:span text:style-name="T12">#include</text:span><text:span text:style-name="T13"> </text:span><text:span text:style-name="T15">&lt;unistd.h&gt;</text:span></text:p>
      <text:p text:style-name="Standard" loext:marker-style-name="T13"><text:span text:style-name="T12">#include</text:span><text:span text:style-name="T13"> </text:span><text:span text:style-name="T15">&lt;time.h&gt;</text:span></text:p>
      <text:p text:style-name="Standard" loext:marker-style-name="T13"><text:span text:style-name="T12">#define</text:span><text:span text:style-name="T13"> </text:span><text:span text:style-name="T19">MAX</text:span><text:span text:style-name="T13"> 5 <text:s/></text:span></text:p>
      <text:p text:style-name="Standard" loext:marker-style-name="T13"><text:span text:style-name="T12">#define</text:span><text:span text:style-name="T13"> </text:span><text:span text:style-name="T19">N</text:span><text:span text:style-name="T13"> 10 <text:s/></text:span></text:p>
      <text:p text:style-name="Standard" loext:marker-style-name="T13"><text:span text:style-name="T13">sem_t e, f, m;</text:span><text:span text:style-name="T13"/></text:p>
      <text:p text:style-name="Standard" loext:marker-style-name="T13"><text:span text:style-name="T16">int</text:span><text:span text:style-name="T13"> b[</text:span><text:span text:style-name="T19">MAX</text:span><text:span text:style-name="T13">], in = 0, out = 0;</text:span></text:p>
      <text:p text:style-name="Standard" loext:marker-style-name="T13"><text:span text:style-name="T16">void</text:span><text:span text:style-name="T13">* p(</text:span><text:span text:style-name="T16">void</text:span><text:span text:style-name="T13">* </text:span><text:span text:style-name="T12">arg</text:span><text:span text:style-name="T13">) {</text:span></text:p>
      <text:p text:style-name="Standard" loext:marker-style-name="T13"><text:span text:style-name="T13"><text:s text:c="4"/></text:span><text:span text:style-name="T16">int</text:span><text:span text:style-name="T13"> item, produced = 0;</text:span></text:p>
      <text:p text:style-name="Standard" loext:marker-style-name="T13"><text:span text:style-name="T13"><text:s text:c="4"/></text:span><text:span text:style-name="T16">while</text:span><text:span text:style-name="T13"> (produced &lt; </text:span><text:span text:style-name="T19">N</text:span><text:span text:style-name="T13">) {</text:span></text:p>
      <text:p text:style-name="Standard" loext:marker-style-name="T13"><text:span text:style-name="T13"><text:s text:c="8"/>item = rand() % 100;</text:span><text:span text:style-name="T13"/></text:p>
      <text:p text:style-name="Standard" loext:marker-style-name="T13"><text:span text:style-name="T13"><text:s text:c="8"/>sem_wait(&amp;e);</text:span><text:span text:style-name="T13"/></text:p>
      <text:p text:style-name="Standard" loext:marker-style-name="T13"><text:span text:style-name="T13"><text:s text:c="8"/>sem_wait(&amp;m);</text:span><text:span text:style-name="T13"/></text:p>
      <text:p text:style-name="Standard" loext:marker-style-name="T13"><text:span text:style-name="T13"><text:s text:c="8"/>b[in] = item;</text:span><text:span text:style-name="T13"/></text:p>
      <text:p text:style-name="Standard" loext:marker-style-name="T13"><text:span text:style-name="T13"><text:s text:c="8"/>printf(</text:span><text:span text:style-name="T15">"Produced: %d at %d\n"</text:span><text:span text:style-name="T13">, item, in);</text:span></text:p>
      <text:p text:style-name="Standard" loext:marker-style-name="T13"><text:span text:style-name="T13"><text:s text:c="8"/>in = (in + 1) % </text:span><text:span text:style-name="T19">MAX</text:span><text:span text:style-name="T13">;</text:span></text:p>
      <text:p text:style-name="Standard" loext:marker-style-name="T13"><text:span text:style-name="T13"><text:s text:c="8"/>sem_post(&amp;m);</text:span><text:span text:style-name="T13"/></text:p>
      <text:p text:style-name="Standard" loext:marker-style-name="T13"><text:span text:style-name="T13"><text:s text:c="8"/>sem_post(&amp;f);</text:span><text:span text:style-name="T13"/></text:p>
      <text:p text:style-name="Standard" loext:marker-style-name="T13"><text:span text:style-name="T13"><text:s text:c="8"/>produced++;</text:span><text:span text:style-name="T13"/></text:p>
      <text:p text:style-name="Standard" loext:marker-style-name="T13"><text:span text:style-name="T13"><text:s text:c="8"/>sleep(1);</text:span><text:span text:style-name="T13"/></text:p>
      <text:p text:style-name="Standard" loext:marker-style-name="T13"><text:span text:style-name="T13"><text:s text:c="4"/>}</text:span><text:span text:style-name="T16">return</text:span><text:span text:style-name="T13"> </text:span><text:span text:style-name="T19">NULL</text:span><text:span text:style-name="T13">;</text:span></text:p>
      <text:p text:style-name="Standard" loext:marker-style-name="T13"><text:span text:style-name="T13">}</text:span><text:span text:style-name="T13"/></text:p>
      <text:p text:style-name="Standard" loext:marker-style-name="T13"><text:span text:style-name="T16">void</text:span><text:span text:style-name="T13">* c(</text:span><text:span text:style-name="T16">void</text:span><text:span text:style-name="T13">* </text:span><text:span text:style-name="T12">arg</text:span><text:span text:style-name="T13">) {</text:span></text:p>
      <text:p text:style-name="Standard" loext:marker-style-name="T13"><text:span text:style-name="T13"><text:s text:c="4"/></text:span><text:span text:style-name="T16">int</text:span><text:span text:style-name="T13"> item, consumed = 0;</text:span></text:p>
      <text:p text:style-name="Standard" loext:marker-style-name="T13"><text:span text:style-name="T13"><text:s text:c="4"/></text:span><text:span text:style-name="T16">while</text:span><text:span text:style-name="T13"> (consumed &lt; </text:span><text:span text:style-name="T19">N</text:span><text:span text:style-name="T13">) {</text:span></text:p>
      <text:p text:style-name="Standard" loext:marker-style-name="T13"><text:span text:style-name="T13"><text:s text:c="8"/>sem_wait(&amp;f);</text:span><text:span text:style-name="T13"/></text:p>
      <text:p text:style-name="Standard" loext:marker-style-name="T13"><text:span text:style-name="T13"><text:s text:c="8"/>sem_wait(&amp;m);</text:span><text:span text:style-name="T13"/></text:p>
      <text:p text:style-name="Standard" loext:marker-style-name="T13"><text:span text:style-name="T13"><text:s text:c="8"/>item = b[out];</text:span><text:span text:style-name="T13"/></text:p>
      <text:p text:style-name="Standard" loext:marker-style-name="T13"><text:span text:style-name="T13"><text:s text:c="8"/>printf(</text:span><text:span text:style-name="T15">"Consumed: %d from %d\n"</text:span><text:span text:style-name="T13">, item, out);</text:span></text:p>
      <text:p text:style-name="Standard" loext:marker-style-name="T13"><text:span text:style-name="T13"><text:s text:c="8"/>out = (out + 1) % </text:span><text:span text:style-name="T19">MAX</text:span><text:span text:style-name="T13">;</text:span></text:p>
      <text:p text:style-name="Standard" loext:marker-style-name="T13"><text:span text:style-name="T13"><text:s text:c="8"/>sem_post(&amp;m);</text:span><text:span text:style-name="T13"/></text:p>
      <text:p text:style-name="Standard" loext:marker-style-name="T13"><text:span text:style-name="T13"><text:s text:c="8"/>sem_post(&amp;e);</text:span><text:span text:style-name="T13"/></text:p>
      <text:p text:style-name="Standard" loext:marker-style-name="T13"><text:span text:style-name="T13"><text:s text:c="8"/>consumed++;</text:span><text:span text:style-name="T13"/></text:p>
      <text:p text:style-name="Standard" loext:marker-style-name="T13"><text:span text:style-name="T13"><text:s text:c="8"/>sleep(2);</text:span><text:span text:style-name="T13"/></text:p>
      <text:p text:style-name="Standard" loext:marker-style-name="T13"><text:span text:style-name="T13"><text:s text:c="4"/>}</text:span><text:span text:style-name="T16">return</text:span><text:span text:style-name="T13"> </text:span><text:span text:style-name="T19">NULL</text:span><text:span text:style-name="T13">;</text:span></text:p>
      <text:p text:style-name="Standard" loext:marker-style-name="T13"><text:span text:style-name="T13">}</text:span><text:span text:style-name="T13"/></text:p>
      <text:p text:style-name="Standard" loext:marker-style-name="T13"><text:span text:style-name="T16">int</text:span><text:span text:style-name="T13"> main() {</text:span></text:p>
      <text:p text:style-name="Standard" loext:marker-style-name="T13"><text:span text:style-name="T13"><text:s text:c="4"/>pthread_t prod, cons;</text:span><text:span text:style-name="T13"/></text:p>
      <text:p text:style-name="Standard" loext:marker-style-name="T13"><text:span text:style-name="T13"><text:s text:c="4"/>srand(time(</text:span><text:span text:style-name="T19">NULL</text:span><text:span text:style-name="T13">));</text:span></text:p>
      <text:p text:style-name="Standard" loext:marker-style-name="T13"><text:span text:style-name="T13"><text:s text:c="4"/>sem_init(&amp;e, 0, </text:span><text:span text:style-name="T19">MAX</text:span><text:span text:style-name="T13">);</text:span></text:p>
      <text:p text:style-name="Standard" loext:marker-style-name="T13"><text:span text:style-name="T13"><text:s text:c="4"/>sem_init(&amp;f, 0, 0);</text:span><text:span text:style-name="T13"/></text:p>
      <text:p text:style-name="Standard" loext:marker-style-name="T13"><text:span text:style-name="T13"><text:s text:c="4"/>sem_init(&amp;m, 0, 1);</text:span><text:span text:style-name="T13"/></text:p>
      <text:p text:style-name="Standard" loext:marker-style-name="T13"><text:span text:style-name="T13"><text:s text:c="4"/>pthread_create(&amp;prod, </text:span><text:span text:style-name="T19">NULL</text:span><text:span text:style-name="T13">, p, </text:span><text:span text:style-name="T19">NULL</text:span><text:span text:style-name="T13">);</text:span></text:p>
      <text:p text:style-name="Standard" loext:marker-style-name="T13"><text:span text:style-name="T13"><text:s text:c="4"/>pthread_create(&amp;cons, </text:span><text:span text:style-name="T19">NULL</text:span><text:span text:style-name="T13">, c, </text:span><text:span text:style-name="T19">NULL</text:span><text:span text:style-name="T13">);</text:span></text:p>
      <text:p text:style-name="Standard" loext:marker-style-name="T13"><text:span text:style-name="T13"><text:s text:c="4"/>pthread_join(prod, </text:span><text:span text:style-name="T19">NULL</text:span><text:span text:style-name="T13">);</text:span></text:p>
      <text:p text:style-name="Standard" loext:marker-style-name="T13"><text:span text:style-name="T13"><text:s text:c="4"/>pthread_join(cons, </text:span><text:span text:style-name="T19">NULL</text:span><text:span text:style-name="T13">);</text:span></text:p>
      <text:p text:style-name="Standard" loext:marker-style-name="T13"><text:span text:style-name="T13"><text:s text:c="4"/>sem_destroy(&amp;e);</text:span><text:span text:style-name="T13"/></text:p>
      <text:p text:style-name="Standard" loext:marker-style-name="T13"><text:span text:style-name="T13"><text:s text:c="4"/>sem_destroy(&amp;f);</text:span><text:span text:style-name="T13"/></text:p>
      <text:p text:style-name="Standard" loext:marker-style-name="T13"><text:span text:style-name="T13"><text:s text:c="4"/>sem_destroy(&amp;m);</text:span><text:span text:style-name="T13"/></text:p>
      <text:p text:style-name="Standard" loext:marker-style-name="T13"><text:span text:style-name="T13">}</text:span><text:span text:style-name="T13"/></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30" loext:marker-style-name="T13"><text:span text:style-name="T15"/></text:p>
      <text:p text:style-name="P27"><text:soft-page-break/>Output:-</text:p>
      <text:p text:style-name="P27"/>
      <text:p text:style-name="P38">Produced: 88 at 0</text:p>
      <text:p text:style-name="P38">Consumed: 88 from 0</text:p>
      <text:p text:style-name="P38">Produced: 89 at 1</text:p>
      <text:p text:style-name="P38">Consumed: 89 from 1</text:p>
      <text:p text:style-name="P38">Produced: 64 at 2</text:p>
      <text:p text:style-name="P38">Produced: 50 at 3</text:p>
      <text:p text:style-name="P38">Consumed: 64 from 2</text:p>
      <text:p text:style-name="P38">Produced: 74 at 4</text:p>
      <text:p text:style-name="P38">Produced: 78 at 0</text:p>
      <text:p text:style-name="P38">Consumed: 50 from 3</text:p>
      <text:p text:style-name="P38">Produced: 22 at 1</text:p>
      <text:p text:style-name="P38">Produced: 86 at 2</text:p>
      <text:p text:style-name="P38">Consumed: 74 from 4</text:p>
      <text:p text:style-name="P38">Produced: 91 at 3</text:p>
      <text:p text:style-name="P38">Produced: 76 at 4</text:p>
      <text:p text:style-name="P38">Consumed: 78 from 0</text:p>
      <text:p text:style-name="P38">Consumed: 22 from 1</text:p>
      <text:p text:style-name="P38">Consumed: 86 from 2</text:p>
      <text:p text:style-name="P38">Consumed: 91 from 3</text:p>
      <text:p text:style-name="P38">Consumed: 76 from 4</text:p>
      <text:p text:style-name="P38"/>
      <text:p text:style-name="P49">Abhay Raj, 00976803122</text:p>
      <text:p text:style-name="P27"/>
      <text:p text:style-name="P27">Result:-</text:p>
      <text:p text:style-name="P27"/>
      <text:p text:style-name="P27">The program successfully implements the Producer-Consumer problem using semaphores. It ensures that the producer does not overflow the buffer and the consumer does not underflow it. The semaphores (<text:span text:style-name="Source_20_Text">empty</text:span>, <text:span text:style-name="Source_20_Text">full</text:span>, <text:span text:style-name="Source_20_Text">mutex</text:span>) synchronize access to the shared buffer and guarantee that producers and consumers operate in a mutually exclusive manner. </text:p>
      <text:p text:style-name="P17">Experiment – <text:span text:style-name="T10">9</text:span></text:p>
      <text:p text:style-name="P18"/>
      <text:p text:style-name="P18">Aim:- Write a program <text:span text:style-name="T8">to implement </text:span><text:span text:style-name="T10">Banker’s algorithm for</text:span><text:span text:style-name="T8"> </text:span><text:span text:style-name="T10">deadlock avoidance</text:span><text:span text:style-name="T6">.</text:span></text:p>
      <text:p text:style-name="P18"/>
      <text:p text:style-name="P28">Theory:-</text:p>
      <text:p text:style-name="P28"/>
      <text:p text:style-name="P69">The Banker’s Algorithm, designed by Edsger Dijkstra, is a resource allocation and deadlock avoidance algorithm that tests for the safety of resource allocation. It assumes a fixed number of resources and processes and works by determining if the system can allocate requested resources safely. The algorithm checks the following:</text:p>
      <text:list text:style-name="L5">
        <text:list-item>
          <text:p text:style-name="P78"><text:span text:style-name="Strong_20_Emphasis">Maximum Need:</text:span> Each process specifies its maximum demand for each resource type.</text:p>
        </text:list-item>
        <text:list-item>
          <text:p text:style-name="P78"><text:span text:style-name="Strong_20_Emphasis">Allocation and Available Resources:</text:span> The algorithm keeps track of resources already allocated to processes and available resources.</text:p>
        </text:list-item>
        <text:list-item>
          <text:p text:style-name="P77"><text:span text:style-name="Strong_20_Emphasis">Safe State Verification:</text:span> After granting a resource request, the algorithm verifies if the system would remain in a safe state, meaning all processes could eventually complete without deadlock.</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
      <text:p text:style-name="P28"><text:soft-page-break/>Code:-</text:p>
      <text:p text:style-name="P28"/>
      <text:p text:style-name="Standard" loext:marker-style-name="T13"><text:span text:style-name="T12">#include</text:span><text:span text:style-name="T13"> </text:span><text:span text:style-name="T15">&lt;stdio.h&gt;</text:span></text:p>
      <text:p text:style-name="Standard" loext:marker-style-name="T13"><text:span text:style-name="T12">#define</text:span><text:span text:style-name="T13"> </text:span><text:span text:style-name="T19">P</text:span><text:span text:style-name="T13"> 5</text:span></text:p>
      <text:p text:style-name="Standard" loext:marker-style-name="T13"><text:span text:style-name="T12">#define</text:span><text:span text:style-name="T13"> </text:span><text:span text:style-name="T19">R</text:span><text:span text:style-name="T13"> 3</text:span></text:p>
      <text:p text:style-name="Standard" loext:marker-style-name="T13"><text:span text:style-name="T16">int</text:span><text:span text:style-name="T13"> alloc[</text:span><text:span text:style-name="T19">P</text:span><text:span text:style-name="T13">][</text:span><text:span text:style-name="T19">R</text:span><text:span text:style-name="T13">], max[</text:span><text:span text:style-name="T19">P</text:span><text:span text:style-name="T13">][</text:span><text:span text:style-name="T19">R</text:span><text:span text:style-name="T13">], avail[</text:span><text:span text:style-name="T19">R</text:span><text:span text:style-name="T13">], need[</text:span><text:span text:style-name="T19">P</text:span><text:span text:style-name="T13">][</text:span><text:span text:style-name="T19">R</text:span><text:span text:style-name="T13">], done[</text:span><text:span text:style-name="T19">P</text:span><text:span text:style-name="T13">] = { 0 };</text:span></text:p>
      <text:p text:style-name="P32" loext:marker-style-name="T13"/>
      <text:p text:style-name="Standard" loext:marker-style-name="T13"><text:span text:style-name="T16">void</text:span><text:span text:style-name="T13"> calcNeed(</text:span><text:span text:style-name="T16">int</text:span><text:span text:style-name="T13"> </text:span><text:span text:style-name="T12">p</text:span><text:span text:style-name="T13">, </text:span><text:span text:style-name="T16">int</text:span><text:span text:style-name="T13"> </text:span><text:span text:style-name="T12">r</text:span><text:span text:style-name="T13">) {</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p</text:span><text:span text:style-name="T13">; i++) {</text:span></text:p>
      <text:p text:style-name="Standard" loext:marker-style-name="T13"><text:span text:style-name="T13"><text:s text:c="8"/></text:span><text:span text:style-name="T16">for</text:span><text:span text:style-name="T13"> (</text:span><text:span text:style-name="T16">int</text:span><text:span text:style-name="T13"> j = 0; j &lt; </text:span><text:span text:style-name="T12">r</text:span><text:span text:style-name="T13">; j++) {</text:span></text:p>
      <text:p text:style-name="Standard" loext:marker-style-name="T13"><text:span text:style-name="T13"><text:s text:c="12"/>need[i][j] = max[i][j] - alloc[i][j];</text:span><text:span text:style-name="T13"/></text:p>
      <text:p text:style-name="Standard" loext:marker-style-name="T13"><text:span text:style-name="T13"><text:s text:c="8"/>}</text:span><text:span text:style-name="T13"/></text:p>
      <text:p text:style-name="Standard" loext:marker-style-name="T13"><text:span text:style-name="T13"><text:s text:c="4"/>}</text:span><text:span text:style-name="T13"/></text:p>
      <text:p text:style-name="Standard" loext:marker-style-name="T13"><text:span text:style-name="T13">}</text:span></text:p>
      <text:p text:style-name="Standard" loext:marker-style-name="T13"><text:span text:style-name="T16">int</text:span><text:span text:style-name="T13"> checkSafe(</text:span><text:span text:style-name="T16">int</text:span><text:span text:style-name="T13"> </text:span><text:span text:style-name="T12">p</text:span><text:span text:style-name="T13">, </text:span><text:span text:style-name="T16">int</text:span><text:span text:style-name="T13"> </text:span><text:span text:style-name="T12">r</text:span><text:span text:style-name="T13">) {</text:span></text:p>
      <text:p text:style-name="Standard" loext:marker-style-name="T13"><text:span text:style-name="T13"><text:s text:c="4"/></text:span><text:span text:style-name="T16">int</text:span><text:span text:style-name="T13"> work[</text:span><text:span text:style-name="T19">R</text:span><text:span text:style-name="T13">], seq[</text:span><text:span text:style-name="T19">P</text:span><text:span text:style-name="T13">], count = 0;</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r</text:span><text:span text:style-name="T13">; i++) work[i] = avail[i];</text:span></text:p>
      <text:p text:style-name="Standard" loext:marker-style-name="T13"><text:span text:style-name="T13"><text:s text:c="4"/></text:span><text:span text:style-name="T16">while</text:span><text:span text:style-name="T13"> (count &lt; </text:span><text:span text:style-name="T12">p</text:span><text:span text:style-name="T13">) {</text:span></text:p>
      <text:p text:style-name="Standard" loext:marker-style-name="T13"><text:span text:style-name="T13"><text:s text:c="8"/></text:span><text:span text:style-name="T16">int</text:span><text:span text:style-name="T13"> found = 0;</text:span></text:p>
      <text:p text:style-name="Standard" loext:marker-style-name="T13"><text:span text:style-name="T13"><text:s text:c="8"/></text:span><text:span text:style-name="T16">for</text:span><text:span text:style-name="T13"> (</text:span><text:span text:style-name="T16">int</text:span><text:span text:style-name="T13"> i = 0; i &lt; </text:span><text:span text:style-name="T12">p</text:span><text:span text:style-name="T13">; i++) {</text:span></text:p>
      <text:p text:style-name="Standard" loext:marker-style-name="T13"><text:span text:style-name="T13"><text:s text:c="12"/></text:span><text:span text:style-name="T16">if</text:span><text:span text:style-name="T13"> (!done[i]) {</text:span></text:p>
      <text:p text:style-name="Standard" loext:marker-style-name="T13"><text:span text:style-name="T13"><text:s text:c="16"/></text:span><text:span text:style-name="T16">int</text:span><text:span text:style-name="T13"> j;</text:span></text:p>
      <text:p text:style-name="Standard" loext:marker-style-name="T13"><text:span text:style-name="T13"><text:s text:c="16"/></text:span><text:span text:style-name="T16">for</text:span><text:span text:style-name="T13"> (j = 0; j &lt; </text:span><text:span text:style-name="T12">r</text:span><text:span text:style-name="T13">; j++) {</text:span></text:p>
      <text:p text:style-name="Standard" loext:marker-style-name="T13"><text:span text:style-name="T13"><text:s text:c="20"/></text:span><text:span text:style-name="T16">if</text:span><text:span text:style-name="T13"> (need[i][j] &gt; work[j]) </text:span><text:span text:style-name="T16">break</text:span><text:span text:style-name="T13">;</text:span></text:p>
      <text:p text:style-name="Standard" loext:marker-style-name="T13"><text:span text:style-name="T13"><text:s text:c="16"/>}</text:span><text:span text:style-name="T13"/></text:p>
      <text:p text:style-name="Standard" loext:marker-style-name="T13"><text:span text:style-name="T13"><text:s text:c="16"/></text:span><text:span text:style-name="T16">if</text:span><text:span text:style-name="T13"> (j == </text:span><text:span text:style-name="T12">r</text:span><text:span text:style-name="T13">) {</text:span></text:p>
      <text:p text:style-name="Standard" loext:marker-style-name="T13"><text:span text:style-name="T13"><text:s text:c="20"/></text:span><text:span text:style-name="T16">for</text:span><text:span text:style-name="T13"> (</text:span><text:span text:style-name="T16">int</text:span><text:span text:style-name="T13"> k = 0; k &lt; </text:span><text:span text:style-name="T12">r</text:span><text:span text:style-name="T13">; k++) work[k] += alloc[i][k];</text:span></text:p>
      <text:p text:style-name="Standard" loext:marker-style-name="T13"><text:span text:style-name="T13"><text:s text:c="20"/>seq[count++] = i;</text:span><text:span text:style-name="T13"/></text:p>
      <text:p text:style-name="Standard" loext:marker-style-name="T13"><text:span text:style-name="T13"><text:s text:c="20"/>done[i] = 1;</text:span><text:span text:style-name="T13"/></text:p>
      <text:p text:style-name="Standard" loext:marker-style-name="T13"><text:span text:style-name="T13"><text:s text:c="20"/>found = 1;</text:span><text:span text:style-name="T13"/></text:p>
      <text:p text:style-name="Standard" loext:marker-style-name="T13"><text:span text:style-name="T13"><text:s text:c="16"/>}</text:span><text:span text:style-name="T13"/></text:p>
      <text:p text:style-name="Standard" loext:marker-style-name="T13"><text:span text:style-name="T13"><text:s text:c="12"/>}</text:span><text:span text:style-name="T13"/></text:p>
      <text:p text:style-name="Standard" loext:marker-style-name="T13"><text:span text:style-name="T13"><text:s text:c="8"/>}</text:span><text:span text:style-name="T13"/></text:p>
      <text:p text:style-name="Standard" loext:marker-style-name="T13"><text:span text:style-name="T13"><text:s text:c="8"/></text:span><text:span text:style-name="T16">if</text:span><text:span text:style-name="T13"> (!found) {</text:span></text:p>
      <text:p text:style-name="Standard" loext:marker-style-name="T13"><text:span text:style-name="T13"><text:s text:c="12"/>printf(</text:span><text:span text:style-name="T15">"System is not in a safe state.\n"</text:span><text:span text:style-name="T13">);</text:span></text:p>
      <text:p text:style-name="Standard" loext:marker-style-name="T13"><text:span text:style-name="T13"><text:s text:c="12"/></text:span><text:span text:style-name="T16">return</text:span><text:span text:style-name="T13"> 0;</text:span></text:p>
      <text:p text:style-name="Standard" loext:marker-style-name="T13"><text:span text:style-name="T13"><text:s text:c="8"/>}</text:span><text:span text:style-name="T13"/></text:p>
      <text:p text:style-name="Standard" loext:marker-style-name="T13"><text:span text:style-name="T13"><text:s text:c="4"/>}</text:span></text:p>
      <text:p text:style-name="Standard" loext:marker-style-name="T13"><text:span text:style-name="T13"><text:s text:c="4"/>printf(</text:span><text:span text:style-name="T15">"System is in a safe state.\nSafe Sequence: "</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text:span><text:span text:style-name="T12">p</text:span><text:span text:style-name="T13">; i++) printf(</text:span><text:span text:style-name="T15">"P%d "</text:span><text:span text:style-name="T13">, seq[i]);</text:span></text:p>
      <text:p text:style-name="Standard" loext:marker-style-name="T13"><text:span text:style-name="T13"><text:s text:c="4"/>printf(</text:span><text:span text:style-name="T15">"\n"</text:span><text:span text:style-name="T13">);</text:span></text:p>
      <text:p text:style-name="Standard" loext:marker-style-name="T13"><text:span text:style-name="T13"><text:s text:c="4"/></text:span><text:span text:style-name="T16">return</text:span><text:span text:style-name="T13"> 1;</text:span></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text:span><text:span text:style-name="T16">int</text:span><text:span text:style-name="T13"> p, r;</text:span></text:p>
      <text:p text:style-name="Standard" loext:marker-style-name="T13"><text:span text:style-name="T13"><text:s text:c="4"/>printf(</text:span><text:span text:style-name="T15">"Enter the number of processes: "</text:span><text:span text:style-name="T13">);</text:span></text:p>
      <text:p text:style-name="Standard" loext:marker-style-name="T13"><text:span text:style-name="T13"><text:s text:c="4"/>scanf(</text:span><text:span text:style-name="T15">"%d"</text:span><text:span text:style-name="T13">, &amp;p);</text:span></text:p>
      <text:p text:style-name="Standard" loext:marker-style-name="T13"><text:span text:style-name="T13"><text:s text:c="4"/>printf(</text:span><text:span text:style-name="T15">"Enter the number of resources: "</text:span><text:span text:style-name="T13">);</text:span></text:p>
      <text:p text:style-name="Standard" loext:marker-style-name="T13"><text:span text:style-name="T13"><text:s text:c="4"/>scanf(</text:span><text:span text:style-name="T15">"%d"</text:span><text:span text:style-name="T13">, &amp;r);</text:span></text:p>
      <text:p text:style-name="Standard" loext:marker-style-name="T13"><text:span text:style-name="T13"><text:s text:c="4"/>printf(</text:span><text:span text:style-name="T15">"Enter the Allocation Matrix:\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p; i++) {</text:span></text:p>
      <text:p text:style-name="Standard" loext:marker-style-name="T13"><text:span text:style-name="T13"><text:s text:c="8"/></text:span><text:span text:style-name="T16">for</text:span><text:span text:style-name="T13"> (</text:span><text:span text:style-name="T16">int</text:span><text:span text:style-name="T13"> j = 0; j &lt; r; j++) scanf(</text:span><text:span text:style-name="T15">"%d"</text:span><text:span text:style-name="T13">, &amp;alloc[i][j]);</text:span></text:p>
      <text:p text:style-name="Standard" loext:marker-style-name="T13"><text:span text:style-name="T13"><text:s text:c="4"/>}</text:span></text:p>
      <text:p text:style-name="Standard" loext:marker-style-name="T13"><text:span text:style-name="T13"><text:s text:c="4"/>printf(</text:span><text:span text:style-name="T15">"Enter the Maximum Matrix:\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p; i++) {</text:span></text:p>
      <text:p text:style-name="Standard" loext:marker-style-name="T13"><text:span text:style-name="T13"><text:s text:c="8"/></text:span><text:span text:style-name="T16">for</text:span><text:span text:style-name="T13"> (</text:span><text:span text:style-name="T16">int</text:span><text:span text:style-name="T13"> j = 0; j &lt; r; j++) scanf(</text:span><text:span text:style-name="T15">"%d"</text:span><text:span text:style-name="T13">, &amp;max[i][j]);</text:span></text:p>
      <text:p text:style-name="Standard" loext:marker-style-name="T13"><text:span text:style-name="T13"><text:s text:c="4"/>}</text:span></text:p>
      <text:p text:style-name="Standard" loext:marker-style-name="T13"><text:span text:style-name="T13"><text:s text:c="4"/>printf(</text:span><text:span text:style-name="T15">"Enter the Available Resources:\n"</text:span><text:span text:style-name="T13">);</text:span></text:p>
      <text:p text:style-name="Standard" loext:marker-style-name="T13"><text:span text:style-name="T13"><text:s text:c="4"/></text:span><text:span text:style-name="T16">for</text:span><text:span text:style-name="T13"> (</text:span><text:span text:style-name="T16">int</text:span><text:span text:style-name="T13"> i = 0; i &lt; r; i++) scanf(</text:span><text:span text:style-name="T15">"%d"</text:span><text:span text:style-name="T13">, &amp;avail[i]);</text:span></text:p>
      <text:p text:style-name="Standard" loext:marker-style-name="T13"><text:span text:style-name="T13"><text:s text:c="4"/>calcNeed(p, r);</text:span><text:span text:style-name="T13"/></text:p>
      <text:p text:style-name="Standard" loext:marker-style-name="T13"><text:span text:style-name="T13"><text:s text:c="4"/>checkSafe(p, r);</text:span><text:span text:style-name="T13"/></text:p>
      <text:p text:style-name="Standard" loext:marker-style-name="T13"><text:span text:style-name="T13"/></text:p>
      <text:p text:style-name="Standard" loext:marker-style-name="T13"><text:span text:style-name="T13">}</text:span><text:span text:style-name="T13"/></text:p>
      <text:p text:style-name="P30" loext:marker-style-name="T13"><text:span text:style-name="T15"/></text:p>
      <text:p text:style-name="P28"/>
      <text:p text:style-name="P28"><text:soft-page-break/>Output:-</text:p>
      <text:p text:style-name="P28"/>
      <text:p text:style-name="P39">Enter the number of processes: 5 </text:p>
      <text:p text:style-name="P39">Enter the number of resources: 3</text:p>
      <text:p text:style-name="P39">Enter the Allocation Matrix:</text:p>
      <text:p text:style-name="P39">0</text:p>
      <text:p text:style-name="P39">1</text:p>
      <text:p text:style-name="P39">0</text:p>
      <text:p text:style-name="P39">2</text:p>
      <text:p text:style-name="P39">0</text:p>
      <text:p text:style-name="P39">0</text:p>
      <text:p text:style-name="P39">3 </text:p>
      <text:p text:style-name="P39">0</text:p>
      <text:p text:style-name="P39">2</text:p>
      <text:p text:style-name="P39">2</text:p>
      <text:p text:style-name="P39">1</text:p>
      <text:p text:style-name="P39">1</text:p>
      <text:p text:style-name="P39">0</text:p>
      <text:p text:style-name="P39">0</text:p>
      <text:p text:style-name="P39">2</text:p>
      <text:p text:style-name="P39">Enter the Maximum Matrix:</text:p>
      <text:p text:style-name="P39">7</text:p>
      <text:p text:style-name="P39">5</text:p>
      <text:p text:style-name="P39">3</text:p>
      <text:p text:style-name="P39">3</text:p>
      <text:p text:style-name="P39">2</text:p>
      <text:p text:style-name="P39">2</text:p>
      <text:p text:style-name="P39">9</text:p>
      <text:p text:style-name="P39">0</text:p>
      <text:p text:style-name="P39">2</text:p>
      <text:p text:style-name="P39">2</text:p>
      <text:p text:style-name="P39">2</text:p>
      <text:p text:style-name="P39">2</text:p>
      <text:p text:style-name="P39">4</text:p>
      <text:p text:style-name="P39">3</text:p>
      <text:p text:style-name="P39">3</text:p>
      <text:p text:style-name="P39">Enter the Available Resources:</text:p>
      <text:p text:style-name="P39">3</text:p>
      <text:p text:style-name="P39">3</text:p>
      <text:p text:style-name="P39">2</text:p>
      <text:p text:style-name="P39">System is in a safe state.</text:p>
      <text:p text:style-name="P39">Safe Sequence: P1 P3 P4 P0 P2 </text:p>
      <text:p text:style-name="P39"/>
      <text:p text:style-name="P50"><text:span text:style-name="T21">dfgdg</text:span>, 00976803122</text:p>
      <text:p text:style-name="P28"/>
      <text:p text:style-name="P28">Result:-</text:p>
      <text:p text:style-name="P28"/>
      <text:p text:style-name="P28">The program successfully implements the Banker’s Algorithm for deadlock avoidance, identifying whether the system is in a safe state and providing a safe sequence if possible. </text:p>
      <text:p text:style-name="P19">Experiment – <text:span text:style-name="T10">10</text:span></text:p>
      <text:p text:style-name="P20"/>
      <text:p text:style-name="P20">Aim:- Write <text:span text:style-name="T10">C program</text:span><text:span text:style-name="T11">s</text:span><text:span text:style-name="T10"> to implement the various File Organization Techniques</text:span><text:span text:style-name="T6">.</text:span></text:p>
      <text:p text:style-name="P20"/>
      <text:p text:style-name="P29">Theory:-</text:p>
      <text:p text:style-name="P29"/>
      <text:list text:style-name="L6">
        <text:list-item>
          <text:p text:style-name="P79"><text:span text:style-name="Strong_20_Emphasis">Sequential Access</text:span>:</text:p>
          <text:list>
            <text:list-item>
              <text:p text:style-name="P80">Files are stored sequentially, and access occurs in a linear order.</text:p>
            </text:list-item>
            <text:list-item>
              <text:p text:style-name="P80">Useful for applications where data is processed in a specific order, like logs.</text:p>
            </text:list-item>
            <text:list-item>
              <text:p text:style-name="P80">Efficient for reading or writing entire files but slower for random access since each record must be read sequentially.</text:p>
            </text:list-item>
          </text:list>
        </text:list-item>
        <text:list-item>
          <text:p text:style-name="P79"><text:span text:style-name="Strong_20_Emphasis">Direct Access</text:span>:</text:p>
          <text:list>
            <text:list-item>
              <text:p text:style-name="P80">Files are accessed directly by calculating the address of the record, often using a hashing mechanism.</text:p>
            </text:list-item>
            <text:list-item>
              <text:p text:style-name="P80">Provides fast access to specific records without the need to read other records first.</text:p>
            </text:list-item>
            <text:list-item>
              <text:p text:style-name="P80">Commonly used in applications like databases where specific records need frequent access.</text:p>
            </text:list-item>
          </text:list>
        </text:list-item>
        <text:list-item>
          <text:p text:style-name="P79"><text:span text:style-name="Strong_20_Emphasis">Indexed Sequential Access</text:span>:</text:p>
          <text:list>
            <text:list-item>
              <text:p text:style-name="P80">Combines features of sequential and direct access by storing records sequentially and using an index for faster access.</text:p>
            </text:list-item>
            <text:list-item>
              <text:p text:style-name="P80">An index file contains pointers to data blocks, allowing quicker location of records.</text:p>
            </text:list-item>
            <text:list-item>
              <text:p text:style-name="P80">Suitable for files that are mainly accessed sequentially but occasionally need direct access to specific records.</text:p>
            </text:list-item>
          </text:list>
        </text:list-item>
        <text:list-item>
          <text:p text:style-name="P79"><text:span text:style-name="Strong_20_Emphasis">Partitioned File Organization</text:span>:</text:p>
          <text:list>
            <text:list-item>
              <text:p text:style-name="P80">Files are divided into partitions or segments, with each partition storing related data.</text:p>
            </text:list-item>
            <text:list-item>
              <text:p text:style-name="P80">Each partition can be accessed individually, making it efficient for managing large datasets or organizing files by category.</text:p>
            </text:list-item>
            <text:list-item>
              <text:p text:style-name="P79">Often used in applications that require modular access to file sections, like libraries or archives.</text:p>
            </text:list-item>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Code:-</text:p>
      <text:p text:style-name="P29"/>
      <text:p text:style-name="P29">1. Sequential Access</text:p>
      <text:p text:style-name="P29"/>
      <text:p text:style-name="Standard" loext:marker-style-name="T13"><text:span text:style-name="T12">#include</text:span><text:span text:style-name="T13"> </text:span><text:span text:style-name="T15">&lt;stdio.h&gt;</text:span></text:p>
      <text:p text:style-name="P32" loext:marker-style-name="T13"/>
      <text:p text:style-name="Standard" loext:marker-style-name="T13"><text:span text:style-name="T16">void</text:span><text:span text:style-name="T13"> sequentialWrite(</text:span><text:span text:style-name="T16">const</text:span><text:span text:style-name="T13"> </text:span><text:span text:style-name="T16">char</text:span><text:span text:style-name="T13">* </text:span><text:span text:style-name="T12">filename</text:span><text:span text:style-name="T13">) {</text:span></text:p>
      <text:p text:style-name="Standard" loext:marker-style-name="T13"><text:span text:style-name="T13"><text:s text:c="4"/></text:span><text:span text:style-name="T18">FILE</text:span><text:span text:style-name="T13">* file = fopen(</text:span><text:span text:style-name="T12">filename</text:span><text:span text:style-name="T13">, </text:span><text:span text:style-name="T15">"w"</text:span><text:span text:style-name="T13">);</text:span></text:p>
      <text:p text:style-name="Standard" loext:marker-style-name="T13"><text:span text:style-name="T13"><text:s text:c="4"/></text:span><text:span text:style-name="T16">if</text:span><text:span text:style-name="T13"> (file == </text:span><text:span text:style-name="T19">NULL</text:span><text:span text:style-name="T13">) {</text:span></text:p>
      <text:p text:style-name="Standard" loext:marker-style-name="T13"><text:span text:style-name="T13"><text:s text:c="8"/>printf(</text:span><text:span text:style-name="T15">"Error opening file.\n"</text:span><text:span text:style-name="T13">);</text:span></text:p>
      <text:p text:style-name="Standard" loext:marker-style-name="T13"><text:span text:style-name="T13"><text:s text:c="8"/></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text:span><text:span text:style-name="T16">for</text:span><text:span text:style-name="T13"> (</text:span><text:span text:style-name="T16">int</text:span><text:span text:style-name="T13"> i = 1; i &lt;= 5; i++) {</text:span></text:p>
      <text:p text:style-name="Standard" loext:marker-style-name="T13"><text:span text:style-name="T13"><text:s text:c="8"/>fprintf(file, </text:span><text:span text:style-name="T15">"Record %d\n"</text:span><text:span text:style-name="T13">, i);</text:span></text:p>
      <text:p text:style-name="Standard" loext:marker-style-name="T13"><text:span text:style-name="T13"><text:s text:c="4"/>}</text:span><text:span text:style-name="T13"/></text:p>
      <text:p text:style-name="Standard" loext:marker-style-name="T13"><text:span text:style-name="T13"><text:s text:c="4"/>fclose(file);</text:span><text:span text:style-name="T13"/></text:p>
      <text:p text:style-name="Standard" loext:marker-style-name="T13"><text:span text:style-name="T13">}</text:span><text:span text:style-name="T13"/></text:p>
      <text:p text:style-name="P32" loext:marker-style-name="T13"/>
      <text:p text:style-name="Standard" loext:marker-style-name="T13"><text:span text:style-name="T16">void</text:span><text:span text:style-name="T13"> sequentialRead(</text:span><text:span text:style-name="T16">const</text:span><text:span text:style-name="T13"> </text:span><text:span text:style-name="T16">char</text:span><text:span text:style-name="T13">* </text:span><text:span text:style-name="T12">filename</text:span><text:span text:style-name="T13">) {</text:span></text:p>
      <text:p text:style-name="Standard" loext:marker-style-name="T13"><text:span text:style-name="T13"><text:s text:c="4"/></text:span><text:span text:style-name="T18">FILE</text:span><text:span text:style-name="T13">* file = fopen(</text:span><text:span text:style-name="T12">filename</text:span><text:span text:style-name="T13">, </text:span><text:span text:style-name="T15">"r"</text:span><text:span text:style-name="T13">);</text:span></text:p>
      <text:p text:style-name="Standard" loext:marker-style-name="T13"><text:span text:style-name="T13"><text:s text:c="4"/></text:span><text:span text:style-name="T16">if</text:span><text:span text:style-name="T13"> (file == </text:span><text:span text:style-name="T19">NULL</text:span><text:span text:style-name="T13">) {</text:span></text:p>
      <text:p text:style-name="Standard" loext:marker-style-name="T13"><text:span text:style-name="T13"><text:s text:c="8"/>printf(</text:span><text:span text:style-name="T15">"Error opening file.\n"</text:span><text:span text:style-name="T13">);</text:span></text:p>
      <text:p text:style-name="Standard" loext:marker-style-name="T13"><text:span text:style-name="T13"><text:s text:c="8"/></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text:span><text:span text:style-name="T16">char</text:span><text:span text:style-name="T13"> line[50];</text:span></text:p>
      <text:p text:style-name="Standard" loext:marker-style-name="T13"><text:span text:style-name="T13"><text:s text:c="4"/></text:span><text:span text:style-name="T16">while</text:span><text:span text:style-name="T13"> (fgets(line, </text:span><text:span text:style-name="T16">sizeof</text:span><text:span text:style-name="T13">(line), file)) {</text:span></text:p>
      <text:p text:style-name="Standard" loext:marker-style-name="T13"><text:span text:style-name="T13"><text:s text:c="8"/>printf(</text:span><text:span text:style-name="T15">"%s"</text:span><text:span text:style-name="T13">, line);</text:span></text:p>
      <text:p text:style-name="Standard" loext:marker-style-name="T13"><text:span text:style-name="T13"><text:s text:c="4"/>}</text:span><text:span text:style-name="T13"/></text:p>
      <text:p text:style-name="Standard" loext:marker-style-name="T13"><text:span text:style-name="T13"><text:s text:c="4"/>fclose(file);</text:span><text:span text:style-name="T13"/></text:p>
      <text:p text:style-name="Standard" loext:marker-style-name="T13"><text:span text:style-name="T13">}</text:span><text:span text:style-name="T13"/></text:p>
      <text:p text:style-name="P32" loext:marker-style-name="T13"/>
      <text:p text:style-name="Standard" loext:marker-style-name="T13"><text:span text:style-name="T16">int</text:span><text:span text:style-name="T13"> main() {</text:span></text:p>
      <text:p text:style-name="Standard" loext:marker-style-name="T13"><text:span text:style-name="T13"><text:s text:c="4"/></text:span><text:span text:style-name="T16">const</text:span><text:span text:style-name="T13"> </text:span><text:span text:style-name="T16">char</text:span><text:span text:style-name="T13">* filename = </text:span><text:span text:style-name="T15">"sequential.txt"</text:span><text:span text:style-name="T13">;</text:span></text:p>
      <text:p text:style-name="Standard" loext:marker-style-name="T13"><text:span text:style-name="T13"><text:s text:c="4"/>sequentialWrite(filename);</text:span><text:span text:style-name="T13"/></text:p>
      <text:p text:style-name="Standard" loext:marker-style-name="T13"><text:span text:style-name="T13"><text:s text:c="4"/>sequentialRead(filename);</text:span><text:span text:style-name="T13"/></text:p>
      <text:p text:style-name="Standard" loext:marker-style-name="T13"><text:span text:style-name="T13"><text:s text:c="4"/></text:span><text:span text:style-name="T16">return</text:span><text:span text:style-name="T13"> 0;</text:span></text:p>
      <text:p text:style-name="Standard" loext:marker-style-name="T13"><text:span text:style-name="T13">}</text:span><text:span text:style-name="T13"/></text:p>
      <text:p text:style-name="P29"/>
      <text:p text:style-name="P31"/>
      <text:p text:style-name="P31">Output:-</text:p>
      <text:p text:style-name="P29"/>
      <text:p text:style-name="P40">Record 1</text:p>
      <text:p text:style-name="P40">Record 2</text:p>
      <text:p text:style-name="P40">Record 3</text:p>
      <text:p text:style-name="P40">Record 4</text:p>
      <text:p text:style-name="P40">Record 5</text:p>
      <text:p text:style-name="P40"/>
      <text:p text:style-name="P51">Abhay Raj, 00976803122</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2. Direct Access (Random Access)</text:p>
      <text:p text:style-name="P29"/>
      <text:p text:style-name="Standard" loext:marker-style-name="T13"><text:span text:style-name="T12">#include</text:span><text:span text:style-name="T13"> </text:span><text:span text:style-name="T15">&lt;stdio.h&gt;</text:span></text:p>
      <text:p text:style-name="P32" loext:marker-style-name="T13"/>
      <text:p text:style-name="Standard" loext:marker-style-name="T13"><text:span text:style-name="T16">void</text:span><text:span text:style-name="T13"> writeDirectAccess(</text:span><text:span text:style-name="T16">const</text:span><text:span text:style-name="T13"> </text:span><text:span text:style-name="T16">char</text:span><text:span text:style-name="T13">* filename) {</text:span></text:p>
      <text:p text:style-name="Standard" loext:marker-style-name="T13"><text:span text:style-name="T13"><text:s text:c="4"/>FILE* file = fopen(filename, </text:span><text:span text:style-name="T15">"w+"</text:span><text:span text:style-name="T13">);</text:span></text:p>
      <text:p text:style-name="Standard" loext:marker-style-name="T13"><text:span text:style-name="T13"><text:s text:c="4"/></text:span><text:span text:style-name="T16">if</text:span><text:span text:style-name="T13"> (file == NULL) {</text:span></text:p>
      <text:p text:style-name="Standard" loext:marker-style-name="T13"><text:span text:style-name="T13"><text:s text:c="8"/>printf(</text:span><text:span text:style-name="T15">"Error opening file.\n"</text:span><text:span text:style-name="T13">);</text:span></text:p>
      <text:p text:style-name="Standard" loext:marker-style-name="T13"><text:span text:style-name="T13"><text:s text:c="8"/></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fprintf(file, </text:span><text:span text:style-name="T15">"Record 1\nRecord 2\nRecord 3\nRecord 4\nRecord 5\n"</text:span><text:span text:style-name="T13">);</text:span></text:p>
      <text:p text:style-name="Standard" loext:marker-style-name="T13"><text:span text:style-name="T13"><text:s text:c="4"/>fclose(file);</text:span><text:span text:style-name="T13"/></text:p>
      <text:p text:style-name="Standard" loext:marker-style-name="T13"><text:span text:style-name="T13">}</text:span><text:span text:style-name="T13"/></text:p>
      <text:p text:style-name="P32" loext:marker-style-name="T13"/>
      <text:p text:style-name="Standard" loext:marker-style-name="T13"><text:span text:style-name="T16">void</text:span><text:span text:style-name="T13"> readDirectAccess(</text:span><text:span text:style-name="T16">const</text:span><text:span text:style-name="T13"> </text:span><text:span text:style-name="T16">char</text:span><text:span text:style-name="T13">* filename, </text:span><text:span text:style-name="T16">int</text:span><text:span text:style-name="T13"> recordNum) {</text:span></text:p>
      <text:p text:style-name="Standard" loext:marker-style-name="T13"><text:span text:style-name="T13"><text:s text:c="4"/>FILE* file = fopen(filename, </text:span><text:span text:style-name="T15">"r"</text:span><text:span text:style-name="T13">);</text:span></text:p>
      <text:p text:style-name="Standard" loext:marker-style-name="T13"><text:span text:style-name="T13"><text:s text:c="4"/></text:span><text:span text:style-name="T16">if</text:span><text:span text:style-name="T13"> (file == NULL) {</text:span></text:p>
      <text:p text:style-name="Standard" loext:marker-style-name="T13"><text:span text:style-name="T13"><text:s text:c="8"/>printf(</text:span><text:span text:style-name="T15">"Error opening file.\n"</text:span><text:span text:style-name="T13">);</text:span></text:p>
      <text:p text:style-name="Standard" loext:marker-style-name="T13"><text:span text:style-name="T13"><text:s text:c="8"/></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fseek(file, (recordNum - 1) * 10, SEEK_SET); </text:span><text:span text:style-name="T17">// Assuming each record has a fixed size</text:span></text:p>
      <text:p text:style-name="Standard" loext:marker-style-name="T13"><text:span text:style-name="T13"><text:s text:c="4"/></text:span><text:span text:style-name="T16">char</text:span><text:span text:style-name="T13"> line[10];</text:span></text:p>
      <text:p text:style-name="Standard" loext:marker-style-name="T13"><text:span text:style-name="T13"><text:s text:c="4"/></text:span><text:span text:style-name="T16">if</text:span><text:span text:style-name="T13"> (fgets(line, </text:span><text:span text:style-name="T16">sizeof</text:span><text:span text:style-name="T13">(line), file)) {</text:span></text:p>
      <text:p text:style-name="Standard" loext:marker-style-name="T13"><text:span text:style-name="T13"><text:s text:c="8"/>printf(</text:span><text:span text:style-name="T15">"Directly Accessed Record %d: %s"</text:span><text:span text:style-name="T13">, recordNum, line);</text:span></text:p>
      <text:p text:style-name="Standard" loext:marker-style-name="T13"><text:span text:style-name="T13"><text:s text:c="4"/>}</text:span><text:span text:style-name="T13"/></text:p>
      <text:p text:style-name="Standard" loext:marker-style-name="T13"><text:span text:style-name="T13"><text:s text:c="4"/>fclose(file);</text:span><text:span text:style-name="T13"/></text:p>
      <text:p text:style-name="Standard" loext:marker-style-name="T13"><text:span text:style-name="T13">}</text:span><text:span text:style-name="T13"/></text:p>
      <text:p text:style-name="P32" loext:marker-style-name="T13"/>
      <text:p text:style-name="Standard" loext:marker-style-name="T13"><text:span text:style-name="T16">int</text:span><text:span text:style-name="T13"> main() {</text:span></text:p>
      <text:p text:style-name="Standard" loext:marker-style-name="T13"><text:span text:style-name="T13"><text:s text:c="4"/></text:span><text:span text:style-name="T16">const</text:span><text:span text:style-name="T13"> </text:span><text:span text:style-name="T16">char</text:span><text:span text:style-name="T13">* filename = </text:span><text:span text:style-name="T15">"direct.txt"</text:span><text:span text:style-name="T13">;</text:span></text:p>
      <text:p text:style-name="Standard" loext:marker-style-name="T13"><text:span text:style-name="T13"><text:s text:c="4"/>writeDirectAccess(filename);</text:span><text:span text:style-name="T13"/></text:p>
      <text:p text:style-name="Standard" loext:marker-style-name="T13"><text:span text:style-name="T13"><text:s text:c="4"/>readDirectAccess(</text:span><text:span text:style-name="T16">filename</text:span><text:span text:style-name="T13">, 3); </text:span><text:span text:style-name="T17">// Access Record 3 directly</text:span></text:p>
      <text:p text:style-name="Standard" loext:marker-style-name="T13"><text:span text:style-name="T13"><text:s text:c="4"/></text:span><text:span text:style-name="T16">return</text:span><text:span text:style-name="T13"> 0;</text:span></text:p>
      <text:p text:style-name="Standard" loext:marker-style-name="T13"><text:span text:style-name="T13">}</text:span></text:p>
      <text:p text:style-name="P29"/>
      <text:p text:style-name="P31">Output:-</text:p>
      <text:p text:style-name="P31"/>
      <text:p text:style-name="P41">Directly Accessed Record 3: cord 3</text:p>
      <text:p text:style-name="P41"/>
      <text:p text:style-name="P52">Abhay Raj, 00976803122</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3. Indexed Sequential Access</text:p>
      <text:p text:style-name="P29"/>
      <text:p text:style-name="Standard" loext:marker-style-name="T13"><text:span text:style-name="T12">#include</text:span><text:span text:style-name="T13"> </text:span><text:span text:style-name="T16">&lt;stdio.h&gt;</text:span></text:p>
      <text:p text:style-name="Standard" loext:marker-style-name="T13"><text:span text:style-name="T16">typedef</text:span><text:span text:style-name="T13"> </text:span><text:span text:style-name="T16">struct</text:span><text:span text:style-name="T13"> { </text:span><text:span text:style-name="T16">int</text:span><text:span text:style-name="T13"> idx; </text:span><text:span text:style-name="T16">long</text:span><text:span text:style-name="T13"> off; } </text:span><text:span text:style-name="T18">Index</text:span><text:span text:style-name="T13">;</text:span></text:p>
      <text:p text:style-name="P32" loext:marker-style-name="T13"/>
      <text:p text:style-name="Standard" loext:marker-style-name="T13"><text:span text:style-name="T16">void</text:span><text:span text:style-name="T13"> indexedWrite(</text:span><text:span text:style-name="T16">const</text:span><text:span text:style-name="T13"> </text:span><text:span text:style-name="T16">char</text:span><text:span text:style-name="T13">* </text:span><text:span text:style-name="T12">fname</text:span><text:span text:style-name="T13">, </text:span><text:span text:style-name="T16">const</text:span><text:span text:style-name="T13"> </text:span><text:span text:style-name="T16">char</text:span><text:span text:style-name="T13">* </text:span><text:span text:style-name="T12">idxfile</text:span><text:span text:style-name="T13">) {</text:span></text:p>
      <text:p text:style-name="Standard" loext:marker-style-name="T13"><text:span text:style-name="T13"><text:s text:c="4"/></text:span><text:span text:style-name="T18">FILE</text:span><text:span text:style-name="T13">* f = fopen(</text:span><text:span text:style-name="T12">fname</text:span><text:span text:style-name="T13">, </text:span><text:span text:style-name="T15">"w"</text:span><text:span text:style-name="T13">), * iF = fopen(</text:span><text:span text:style-name="T12">idxfile</text:span><text:span text:style-name="T13">, </text:span><text:span text:style-name="T15">"w"</text:span><text:span text:style-name="T13">);</text:span></text:p>
      <text:p text:style-name="Standard" loext:marker-style-name="T13"><text:span text:style-name="T13"><text:s text:c="4"/></text:span><text:span text:style-name="T16">if</text:span><text:span text:style-name="T13"> (!f || !iF) { printf(</text:span><text:span text:style-name="T15">"Error opening file.\n"</text:span><text:span text:style-name="T13">); </text:span><text:span text:style-name="T16">return</text:span><text:span text:style-name="T13">; }</text:span></text:p>
      <text:p text:style-name="Standard" loext:marker-style-name="T13"><text:span text:style-name="T13"><text:s text:c="4"/></text:span><text:span text:style-name="T16">for</text:span><text:span text:style-name="T13"> (</text:span><text:span text:style-name="T16">int</text:span><text:span text:style-name="T13"> i = 1; i &lt;= 5; i++) {</text:span></text:p>
      <text:p text:style-name="Standard" loext:marker-style-name="T13"><text:span text:style-name="T13"><text:s text:c="8"/></text:span><text:span text:style-name="T16">long</text:span><text:span text:style-name="T13"> off = ftell(f);</text:span></text:p>
      <text:p text:style-name="Standard" loext:marker-style-name="T13"><text:span text:style-name="T13"><text:s text:c="8"/>fprintf(f, </text:span><text:span text:style-name="T15">"Record %d\n"</text:span><text:span text:style-name="T13">, i);</text:span></text:p>
      <text:p text:style-name="Standard" loext:marker-style-name="T13"><text:span text:style-name="T13"><text:s text:c="8"/>fprintf(iF, </text:span><text:span text:style-name="T15">"%d %ld\n"</text:span><text:span text:style-name="T13">, i, off);</text:span></text:p>
      <text:p text:style-name="Standard" loext:marker-style-name="T13"><text:span text:style-name="T13"><text:s text:c="4"/>}</text:span><text:span text:style-name="T13"/></text:p>
      <text:p text:style-name="Standard" loext:marker-style-name="T13"><text:span text:style-name="T13"><text:s text:c="4"/>fclose(f); fclose(iF);</text:span><text:span text:style-name="T13"/></text:p>
      <text:p text:style-name="Standard" loext:marker-style-name="T13"><text:span text:style-name="T13">}</text:span><text:span text:style-name="T13"/></text:p>
      <text:p text:style-name="P32" loext:marker-style-name="T13"/>
      <text:p text:style-name="Standard" loext:marker-style-name="T13"><text:span text:style-name="T16">void</text:span><text:span text:style-name="T13"> indexedRead(</text:span><text:span text:style-name="T16">const</text:span><text:span text:style-name="T13"> </text:span><text:span text:style-name="T16">char</text:span><text:span text:style-name="T13">* </text:span><text:span text:style-name="T12">fname</text:span><text:span text:style-name="T13">, </text:span><text:span text:style-name="T16">const</text:span><text:span text:style-name="T13"> </text:span><text:span text:style-name="T16">char</text:span><text:span text:style-name="T13">* </text:span><text:span text:style-name="T12">idxfile</text:span><text:span text:style-name="T13">, </text:span><text:span text:style-name="T16">int</text:span><text:span text:style-name="T13"> </text:span><text:span text:style-name="T12">recNum</text:span><text:span text:style-name="T13">) {</text:span></text:p>
      <text:p text:style-name="Standard" loext:marker-style-name="T13"><text:span text:style-name="T13"><text:s text:c="4"/></text:span><text:span text:style-name="T18">FILE</text:span><text:span text:style-name="T13">* f = fopen(</text:span><text:span text:style-name="T12">fname</text:span><text:span text:style-name="T13">, </text:span><text:span text:style-name="T15">"r"</text:span><text:span text:style-name="T13">), * iF = fopen(</text:span><text:span text:style-name="T12">idxfile</text:span><text:span text:style-name="T13">, </text:span><text:span text:style-name="T15">"r"</text:span><text:span text:style-name="T13">);</text:span></text:p>
      <text:p text:style-name="Standard" loext:marker-style-name="T13"><text:span text:style-name="T13"><text:s text:c="4"/></text:span><text:span text:style-name="T16">if</text:span><text:span text:style-name="T13"> (!f || !iF) { printf(</text:span><text:span text:style-name="T15">"Error opening file.\n"</text:span><text:span text:style-name="T13">); </text:span><text:span text:style-name="T16">return</text:span><text:span text:style-name="T13">; }</text:span></text:p>
      <text:p text:style-name="Standard" loext:marker-style-name="T13"><text:span text:style-name="T13"><text:s text:c="4"/></text:span><text:span text:style-name="T18">Index</text:span><text:span text:style-name="T13"> idx;</text:span></text:p>
      <text:p text:style-name="Standard" loext:marker-style-name="T13"><text:span text:style-name="T13"><text:s text:c="4"/></text:span><text:span text:style-name="T16">long</text:span><text:span text:style-name="T13"> off = -1;</text:span></text:p>
      <text:p text:style-name="Standard" loext:marker-style-name="T13"><text:span text:style-name="T13"><text:s text:c="4"/></text:span><text:span text:style-name="T16">while</text:span><text:span text:style-name="T13"> (fscanf(iF, </text:span><text:span text:style-name="T15">"%d %ld"</text:span><text:span text:style-name="T13">, &amp;idx.idx, &amp;idx.off) != </text:span><text:span text:style-name="T19">EOF</text:span><text:span text:style-name="T13">) {</text:span></text:p>
      <text:p text:style-name="Standard" loext:marker-style-name="T13"><text:span text:style-name="T13"><text:s text:c="8"/></text:span><text:span text:style-name="T16">if</text:span><text:span text:style-name="T13"> (idx.idx == </text:span><text:span text:style-name="T12">recNum</text:span><text:span text:style-name="T13">) { off = idx.off; </text:span><text:span text:style-name="T16">break</text:span><text:span text:style-name="T13">; }</text:span></text:p>
      <text:p text:style-name="Standard" loext:marker-style-name="T13"><text:span text:style-name="T13"><text:s text:c="4"/>}</text:span><text:span text:style-name="T13"/></text:p>
      <text:p text:style-name="Standard" loext:marker-style-name="T13"><text:span text:style-name="T13"><text:s text:c="4"/></text:span><text:span text:style-name="T16">if</text:span><text:span text:style-name="T13"> (off != -1) {</text:span></text:p>
      <text:p text:style-name="Standard" loext:marker-style-name="T13"><text:span text:style-name="T13"><text:s text:c="8"/>fseek(f, off, </text:span><text:span text:style-name="T19">SEEK_SET</text:span><text:span text:style-name="T13">);</text:span></text:p>
      <text:p text:style-name="Standard" loext:marker-style-name="T13"><text:span text:style-name="T13"><text:s text:c="8"/></text:span><text:span text:style-name="T16">char</text:span><text:span text:style-name="T13"> line[20];</text:span></text:p>
      <text:p text:style-name="Standard" loext:marker-style-name="T13"><text:span text:style-name="T13"><text:s text:c="8"/>fgets(line, </text:span><text:span text:style-name="T16">sizeof</text:span><text:span text:style-name="T13">(line), f);</text:span></text:p>
      <text:p text:style-name="Standard" loext:marker-style-name="T13"><text:span text:style-name="T13"><text:s text:c="8"/>printf(</text:span><text:span text:style-name="T15">"Indexed Sequential Record %d: %s"</text:span><text:span text:style-name="T13">, </text:span><text:span text:style-name="T12">recNum</text:span><text:span text:style-name="T13">, line);</text:span></text:p>
      <text:p text:style-name="Standard" loext:marker-style-name="T13"><text:span text:style-name="T13"><text:s text:c="4"/>}</text:span><text:span text:style-name="T13"/></text:p>
      <text:p text:style-name="Standard" loext:marker-style-name="T13"><text:span text:style-name="T13"><text:s text:c="4"/></text:span><text:span text:style-name="T16">else</text:span><text:span text:style-name="T13"> {</text:span></text:p>
      <text:p text:style-name="Standard" loext:marker-style-name="T13"><text:span text:style-name="T13"><text:s text:c="8"/>printf(</text:span><text:span text:style-name="T15">"Record not found.\n"</text:span><text:span text:style-name="T13">);</text:span></text:p>
      <text:p text:style-name="Standard" loext:marker-style-name="T13"><text:span text:style-name="T13"><text:s text:c="4"/>}</text:span><text:span text:style-name="T13"/></text:p>
      <text:p text:style-name="Standard" loext:marker-style-name="T13"><text:span text:style-name="T13"><text:s text:c="4"/>fclose(f); fclose(iF);</text:span><text:span text:style-name="T13"/></text:p>
      <text:p text:style-name="Standard" loext:marker-style-name="T13"><text:span text:style-name="T13">}</text:span><text:span text:style-name="T13"/></text:p>
      <text:p text:style-name="P32" loext:marker-style-name="T13"/>
      <text:p text:style-name="Standard" loext:marker-style-name="T13"><text:span text:style-name="T16">int</text:span><text:span text:style-name="T13"> main() {</text:span></text:p>
      <text:p text:style-name="Standard" loext:marker-style-name="T13"><text:span text:style-name="T13"><text:s text:c="4"/></text:span><text:span text:style-name="T16">const</text:span><text:span text:style-name="T13"> </text:span><text:span text:style-name="T16">char</text:span><text:span text:style-name="T13">* fname = </text:span><text:span text:style-name="T15">"indexed_seq.txt"</text:span><text:span text:style-name="T13">, * idxfile = </text:span><text:span text:style-name="T15">"index.txt"</text:span><text:span text:style-name="T13">;</text:span></text:p>
      <text:p text:style-name="Standard" loext:marker-style-name="T13"><text:span text:style-name="T13"><text:s text:c="4"/>indexedWrite(fname, idxfile);</text:span><text:span text:style-name="T13"/></text:p>
      <text:p text:style-name="Standard" loext:marker-style-name="T13"><text:span text:style-name="T13"><text:s text:c="4"/>indexedRead(fname, idxfile, 3);</text:span><text:span text:style-name="T13"/></text:p>
      <text:p text:style-name="Standard" loext:marker-style-name="T13"><text:span text:style-name="T13"><text:s text:c="4"/></text:span><text:span text:style-name="T16">return</text:span><text:span text:style-name="T13"> 0;</text:span></text:p>
      <text:p text:style-name="Standard" loext:marker-style-name="T13"><text:span text:style-name="T13">}</text:span><text:span text:style-name="T13"/></text:p>
      <text:p text:style-name="Standard" loext:marker-style-name="T13"><text:span text:style-name="T13"/></text:p>
      <text:p text:style-name="P31">Output:-</text:p>
      <text:p text:style-name="P31"/>
      <text:p text:style-name="P41">Indexed Sequential Record 3: Record 3</text:p>
      <text:p text:style-name="P53"/>
      <text:p text:style-name="P53">Abhay Raj, 00976803122</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text:soft-page-break/>4. Partitioned File Organization</text:p>
      <text:p text:style-name="Standard" loext:marker-style-name="T13"><text:span text:style-name="T12">#include</text:span><text:span text:style-name="T13"> </text:span><text:span text:style-name="T15">&lt;stdio.h&gt;</text:span></text:p>
      <text:p text:style-name="Standard" loext:marker-style-name="T13"><text:span text:style-name="T12">#include</text:span><text:span text:style-name="T13"> </text:span><text:span text:style-name="T15">&lt;stdlib.h&gt;</text:span></text:p>
      <text:p text:style-name="Standard" loext:marker-style-name="T13"><text:span text:style-name="T16">void</text:span><text:span text:style-name="T13"> writePartitioned(</text:span><text:span text:style-name="T16">const</text:span><text:span text:style-name="T13"> </text:span><text:span text:style-name="T16">char</text:span><text:span text:style-name="T13">* </text:span><text:span text:style-name="T12">filename</text:span><text:span text:style-name="T13">, </text:span><text:span text:style-name="T16">const</text:span><text:span text:style-name="T13"> </text:span><text:span text:style-name="T16">char</text:span><text:span text:style-name="T13">* </text:span><text:span text:style-name="T12">data</text:span><text:span text:style-name="T13">, </text:span><text:span text:style-name="T16">int</text:span><text:span text:style-name="T13"> </text:span><text:span text:style-name="T12">partition</text:span><text:span text:style-name="T13">) {</text:span></text:p>
      <text:p text:style-name="Standard" loext:marker-style-name="T13"><text:span text:style-name="T13"><text:s text:c="4"/></text:span><text:span text:style-name="T16">char</text:span><text:span text:style-name="T13"> partfile[20];</text:span></text:p>
      <text:p text:style-name="Standard" loext:marker-style-name="T13"><text:span text:style-name="T13"><text:s text:c="4"/>sprintf(partfile, </text:span><text:span text:style-name="T15">"%s_part%d.txt"</text:span><text:span text:style-name="T13">, </text:span><text:span text:style-name="T12">filename</text:span><text:span text:style-name="T13">, </text:span><text:span text:style-name="T12">partition</text:span><text:span text:style-name="T13">);</text:span></text:p>
      <text:p text:style-name="Standard" loext:marker-style-name="T13"><text:span text:style-name="T13"><text:s text:c="4"/></text:span><text:span text:style-name="T18">FILE</text:span><text:span text:style-name="T13">* file = fopen(partfile, </text:span><text:span text:style-name="T15">"w"</text:span><text:span text:style-name="T13">);</text:span></text:p>
      <text:p text:style-name="Standard" loext:marker-style-name="T13"><text:span text:style-name="T13"><text:s text:c="4"/></text:span><text:span text:style-name="T16">if</text:span><text:span text:style-name="T13"> (file == </text:span><text:span text:style-name="T19">NULL</text:span><text:span text:style-name="T13">) {</text:span></text:p>
      <text:p text:style-name="Standard" loext:marker-style-name="T13"><text:span text:style-name="T13"><text:s text:c="8"/>printf(</text:span><text:span text:style-name="T15">"Error opening file.\n"</text:span><text:span text:style-name="T13">); </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fprintf(file, </text:span><text:span text:style-name="T15">"%s"</text:span><text:span text:style-name="T13">, </text:span><text:span text:style-name="T12">data</text:span><text:span text:style-name="T13">);</text:span><text:span text:style-name="T14">n</text:span><text:span text:style-name="T13">fclose(file);</text:span></text:p>
      <text:p text:style-name="Standard" loext:marker-style-name="T13"><text:span text:style-name="T13">}</text:span></text:p>
      <text:p text:style-name="Standard" loext:marker-style-name="T13"><text:span text:style-name="T16">void</text:span><text:span text:style-name="T13"> readPartitioned(</text:span><text:span text:style-name="T16">const</text:span><text:span text:style-name="T13"> </text:span><text:span text:style-name="T16">char</text:span><text:span text:style-name="T13">* </text:span><text:span text:style-name="T12">filename</text:span><text:span text:style-name="T13">, </text:span><text:span text:style-name="T16">int</text:span><text:span text:style-name="T13"> </text:span><text:span text:style-name="T12">partition</text:span><text:span text:style-name="T13">) {</text:span></text:p>
      <text:p text:style-name="Standard" loext:marker-style-name="T13"><text:span text:style-name="T13"><text:s text:c="4"/></text:span><text:span text:style-name="T16">char</text:span><text:span text:style-name="T13"> partfile[20];</text:span></text:p>
      <text:p text:style-name="Standard" loext:marker-style-name="T13"><text:span text:style-name="T13"><text:s text:c="4"/>sprintf(partfile, </text:span><text:span text:style-name="T15">"%s_part%d.txt"</text:span><text:span text:style-name="T13">, </text:span><text:span text:style-name="T12">filename</text:span><text:span text:style-name="T13">, </text:span><text:span text:style-name="T12">partition</text:span><text:span text:style-name="T13">);</text:span></text:p>
      <text:p text:style-name="Standard" loext:marker-style-name="T13"><text:span text:style-name="T13"><text:s text:c="4"/></text:span><text:span text:style-name="T18">FILE</text:span><text:span text:style-name="T13">* file = fopen(partfile, </text:span><text:span text:style-name="T15">"r"</text:span><text:span text:style-name="T13">);</text:span></text:p>
      <text:p text:style-name="Standard" loext:marker-style-name="T13"><text:span text:style-name="T13"><text:s text:c="4"/></text:span><text:span text:style-name="T16">if</text:span><text:span text:style-name="T13"> (file == </text:span><text:span text:style-name="T19">NULL</text:span><text:span text:style-name="T13">) {</text:span></text:p>
      <text:p text:style-name="Standard" loext:marker-style-name="T13"><text:span text:style-name="T13"><text:s text:c="8"/>printf(</text:span><text:span text:style-name="T15">"Error opening file.\n"</text:span><text:span text:style-name="T13">);</text:span><text:span text:style-name="T16">return</text:span><text:span text:style-name="T13">;</text:span></text:p>
      <text:p text:style-name="Standard" loext:marker-style-name="T13"><text:span text:style-name="T13"><text:s text:c="4"/>}</text:span><text:span text:style-name="T13"/></text:p>
      <text:p text:style-name="Standard" loext:marker-style-name="T13"><text:span text:style-name="T13"><text:s text:c="4"/></text:span><text:span text:style-name="T16">char</text:span><text:span text:style-name="T13"> line[50];</text:span></text:p>
      <text:p text:style-name="Standard" loext:marker-style-name="T13"><text:span text:style-name="T13"><text:s text:c="4"/></text:span><text:span text:style-name="T16">while</text:span><text:span text:style-name="T13"> (fgets(line, </text:span><text:span text:style-name="T16">sizeof</text:span><text:span text:style-name="T13">(line), file)) {</text:span></text:p>
      <text:p text:style-name="Standard" loext:marker-style-name="T13"><text:span text:style-name="T13"><text:s text:c="8"/>printf(</text:span><text:span text:style-name="T15">"%s"</text:span><text:span text:style-name="T13">, line);</text:span></text:p>
      <text:p text:style-name="Standard" loext:marker-style-name="T13"><text:span text:style-name="T13"><text:s text:c="4"/>}fclose(file);</text:span></text:p>
      <text:p text:style-name="Standard" loext:marker-style-name="T13"><text:span text:style-name="T13">}</text:span></text:p>
      <text:p text:style-name="Standard" loext:marker-style-name="T13"><text:span text:style-name="T16">int</text:span><text:span text:style-name="T13"> main() {</text:span></text:p>
      <text:p text:style-name="Standard" loext:marker-style-name="T13"><text:span text:style-name="T13"><text:s text:c="4"/></text:span><text:span text:style-name="T16">const</text:span><text:span text:style-name="T13"> </text:span><text:span text:style-name="T16">char</text:span><text:span text:style-name="T13">* filename = </text:span><text:span text:style-name="T15">"partitioned"</text:span><text:span text:style-name="T13">;</text:span></text:p>
      <text:p text:style-name="Standard" loext:marker-style-name="T13"><text:span text:style-name="T13"><text:s text:c="4"/>writePartitioned(filename, </text:span><text:span text:style-name="T15">"Data for Partition 1"</text:span><text:span text:style-name="T13">, 1);</text:span></text:p>
      <text:p text:style-name="Standard" loext:marker-style-name="T13"><text:span text:style-name="T13"><text:s text:c="4"/>writePartitioned(filename, </text:span><text:span text:style-name="T15">"Data for Partition 2"</text:span><text:span text:style-name="T13">, 2);</text:span></text:p>
      <text:p text:style-name="Standard" loext:marker-style-name="T13"><text:span text:style-name="T13"><text:s text:c="4"/>printf(</text:span><text:span text:style-name="T15">"Partition 1 Data:\n"</text:span><text:span text:style-name="T13">);</text:span></text:p>
      <text:p text:style-name="Standard" loext:marker-style-name="T13"><text:span text:style-name="T13"><text:s text:c="4"/>readPartitioned(filename, 1);</text:span><text:span text:style-name="T13"/></text:p>
      <text:p text:style-name="Standard" loext:marker-style-name="T13"><text:span text:style-name="T13"><text:s text:c="4"/>printf(</text:span><text:span text:style-name="T15">"\nPartition 2 Data:\n"</text:span><text:span text:style-name="T13">);</text:span></text:p>
      <text:p text:style-name="Standard" loext:marker-style-name="T13"><text:span text:style-name="T13"><text:s text:c="4"/>readPartitioned(filename, 2);</text:span></text:p>
      <text:p text:style-name="Standard" loext:marker-style-name="T13"><text:span text:style-name="T13">}</text:span></text:p>
      <text:p text:style-name="Standard" loext:marker-style-name="T13"><text:span text:style-name="T13"/></text:p>
      <text:p text:style-name="P29">Output:-</text:p>
      <text:p text:style-name="P29"/>
      <text:p text:style-name="P40">Partition 1 Data:</text:p>
      <text:p text:style-name="P40">Data for Partition 1</text:p>
      <text:p text:style-name="P40">Partition 2 Data:</text:p>
      <text:p text:style-name="P40">Data for Partition 2</text:p>
      <text:p text:style-name="P40"/>
      <text:p text:style-name="P54">Abhay Raj, 00976803122</text:p>
      <text:p text:style-name="P29"/>
      <text:p text:style-name="P29">Result:-</text:p>
      <text:p text:style-name="P29"/>
      <text:p text:style-name="P70">The programs demonstrate various file organization techniques:</text:p>
      <text:list text:style-name="L8">
        <text:list-item>
          <text:p text:style-name="P82"><text:span text:style-name="Strong_20_Emphasis">Sequential Access</text:span>: Ideal for sequentially reading data, as records are stored and accessed in order.</text:p>
        </text:list-item>
        <text:list-item>
          <text:p text:style-name="P82"><text:span text:style-name="Strong_20_Emphasis">Direct Access</text:span>: Provides fast access to specific records, useful for applications needing random access.</text:p>
        </text:list-item>
        <text:list-item>
          <text:p text:style-name="P82"><text:span text:style-name="Strong_20_Emphasis">Indexed Sequential Access</text:span>: Combines the efficiency of sequential storage with direct access capabilities.</text:p>
        </text:list-item>
        <text:list-item>
          <text:p text:style-name="P81"><text:span text:style-name="Strong_20_Emphasis">Partitioned File Organization</text:span>: Organizes data into modular partitions, allowing efficient access to specific sections.</text:p>
        </text:list-item>
      </text:list>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aper-tray-name=""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20:24:40.085000000</meta:creation-date>
    <dc:date>2024-11-06T18:38:30.278000000</dc:date>
    <meta:editing-duration>PT22H26S</meta:editing-duration>
    <meta:editing-cycles>66</meta:editing-cycles>
    <meta:generator>LibreOffice/24.2.5.2$Windows_X86_64 LibreOffice_project/bffef4ea93e59bebbeaf7f431bb02b1a39ee8a59</meta:generator>
    <meta:print-date>2024-11-06T18:29:20.494000000</meta:print-date>
    <meta:printed-by>PDF files</meta:printed-by>
    <meta:document-statistic meta:table-count="0" meta:image-count="0" meta:object-count="0" meta:page-count="29" meta:paragraph-count="922" meta:word-count="5538" meta:character-count="34549" meta:non-whitespace-character-count="25999"/>
  </office:meta>
</office:document-meta>
</file>